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B115]" office:value-type="float" office:value="39273293.18" calcext:value-type="float">
            <text:p>39273293,18</text:p>
          </table:table-cell>
          <table:table-cell table:formula="of:=[.G115]" office:value-type="float" office:value="40590677.96" calcext:value-type="float">
            <text:p>40590677,96</text:p>
          </table:table-cell>
          <table:table-cell table:formula="of:=[.L115]" office:value-type="float" office:value="39705902.82" calcext:value-type="float">
            <text:p>39705902,82</text:p>
          </table:table-cell>
          <table:table-cell office:value-type="float" office:value="50000" calcext:value-type="float">
            <text:p>50000</text:p>
          </table:table-cell>
          <table:table-cell table:formula="of:=[.C115]" office:value-type="float" office:value="13.63" calcext:value-type="float">
            <text:p>13,63</text:p>
          </table:table-cell>
          <table:table-cell table:formula="of:=[.H115]" office:value-type="float" office:value="23.036" calcext:value-type="float">
            <text:p>23,036</text:p>
          </table:table-cell>
          <table:table-cell table:formula="of:=[.M115]" office:value-type="float" office:value="15.444" calcext:value-type="float">
            <text:p>15,444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2.196" calcext:value-type="float">
            <text:p>2,196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4.242" calcext:value-type="float">
            <text:p>4,242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B116]" office:value-type="float" office:value="14559116.7629673" calcext:value-type="float">
            <text:p>14559116,7629673</text:p>
          </table:table-cell>
          <table:table-cell table:formula="of:=[.G116]" office:value-type="float" office:value="10536455.3103299" calcext:value-type="float">
            <text:p>10536455,3103299</text:p>
          </table:table-cell>
          <table:table-cell table:formula="of:=[.L116]" office:value-type="float" office:value="9883488.27143329" calcext:value-type="float">
            <text:p>9883488,27143329</text:p>
          </table:table-cell>
          <table:table-cell office:value-type="float" office:value="50000" calcext:value-type="float">
            <text:p>50000</text:p>
          </table:table-cell>
          <table:table-cell table:formula="of:=[.C116]" office:value-type="float" office:value="2.44951015511265" calcext:value-type="float">
            <text:p>2,44951015511265</text:p>
          </table:table-cell>
          <table:table-cell table:formula="of:=[.H116]" office:value-type="float" office:value="2.70545818670332" calcext:value-type="float">
            <text:p>2,70545818670332</text:p>
          </table:table-cell>
          <table:table-cell table:formula="of:=[.M116]" office:value-type="float" office:value="5.68834457465439" calcext:value-type="float">
            <text:p>5,68834457465439</text:p>
          </table:table-cell>
          <table:table-cell office:value-type="float" office:value="50000" calcext:value-type="float">
            <text:p>50000</text:p>
          </table:table-cell>
          <table:table-cell table:formula="of:=[.D116]" office:value-type="float" office:value="0.0195959179422654" calcext:value-type="float">
            <text:p>0,019595917942266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0493558507170121" calcext:value-type="float">
            <text:p>0,0493558507170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25]" office:value-type="float" office:value="21047103.98" calcext:value-type="float">
            <text:p>21047103,98</text:p>
          </table:table-cell>
          <table:table-cell table:formula="of:=[.G225]" office:value-type="float" office:value="12780540.24" calcext:value-type="float">
            <text:p>12780540,24</text:p>
          </table:table-cell>
          <table:table-cell table:formula="of:=[.L225]" office:value-type="float" office:value="21456252.08" calcext:value-type="float">
            <text:p>21456252,08</text:p>
          </table:table-cell>
          <table:table-cell office:value-type="float" office:value="100000" calcext:value-type="float">
            <text:p>100000</text:p>
          </table:table-cell>
          <table:table-cell table:formula="of:=[.C225]" office:value-type="float" office:value="25.508" calcext:value-type="float">
            <text:p>25,508</text:p>
          </table:table-cell>
          <table:table-cell table:formula="of:=[.H225]" office:value-type="float" office:value="64.756" calcext:value-type="float">
            <text:p>64,756</text:p>
          </table:table-cell>
          <table:table-cell table:formula="of:=[.M225]" office:value-type="float" office:value="25.434" calcext:value-type="float">
            <text:p>25,434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4.066" calcext:value-type="float">
            <text:p>4,066</text:p>
          </table:table-cell>
          <table:table-cell table:formula="of:=[.I225]" office:value-type="float" office:value="1.8" calcext:value-type="float">
            <text:p>1,8</text:p>
          </table:table-cell>
          <table:table-cell table:formula="of:=[.N225]" office:value-type="float" office:value="6.23399999999999" calcext:value-type="float">
            <text:p>6,23399999999999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B226]" office:value-type="float" office:value="6805510.20580854" calcext:value-type="float">
            <text:p>6805510,20580854</text:p>
          </table:table-cell>
          <table:table-cell table:formula="of:=[.G226]" office:value-type="float" office:value="7423347.20807706" calcext:value-type="float">
            <text:p>7423347,20807706</text:p>
          </table:table-cell>
          <table:table-cell table:formula="of:=[.L226]" office:value-type="float" office:value="6699304.20716025" calcext:value-type="float">
            <text:p>6699304,20716025</text:p>
          </table:table-cell>
          <table:table-cell office:value-type="float" office:value="100000" calcext:value-type="float">
            <text:p>100000</text:p>
          </table:table-cell>
          <table:table-cell table:formula="of:=[.C226]" office:value-type="float" office:value="3.40281295401319" calcext:value-type="float">
            <text:p>3,40281295401319</text:p>
          </table:table-cell>
          <table:table-cell table:formula="of:=[.H226]" office:value-type="float" office:value="6.1838874504635" calcext:value-type="float">
            <text:p>6,1838874504635</text:p>
          </table:table-cell>
          <table:table-cell table:formula="of:=[.M226]" office:value-type="float" office:value="5.18203087601762" calcext:value-type="float">
            <text:p>5,18203087601762</text:p>
          </table:table-cell>
          <table:table-cell office:value-type="float" office:value="100000" calcext:value-type="float">
            <text:p>100000</text:p>
          </table:table-cell>
          <table:table-cell table:formula="of:=[.D226]" office:value-type="float" office:value="0.0473708771293079" calcext:value-type="float">
            <text:p>0,047370877129308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0473708771293079" calcext:value-type="float">
            <text:p>0,04737087712930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40]" office:value-type="float" office:value="9996059.48" calcext:value-type="float">
            <text:p>9996059,48</text:p>
          </table:table-cell>
          <table:table-cell table:formula="of:=[.G340]" office:value-type="float" office:value="5643815.42" calcext:value-type="float">
            <text:p>5643815,42</text:p>
          </table:table-cell>
          <table:table-cell table:formula="of:=[.L340]" office:value-type="float" office:value="9013512.08" calcext:value-type="float">
            <text:p>9013512,08</text:p>
          </table:table-cell>
          <table:table-cell office:value-type="float" office:value="200000" calcext:value-type="float">
            <text:p>200000</text:p>
          </table:table-cell>
          <table:table-cell table:formula="of:=[.C340]" office:value-type="float" office:value="52.378" calcext:value-type="float">
            <text:p>52,378</text:p>
          </table:table-cell>
          <table:table-cell table:formula="of:=[.H340]" office:value-type="float" office:value="101.2" calcext:value-type="float">
            <text:p>101,2</text:p>
          </table:table-cell>
          <table:table-cell table:formula="of:=[.M340]" office:value-type="float" office:value="47.29" calcext:value-type="float">
            <text:p>47,29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3.998" calcext:value-type="float">
            <text:p>3,998</text:p>
          </table:table-cell>
          <table:table-cell table:formula="of:=[.I340]" office:value-type="float" office:value="1.8" calcext:value-type="float">
            <text:p>1,8</text:p>
          </table:table-cell>
          <table:table-cell table:formula="of:=[.N340]" office:value-type="float" office:value="7.5" calcext:value-type="float">
            <text:p>7,5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B341]" office:value-type="float" office:value="3326389.99745118" calcext:value-type="float">
            <text:p>3326389,99745118</text:p>
          </table:table-cell>
          <table:table-cell table:formula="of:=[.G341]" office:value-type="float" office:value="1910145.89039775" calcext:value-type="float">
            <text:p>1910145,89039775</text:p>
          </table:table-cell>
          <table:table-cell table:formula="of:=[.L341]" office:value-type="float" office:value="3845393.04638789" calcext:value-type="float">
            <text:p>3845393,04638789</text:p>
          </table:table-cell>
          <table:table-cell office:value-type="float" office:value="200000" calcext:value-type="float">
            <text:p>200000</text:p>
          </table:table-cell>
          <table:table-cell table:formula="of:=[.C341]" office:value-type="float" office:value="5.11641632395176" calcext:value-type="float">
            <text:p>5,11641632395176</text:p>
          </table:table-cell>
          <table:table-cell table:formula="of:=[.H341]" office:value-type="float" office:value="1.13137084989848" calcext:value-type="float">
            <text:p>1,13137084989848</text:p>
          </table:table-cell>
          <table:table-cell table:formula="of:=[.M341]" office:value-type="float" office:value="7.34308518267356" calcext:value-type="float">
            <text:p>7,34308518267356</text:p>
          </table:table-cell>
          <table:table-cell office:value-type="float" office:value="200000" calcext:value-type="float">
            <text:p>200000</text:p>
          </table:table-cell>
          <table:table-cell table:formula="of:=[.D341]" office:value-type="float" office:value="0.186" calcext:value-type="float">
            <text:p>0,186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455]" office:value-type="float" office:value="3809487.5" calcext:value-type="float">
            <text:p>3809487,5</text:p>
          </table:table-cell>
          <table:table-cell table:formula="of:=[.G455]" office:value-type="float" office:value="5067556.28" calcext:value-type="float">
            <text:p>5067556,28</text:p>
          </table:table-cell>
          <table:table-cell table:formula="of:=[.L455]" office:value-type="float" office:value="3450819.48" calcext:value-type="float">
            <text:p>3450819,48</text:p>
          </table:table-cell>
          <table:table-cell office:value-type="float" office:value="400000" calcext:value-type="float">
            <text:p>400000</text:p>
          </table:table-cell>
          <table:table-cell table:formula="of:=[.C455]" office:value-type="float" office:value="98.246" calcext:value-type="float">
            <text:p>98,246</text:p>
          </table:table-cell>
          <table:table-cell table:formula="of:=[.H455]" office:value-type="float" office:value="101.5" calcext:value-type="float">
            <text:p>101,5</text:p>
          </table:table-cell>
          <table:table-cell table:formula="of:=[.M455]" office:value-type="float" office:value="81.942" calcext:value-type="float">
            <text:p>81,942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6.3" calcext:value-type="float">
            <text:p>6,3</text:p>
          </table:table-cell>
          <table:table-cell table:formula="of:=[.I455]" office:value-type="float" office:value="1.8" calcext:value-type="float">
            <text:p>1,8</text:p>
          </table:table-cell>
          <table:table-cell table:formula="of:=[.N455]" office:value-type="float" office:value="10.412" calcext:value-type="float">
            <text:p>10,412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B456]" office:value-type="float" office:value="2224453.34746774" calcext:value-type="float">
            <text:p>2224453,34746774</text:p>
          </table:table-cell>
          <table:table-cell table:formula="of:=[.G456]" office:value-type="float" office:value="1937711.50217516" calcext:value-type="float">
            <text:p>1937711,50217516</text:p>
          </table:table-cell>
          <table:table-cell table:formula="of:=[.L456]" office:value-type="float" office:value="1432017.47537188" calcext:value-type="float">
            <text:p>1432017,47537188</text:p>
          </table:table-cell>
          <table:table-cell office:value-type="float" office:value="400000" calcext:value-type="float">
            <text:p>400000</text:p>
          </table:table-cell>
          <table:table-cell table:formula="of:=[.C456]" office:value-type="float" office:value="5.13852936159754" calcext:value-type="float">
            <text:p>5,13852936159754</text:p>
          </table:table-cell>
          <table:table-cell table:formula="of:=[.H456]" office:value-type="float" office:value="1.25299640861417" calcext:value-type="float">
            <text:p>1,25299640861417</text:p>
          </table:table-cell>
          <table:table-cell table:formula="of:=[.M456]" office:value-type="float" office:value="4.87040409001142" calcext:value-type="float">
            <text:p>4,87040409001142</text:p>
          </table:table-cell>
          <table:table-cell office:value-type="float" office:value="400000" calcext:value-type="float">
            <text:p>400000</text:p>
          </table:table-cell>
          <table:table-cell table:formula="of:=[.D456]" office:value-type="float" office:value="0.348137903710584" calcext:value-type="float">
            <text:p>0,348137903710584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.0324961536185437" calcext:value-type="float">
            <text:p>0,032496153618544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570]" office:value-type="float" office:value="3978075.02" calcext:value-type="float">
            <text:p>3978075,02</text:p>
          </table:table-cell>
          <table:table-cell table:formula="of:=[.G570]" office:value-type="float" office:value="5322363.64" calcext:value-type="float">
            <text:p>5322363,64</text:p>
          </table:table-cell>
          <table:table-cell table:formula="of:=[.L570]" office:value-type="float" office:value="3428994.12" calcext:value-type="float">
            <text:p>3428994,12</text:p>
          </table:table-cell>
          <table:table-cell office:value-type="float" office:value="800000" calcext:value-type="float">
            <text:p>800000</text:p>
          </table:table-cell>
          <table:table-cell table:formula="of:=[.C570]" office:value-type="float" office:value="98.582" calcext:value-type="float">
            <text:p>98,582</text:p>
          </table:table-cell>
          <table:table-cell table:formula="of:=[.H570]" office:value-type="float" office:value="101.62" calcext:value-type="float">
            <text:p>101,62</text:p>
          </table:table-cell>
          <table:table-cell table:formula="of:=[.M570]" office:value-type="float" office:value="112.568" calcext:value-type="float">
            <text:p>112,568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5.436" calcext:value-type="float">
            <text:p>5,436</text:p>
          </table:table-cell>
          <table:table-cell table:formula="of:=[.I570]" office:value-type="float" office:value="1.8" calcext:value-type="float">
            <text:p>1,8</text:p>
          </table:table-cell>
          <table:table-cell table:formula="of:=[.N570]" office:value-type="float" office:value="10.726" calcext:value-type="float">
            <text:p>10,726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formula="of:=[.B571]" office:value-type="float" office:value="2962141.81221909" calcext:value-type="float">
            <text:p>2962141,81221909</text:p>
          </table:table-cell>
          <table:table-cell table:formula="of:=[.G571]" office:value-type="float" office:value="2134693.97185709" calcext:value-type="float">
            <text:p>2134693,97185709</text:p>
          </table:table-cell>
          <table:table-cell table:formula="of:=[.L571]" office:value-type="float" office:value="2279319.04657503" calcext:value-type="float">
            <text:p>2279319,04657503</text:p>
          </table:table-cell>
          <table:table-cell office:value-type="float" office:value="800000" calcext:value-type="float">
            <text:p>800000</text:p>
          </table:table-cell>
          <table:table-cell table:formula="of:=[.C571]" office:value-type="float" office:value="4.39015671702048" calcext:value-type="float">
            <text:p>4,39015671702048</text:p>
          </table:table-cell>
          <table:table-cell table:formula="of:=[.H571]" office:value-type="float" office:value="0.956869897112455" calcext:value-type="float">
            <text:p>0,956869897112455</text:p>
          </table:table-cell>
          <table:table-cell table:formula="of:=[.M571]" office:value-type="float" office:value="7.40638751349131" calcext:value-type="float">
            <text:p>7,40638751349131</text:p>
          </table:table-cell>
          <table:table-cell office:value-type="float" office:value="800000" calcext:value-type="float">
            <text:p>800000</text:p>
          </table:table-cell>
          <table:table-cell table:formula="of:=[.D571]" office:value-type="float" office:value="0.458152812934724" calcext:value-type="float">
            <text:p>0,458152812934724</text:p>
          </table:table-cell>
          <table:table-cell table:formula="of:=[.I571]" office:value-type="float" office:value="0" calcext:value-type="float">
            <text:p>0</text:p>
          </table:table-cell>
          <table:table-cell table:formula="of:=[.N571]" office:value-type="float" office:value="0.0743236167042487" calcext:value-type="float">
            <text:p>0,074323616704249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3839831" calcext:value-type="float">
            <text:p>1383983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5536864" calcext:value-type="float">
            <text:p>5536864</text:p>
          </table:table-cell>
          <table:table-cell office:value-type="float" office:value="33.3" calcext:value-type="float">
            <text:p>33,3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8561373" calcext:value-type="float">
            <text:p>18561373</text:p>
          </table:table-cell>
          <table:table-cell office:value-type="float" office:value="166.7" calcext:value-type="float">
            <text:p>166,7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225032" calcext:value-type="float">
            <text:p>47225032</text:p>
          </table:table-cell>
          <table:table-cell office:value-type="float" office:value="167" calcext:value-type="float">
            <text:p>167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0747023" calcext:value-type="float">
            <text:p>30747023</text:p>
          </table:table-cell>
          <table:table-cell office:value-type="float" office:value="33" calcext:value-type="float">
            <text:p>3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414361" calcext:value-type="float">
            <text:p>14414361</text:p>
          </table:table-cell>
          <table:table-cell office:value-type="float" office:value="117" calcext:value-type="float">
            <text:p>11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075356" calcext:value-type="float">
            <text:p>39075356</text:p>
          </table:table-cell>
          <table:table-cell office:value-type="float" office:value="97" calcext:value-type="float">
            <text:p>97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36317638" calcext:value-type="float">
            <text:p>36317638</text:p>
          </table:table-cell>
          <table:table-cell office:value-type="float" office:value="32" calcext:value-type="float">
            <text:p>3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693677" calcext:value-type="float">
            <text:p>37693677</text:p>
          </table:table-cell>
          <table:table-cell office:value-type="float" office:value="175" calcext:value-type="float">
            <text:p>175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174853" calcext:value-type="float">
            <text:p>43174853</text:p>
          </table:table-cell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30772588" calcext:value-type="float">
            <text:p>30772588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796820" calcext:value-type="float">
            <text:p>46796820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515526" calcext:value-type="float">
            <text:p>47515526</text:p>
          </table:table-cell>
          <table:table-cell office:value-type="float" office:value="24" calcext:value-type="float">
            <text:p>2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44256458" calcext:value-type="float">
            <text:p>44256458</text:p>
          </table:table-cell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243687" calcext:value-type="float">
            <text:p>3924368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56643" calcext:value-type="float">
            <text:p>40056643</text:p>
          </table:table-cell>
          <table:table-cell office:value-type="float" office:value="26" calcext:value-type="float">
            <text:p>26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36741712" calcext:value-type="float">
            <text:p>36741712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763653" calcext:value-type="float">
            <text:p>49763653</text:p>
          </table:table-cell>
          <table:table-cell office:value-type="float" office:value="23" calcext:value-type="float">
            <text:p>2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281904" calcext:value-type="float">
            <text:p>45281904</text:p>
          </table:table-cell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42406957" calcext:value-type="float">
            <text:p>42406957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299739" calcext:value-type="float">
            <text:p>38299739</text:p>
          </table:table-cell>
          <table:table-cell office:value-type="float" office:value="19" calcext:value-type="float">
            <text:p>1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5348" calcext:value-type="float">
            <text:p>2705348</text:p>
          </table:table-cell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33152258" calcext:value-type="float">
            <text:p>33152258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578044" calcext:value-type="float">
            <text:p>41578044</text:p>
          </table:table-cell>
          <table:table-cell office:value-type="float" office:value="24" calcext:value-type="float">
            <text:p>24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39117" calcext:value-type="float">
            <text:p>48239117</text:p>
          </table:table-cell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42874124" calcext:value-type="float">
            <text:p>42874124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828712" calcext:value-type="float">
            <text:p>38828712</text:p>
          </table:table-cell>
          <table:table-cell office:value-type="float" office:value="21" calcext:value-type="float">
            <text:p>2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018314" calcext:value-type="float">
            <text:p>51018314</text:p>
          </table:table-cell>
          <table:table-cell office:value-type="float" office:value="22.8" calcext:value-type="float">
            <text:p>22,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5317203" calcext:value-type="float">
            <text:p>35317203</text:p>
          </table:table-cell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897059" calcext:value-type="float">
            <text:p>38897059</text:p>
          </table:table-cell>
          <table:table-cell office:value-type="float" office:value="19" calcext:value-type="float">
            <text:p>19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480749" calcext:value-type="float">
            <text:p>58480749</text:p>
          </table:table-cell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5986995" calcext:value-type="float">
            <text:p>35986995</text:p>
          </table:table-cell>
          <table:table-cell office:value-type="float" office:value="29.7" calcext:value-type="float">
            <text:p>29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403010" calcext:value-type="float">
            <text:p>50403010</text:p>
          </table:table-cell>
          <table:table-cell office:value-type="float" office:value="17" calcext:value-type="float">
            <text:p>1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400480" calcext:value-type="float">
            <text:p>4240048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257314" calcext:value-type="float">
            <text:p>46257314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261510" calcext:value-type="float">
            <text:p>39261510</text:p>
          </table:table-cell>
          <table:table-cell office:value-type="float" office:value="16.8" calcext:value-type="float">
            <text:p>16,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269557" calcext:value-type="float">
            <text:p>42269557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737453" calcext:value-type="float">
            <text:p>40737453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827023" calcext:value-type="float">
            <text:p>46827023</text:p>
          </table:table-cell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234324" calcext:value-type="float">
            <text:p>46234324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875217" calcext:value-type="float">
            <text:p>38875217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03718" calcext:value-type="float">
            <text:p>4103718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6817" calcext:value-type="float">
            <text:p>2306817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719129" calcext:value-type="float">
            <text:p>45719129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57153" calcext:value-type="float">
            <text:p>2557153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613963" calcext:value-type="float">
            <text:p>48613963</text:p>
          </table:table-cell>
          <table:table-cell office:value-type="float" office:value="19.8" calcext:value-type="float">
            <text:p>19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950885" calcext:value-type="float">
            <text:p>42950885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521142" calcext:value-type="float">
            <text:p>51521142</text:p>
          </table:table-cell>
          <table:table-cell office:value-type="float" office:value="11" calcext:value-type="float">
            <text:p>1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197259" calcext:value-type="float">
            <text:p>49197259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416510" calcext:value-type="float">
            <text:p>48416510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409190" calcext:value-type="float">
            <text:p>45409190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686436" calcext:value-type="float">
            <text:p>38686436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274824" calcext:value-type="float">
            <text:p>40274824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530907" calcext:value-type="float">
            <text:p>45530907</text:p>
          </table:table-cell>
          <table:table-cell office:value-type="float" office:value="14" calcext:value-type="float">
            <text:p>1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598402" calcext:value-type="float">
            <text:p>39598402</text:p>
          </table:table-cell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152310" calcext:value-type="float">
            <text:p>35152310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358583" calcext:value-type="float">
            <text:p>51358583</text:p>
          </table:table-cell>
          <table:table-cell office:value-type="float" office:value="24" calcext:value-type="float">
            <text:p>2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871269" calcext:value-type="float">
            <text:p>39871269</text:p>
          </table:table-cell>
          <table:table-cell office:value-type="float" office:value="19" calcext:value-type="float">
            <text:p>1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8661836" calcext:value-type="float">
            <text:p>48661836</text:p>
          </table:table-cell>
          <table:table-cell office:value-type="float" office:value="20.8" calcext:value-type="float">
            <text:p>20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588197" calcext:value-type="float">
            <text:p>49588197</text:p>
          </table:table-cell>
          <table:table-cell office:value-type="float" office:value="50.5" calcext:value-type="float">
            <text:p>50,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411651" calcext:value-type="float">
            <text:p>36411651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4895980" calcext:value-type="float">
            <text:p>34895980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351029" calcext:value-type="float">
            <text:p>3635102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851663" calcext:value-type="float">
            <text:p>3685166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311198" calcext:value-type="float">
            <text:p>48311198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796858" calcext:value-type="float">
            <text:p>4979685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365328" calcext:value-type="float">
            <text:p>42365328</text:p>
          </table:table-cell>
          <table:table-cell office:value-type="float" office:value="16.8" calcext:value-type="float">
            <text:p>16,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851936" calcext:value-type="float">
            <text:p>36851936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819286" calcext:value-type="float">
            <text:p>4981928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264246" calcext:value-type="float">
            <text:p>512642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6847246" calcext:value-type="float">
            <text:p>46847246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928635" calcext:value-type="float">
            <text:p>3692863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316891" calcext:value-type="float">
            <text:p>4031689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3825165" calcext:value-type="float">
            <text:p>43825165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943634" calcext:value-type="float">
            <text:p>3894363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753586" calcext:value-type="float">
            <text:p>5075358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806502" calcext:value-type="float">
            <text:p>48806502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068812" calcext:value-type="float">
            <text:p>34068812</text:p>
          </table:table-cell>
          <table:table-cell office:value-type="float" office:value="15" calcext:value-type="float">
            <text:p>15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13505" calcext:value-type="float">
            <text:p>4971350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013927" calcext:value-type="float">
            <text:p>47013927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362081" calcext:value-type="float">
            <text:p>36362081</text:p>
          </table:table-cell>
          <table:table-cell office:value-type="float" office:value="26.7" calcext:value-type="float">
            <text:p>26,7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06884" calcext:value-type="float">
            <text:p>499068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574226" calcext:value-type="float">
            <text:p>42574226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316876" calcext:value-type="float">
            <text:p>49316876</text:p>
          </table:table-cell>
          <table:table-cell office:value-type="float" office:value="18" calcext:value-type="float">
            <text:p>18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896347" calcext:value-type="float">
            <text:p>4889634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215876" calcext:value-type="float">
            <text:p>39215876</text:p>
          </table:table-cell>
          <table:table-cell office:value-type="float" office:value="20.8" calcext:value-type="float">
            <text:p>20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887529" calcext:value-type="float">
            <text:p>48887529</text:p>
          </table:table-cell>
          <table:table-cell office:value-type="float" office:value="15" calcext:value-type="float">
            <text:p>15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887638" calcext:value-type="float">
            <text:p>46887638</text:p>
          </table:table-cell>
          <table:table-cell office:value-type="float" office:value="13.9" calcext:value-type="float">
            <text:p>13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1794391" calcext:value-type="float">
            <text:p>41794391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210130" calcext:value-type="float">
            <text:p>44210130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87116" calcext:value-type="float">
            <text:p>33871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35946" calcext:value-type="float">
            <text:p>3535946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123637" calcext:value-type="float">
            <text:p>36123637</text:p>
          </table:table-cell>
          <table:table-cell office:value-type="float" office:value="13" calcext:value-type="float">
            <text:p>1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735436" calcext:value-type="float">
            <text:p>3573543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345949" calcext:value-type="float">
            <text:p>42345949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08045" calcext:value-type="float">
            <text:p>37508045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188944" calcext:value-type="float">
            <text:p>51188944</text:p>
          </table:table-cell>
          <table:table-cell office:value-type="float" office:value="18" calcext:value-type="float">
            <text:p>1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5344046" calcext:value-type="float">
            <text:p>35344046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953388" calcext:value-type="float">
            <text:p>42953388</text:p>
          </table:table-cell>
          <table:table-cell office:value-type="float" office:value="14" calcext:value-type="float">
            <text:p>1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622458" calcext:value-type="float">
            <text:p>38622458</text:p>
          </table:table-cell>
          <table:table-cell office:value-type="float" office:value="15" calcext:value-type="float">
            <text:p>1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395186" calcext:value-type="float">
            <text:p>6395186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598944" calcext:value-type="float">
            <text:p>47598944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456612" calcext:value-type="float">
            <text:p>36456612</text:p>
          </table:table-cell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4944906" calcext:value-type="float">
            <text:p>34944906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625001" calcext:value-type="float">
            <text:p>38625001</text:p>
          </table:table-cell>
          <table:table-cell office:value-type="float" office:value="12" calcext:value-type="float">
            <text:p>1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693028" calcext:value-type="float">
            <text:p>59693028</text:p>
          </table:table-cell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422617" calcext:value-type="float">
            <text:p>6422617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058681" calcext:value-type="float">
            <text:p>38058681</text:p>
          </table:table-cell>
          <table:table-cell office:value-type="float" office:value="26" calcext:value-type="float">
            <text:p>2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759002" calcext:value-type="float">
            <text:p>45759002</text:p>
          </table:table-cell>
          <table:table-cell office:value-type="float" office:value="31" calcext:value-type="float">
            <text:p>3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2716460" calcext:value-type="float">
            <text:p>42716460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798409" calcext:value-type="float">
            <text:p>43798409</text:p>
          </table:table-cell>
          <table:table-cell office:value-type="float" office:value="21.8" calcext:value-type="float">
            <text:p>21,8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957818" calcext:value-type="float">
            <text:p>35957818</text:p>
          </table:table-cell>
          <table:table-cell office:value-type="float" office:value="21" calcext:value-type="float">
            <text:p>2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8187649" calcext:value-type="float">
            <text:p>48187649</text:p>
          </table:table-cell>
          <table:table-cell office:value-type="float" office:value="29.7" calcext:value-type="float">
            <text:p>29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233599" calcext:value-type="float">
            <text:p>49233599</text:p>
          </table:table-cell>
          <table:table-cell office:value-type="float" office:value="16" calcext:value-type="float">
            <text:p>1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640692" calcext:value-type="float">
            <text:p>48640692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1611520" calcext:value-type="float">
            <text:p>41611520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397053" calcext:value-type="float">
            <text:p>48397053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569073" calcext:value-type="float">
            <text:p>42569073</text:p>
          </table:table-cell>
          <table:table-cell office:value-type="float" office:value="12.9" calcext:value-type="float">
            <text:p>12,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1874938" calcext:value-type="float">
            <text:p>41874938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902409" calcext:value-type="float">
            <text:p>43902409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245389" calcext:value-type="float">
            <text:p>46245389</text:p>
          </table:table-cell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293740" calcext:value-type="float">
            <text:p>36293740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815892" calcext:value-type="float">
            <text:p>44815892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859646" calcext:value-type="float">
            <text:p>46859646</text:p>
          </table:table-cell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3945530" calcext:value-type="float">
            <text:p>43945530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394134" calcext:value-type="float">
            <text:p>47394134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654546" calcext:value-type="float">
            <text:p>43654546</text:p>
          </table:table-cell>
          <table:table-cell office:value-type="float" office:value="14" calcext:value-type="float">
            <text:p>1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6953579" calcext:value-type="float">
            <text:p>46953579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908790" calcext:value-type="float">
            <text:p>49908790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626956" calcext:value-type="float">
            <text:p>36626956</text:p>
          </table:table-cell>
          <table:table-cell office:value-type="float" office:value="18" calcext:value-type="float">
            <text:p>1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442405" calcext:value-type="float">
            <text:p>6442405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62475" calcext:value-type="float">
            <text:p>37062475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402253" calcext:value-type="float">
            <text:p>48402253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6911080" calcext:value-type="float">
            <text:p>46911080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379602" calcext:value-type="float">
            <text:p>44379602</text:p>
          </table:table-cell>
          <table:table-cell office:value-type="float" office:value="10.9" calcext:value-type="float">
            <text:p>10,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69970" calcext:value-type="float">
            <text:p>37569970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7332725" calcext:value-type="float">
            <text:p>47332725</text:p>
          </table:table-cell>
          <table:table-cell office:value-type="float" office:value="24.8" calcext:value-type="float">
            <text:p>24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749678" calcext:value-type="float">
            <text:p>44749678</text:p>
          </table:table-cell>
          <table:table-cell office:value-type="float" office:value="13" calcext:value-type="float">
            <text:p>1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378289" calcext:value-type="float">
            <text:p>35378289</text:p>
          </table:table-cell>
          <table:table-cell office:value-type="float" office:value="14" calcext:value-type="float">
            <text:p>1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431547" calcext:value-type="float">
            <text:p>6431547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686293" calcext:value-type="float">
            <text:p>42686293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82508" calcext:value-type="float">
            <text:p>49682508</text:p>
          </table:table-cell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3906816" calcext:value-type="float">
            <text:p>33906816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893926" calcext:value-type="float">
            <text:p>48893926</text:p>
          </table:table-cell>
          <table:table-cell office:value-type="float" office:value="16" calcext:value-type="float">
            <text:p>1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671465" calcext:value-type="float">
            <text:p>48671465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494421" calcext:value-type="float">
            <text:p>3494421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84953" calcext:value-type="float">
            <text:p>37584953</text:p>
          </table:table-cell>
          <table:table-cell office:value-type="float" office:value="24" calcext:value-type="float">
            <text:p>2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153881" calcext:value-type="float">
            <text:p>52153881</text:p>
          </table:table-cell>
          <table:table-cell office:value-type="float" office:value="12.9" calcext:value-type="float">
            <text:p>12,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7911964" calcext:value-type="float">
            <text:p>47911964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818990" calcext:value-type="float">
            <text:p>49818990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23984" calcext:value-type="float">
            <text:p>37523984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8451698" calcext:value-type="float">
            <text:p>48451698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234462" calcext:value-type="float">
            <text:p>50234462</text:p>
          </table:table-cell>
          <table:table-cell office:value-type="float" office:value="16" calcext:value-type="float">
            <text:p>1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341302" calcext:value-type="float">
            <text:p>44341302</text:p>
          </table:table-cell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5111449" calcext:value-type="float">
            <text:p>45111449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9909" calcext:value-type="float">
            <text:p>2359909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58927" calcext:value-type="float">
            <text:p>2158927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6208070" calcext:value-type="float">
            <text:p>46208070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061038" calcext:value-type="float">
            <text:p>43061038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31432" calcext:value-type="float">
            <text:p>37331432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3814748" calcext:value-type="float">
            <text:p>43814748</text:p>
          </table:table-cell>
          <table:table-cell office:value-type="float" office:value="22.8" calcext:value-type="float">
            <text:p>22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223458" calcext:value-type="float">
            <text:p>36223458</text:p>
          </table:table-cell>
          <table:table-cell office:value-type="float" office:value="20.8" calcext:value-type="float">
            <text:p>20,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21824" calcext:value-type="float">
            <text:p>37521824</text:p>
          </table:table-cell>
          <table:table-cell office:value-type="float" office:value="21" calcext:value-type="float">
            <text:p>2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3394557" calcext:value-type="float">
            <text:p>43394557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746732" calcext:value-type="float">
            <text:p>42746732</text:p>
          </table:table-cell>
          <table:table-cell office:value-type="float" office:value="21" calcext:value-type="float">
            <text:p>2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23343" calcext:value-type="float">
            <text:p>37323343</text:p>
          </table:table-cell>
          <table:table-cell office:value-type="float" office:value="18" calcext:value-type="float">
            <text:p>1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2257947" calcext:value-type="float">
            <text:p>32257947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639405" calcext:value-type="float">
            <text:p>44639405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12068" calcext:value-type="float">
            <text:p>1912068</text:p>
          </table:table-cell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4648585" calcext:value-type="float">
            <text:p>44648585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030129" calcext:value-type="float">
            <text:p>36030129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662385" calcext:value-type="float">
            <text:p>47662385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4410176" calcext:value-type="float">
            <text:p>34410176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061325" calcext:value-type="float">
            <text:p>9061325</text:p>
          </table:table-cell>
          <table:table-cell office:value-type="float" office:value="15" calcext:value-type="float">
            <text:p>1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96605" calcext:value-type="float">
            <text:p>49796605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1857220" calcext:value-type="float">
            <text:p>41857220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010333" calcext:value-type="float">
            <text:p>38010333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30278" calcext:value-type="float">
            <text:p>37830278</text:p>
          </table:table-cell>
          <table:table-cell office:value-type="float" office:value="12.9" calcext:value-type="float">
            <text:p>12,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5069818" calcext:value-type="float">
            <text:p>35069818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141086" calcext:value-type="float">
            <text:p>36141086</text:p>
          </table:table-cell>
          <table:table-cell office:value-type="float" office:value="13" calcext:value-type="float">
            <text:p>1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77284" calcext:value-type="float">
            <text:p>49677284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7324128" calcext:value-type="float">
            <text:p>47324128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565643" calcext:value-type="float">
            <text:p>45565643</text:p>
          </table:table-cell>
          <table:table-cell office:value-type="float" office:value="14" calcext:value-type="float">
            <text:p>1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358464" calcext:value-type="float">
            <text:p>45358464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5310749" calcext:value-type="float">
            <text:p>35310749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867144" calcext:value-type="float">
            <text:p>7867144</text:p>
          </table:table-cell>
          <table:table-cell office:value-type="float" office:value="15.8" calcext:value-type="float">
            <text:p>15,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114440" calcext:value-type="float">
            <text:p>48114440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9436660" calcext:value-type="float">
            <text:p>49436660</text:p>
          </table:table-cell>
          <table:table-cell office:value-type="float" office:value="23.8" calcext:value-type="float">
            <text:p>23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088861" calcext:value-type="float">
            <text:p>38088861</text:p>
          </table:table-cell>
          <table:table-cell office:value-type="float" office:value="14" calcext:value-type="float">
            <text:p>1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03570" calcext:value-type="float">
            <text:p>49903570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7220434" calcext:value-type="float">
            <text:p>47220434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235559" calcext:value-type="float">
            <text:p>50235559</text:p>
          </table:table-cell>
          <table:table-cell office:value-type="float" office:value="20" calcext:value-type="float">
            <text:p>2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945904" calcext:value-type="float">
            <text:p>46945904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5005349" calcext:value-type="float">
            <text:p>45005349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121822" calcext:value-type="float">
            <text:p>44121822</text:p>
          </table:table-cell>
          <table:table-cell office:value-type="float" office:value="37" calcext:value-type="float">
            <text:p>37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301015" calcext:value-type="float">
            <text:p>45301015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7667278" calcext:value-type="float">
            <text:p>47667278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452316" calcext:value-type="float">
            <text:p>47452316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81167" calcext:value-type="float">
            <text:p>43481167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465985" calcext:value-type="float">
            <text:p>3465985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440658" calcext:value-type="float">
            <text:p>50440658</text:p>
          </table:table-cell>
          <table:table-cell office:value-type="float" office:value="13" calcext:value-type="float">
            <text:p>1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477611" calcext:value-type="float">
            <text:p>38477611</text:p>
          </table:table-cell>
          <table:table-cell office:value-type="float" office:value="13.9" calcext:value-type="float">
            <text:p>13,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5359633" calcext:value-type="float">
            <text:p>45359633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64269" calcext:value-type="float">
            <text:p>37064269</text:p>
          </table:table-cell>
          <table:table-cell office:value-type="float" office:value="15" calcext:value-type="float">
            <text:p>1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305105" calcext:value-type="float">
            <text:p>51305105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9829701" calcext:value-type="float">
            <text:p>39829701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687820" calcext:value-type="float">
            <text:p>36687820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125098" calcext:value-type="float">
            <text:p>49125098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2723724" calcext:value-type="float">
            <text:p>32723724</text:p>
          </table:table-cell>
          <table:table-cell office:value-type="float" office:value="18.8" calcext:value-type="float">
            <text:p>18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533866" calcext:value-type="float">
            <text:p>48533866</text:p>
          </table:table-cell>
          <table:table-cell office:value-type="float" office:value="14.9" calcext:value-type="float">
            <text:p>14,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686708" calcext:value-type="float">
            <text:p>48686708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6412884" calcext:value-type="float">
            <text:p>46412884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646311" calcext:value-type="float">
            <text:p>48646311</text:p>
          </table:table-cell>
          <table:table-cell office:value-type="float" office:value="22" calcext:value-type="float">
            <text:p>2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495908" calcext:value-type="float">
            <text:p>49495908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0082385" calcext:value-type="float">
            <text:p>30082385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010839" calcext:value-type="float">
            <text:p>39010839</text:p>
          </table:table-cell>
          <table:table-cell office:value-type="float" office:value="14" calcext:value-type="float">
            <text:p>1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660691" calcext:value-type="float">
            <text:p>38660691</text:p>
          </table:table-cell>
          <table:table-cell office:value-type="float" office:value="23" calcext:value-type="float">
            <text:p>2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3844198" calcext:value-type="float">
            <text:p>43844198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138650" calcext:value-type="float">
            <text:p>37138650</text:p>
          </table:table-cell>
          <table:table-cell office:value-type="float" office:value="12" calcext:value-type="float">
            <text:p>1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823035" calcext:value-type="float">
            <text:p>43823035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5345468" calcext:value-type="float">
            <text:p>35345468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944399" calcext:value-type="float">
            <text:p>36944399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4963" calcext:value-type="float">
            <text:p>2784963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4292597" calcext:value-type="float">
            <text:p>44292597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939813" calcext:value-type="float">
            <text:p>42939813</text:p>
          </table:table-cell>
          <table:table-cell office:value-type="float" office:value="31" calcext:value-type="float">
            <text:p>3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741367" calcext:value-type="float">
            <text:p>42741367</text:p>
          </table:table-cell>
          <table:table-cell office:value-type="float" office:value="11.9" calcext:value-type="float">
            <text:p>11,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1500787" calcext:value-type="float">
            <text:p>41500787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408704" calcext:value-type="float">
            <text:p>46408704</text:p>
          </table:table-cell>
          <table:table-cell office:value-type="float" office:value="14.9" calcext:value-type="float">
            <text:p>14,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104861" calcext:value-type="float">
            <text:p>36104861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375508" calcext:value-type="float">
            <text:p>4375508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238003" calcext:value-type="float">
            <text:p>49238003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786062" calcext:value-type="float">
            <text:p>35786062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6859239" calcext:value-type="float">
            <text:p>36859239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654435" calcext:value-type="float">
            <text:p>37654435</text:p>
          </table:table-cell>
          <table:table-cell office:value-type="float" office:value="30" calcext:value-type="float">
            <text:p>3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26537" calcext:value-type="float">
            <text:p>49526537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9741750" calcext:value-type="float">
            <text:p>49741750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657839" calcext:value-type="float">
            <text:p>37657839</text:p>
          </table:table-cell>
          <table:table-cell office:value-type="float" office:value="14" calcext:value-type="float">
            <text:p>1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494532" calcext:value-type="float">
            <text:p>51494532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8247009" calcext:value-type="float">
            <text:p>48247009</text:p>
          </table:table-cell>
          <table:table-cell office:value-type="float" office:value="20.8" calcext:value-type="float">
            <text:p>20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467018" calcext:value-type="float">
            <text:p>35467018</text:p>
          </table:table-cell>
          <table:table-cell office:value-type="float" office:value="12" calcext:value-type="float">
            <text:p>1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396620" calcext:value-type="float">
            <text:p>51396620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5008288" calcext:value-type="float">
            <text:p>45008288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383410" calcext:value-type="float">
            <text:p>50383410</text:p>
          </table:table-cell>
          <table:table-cell office:value-type="float" office:value="26" calcext:value-type="float">
            <text:p>2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519441" calcext:value-type="float">
            <text:p>51519441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7862660" calcext:value-type="float">
            <text:p>47862660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803805" calcext:value-type="float">
            <text:p>51803805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484768" calcext:value-type="float">
            <text:p>45484768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8505485" calcext:value-type="float">
            <text:p>48505485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537748" calcext:value-type="float">
            <text:p>37537748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308326" calcext:value-type="float">
            <text:p>45308326</text:p>
          </table:table-cell>
          <table:table-cell office:value-type="float" office:value="12.9" calcext:value-type="float">
            <text:p>12,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8350467" calcext:value-type="float">
            <text:p>48350467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647469" calcext:value-type="float">
            <text:p>36647469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509576" calcext:value-type="float">
            <text:p>36509576</text:p>
          </table:table-cell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6289930" calcext:value-type="float">
            <text:p>36289930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240883" calcext:value-type="float">
            <text:p>37240883</text:p>
          </table:table-cell>
          <table:table-cell office:value-type="float" office:value="9.9" calcext:value-type="float">
            <text:p>9,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380385" calcext:value-type="float">
            <text:p>47380385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6850586" calcext:value-type="float">
            <text:p>36850586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255512" calcext:value-type="float">
            <text:p>44255512</text:p>
          </table:table-cell>
          <table:table-cell office:value-type="float" office:value="12" calcext:value-type="float">
            <text:p>1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330915" calcext:value-type="float">
            <text:p>44330915</text:p>
          </table:table-cell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418761" calcext:value-type="float">
            <text:p>6418761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121925" calcext:value-type="float">
            <text:p>42121925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8153" calcext:value-type="float">
            <text:p>1758153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6070080" calcext:value-type="float">
            <text:p>36070080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829683" calcext:value-type="float">
            <text:p>35829683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135206" calcext:value-type="float">
            <text:p>47135206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8175040" calcext:value-type="float">
            <text:p>48175040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004230" calcext:value-type="float">
            <text:p>49004230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875405" calcext:value-type="float">
            <text:p>46875405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5901893" calcext:value-type="float">
            <text:p>35901893</text:p>
          </table:table-cell>
          <table:table-cell office:value-type="float" office:value="23.8" calcext:value-type="float">
            <text:p>23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502860" calcext:value-type="float">
            <text:p>33502860</text:p>
          </table:table-cell>
          <table:table-cell office:value-type="float" office:value="12" calcext:value-type="float">
            <text:p>1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60568" calcext:value-type="float">
            <text:p>1960568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1217894" calcext:value-type="float">
            <text:p>41217894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139855" calcext:value-type="float">
            <text:p>37139855</text:p>
          </table:table-cell>
          <table:table-cell office:value-type="float" office:value="15" calcext:value-type="float">
            <text:p>1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043802" calcext:value-type="float">
            <text:p>46043802</text:p>
          </table:table-cell>
          <table:table-cell office:value-type="float" office:value="13.9" calcext:value-type="float">
            <text:p>13,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6008270" calcext:value-type="float">
            <text:p>46008270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857846" calcext:value-type="float">
            <text:p>35857846</text:p>
          </table:table-cell>
          <table:table-cell office:value-type="float" office:value="12.9" calcext:value-type="float">
            <text:p>12,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31420" calcext:value-type="float">
            <text:p>49931420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2158686" calcext:value-type="float">
            <text:p>42158686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79067" calcext:value-type="float">
            <text:p>37079067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548615" calcext:value-type="float">
            <text:p>45548615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8872345" calcext:value-type="float">
            <text:p>48872345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068424" calcext:value-type="float">
            <text:p>44068424</text:p>
          </table:table-cell>
          <table:table-cell office:value-type="float" office:value="25" calcext:value-type="float">
            <text:p>2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514069" calcext:value-type="float">
            <text:p>36514069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5043580" calcext:value-type="float">
            <text:p>35043580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034468" calcext:value-type="float">
            <text:p>48034468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80071" calcext:value-type="float">
            <text:p>37580071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8402364" calcext:value-type="float">
            <text:p>48402364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395107" calcext:value-type="float">
            <text:p>37395107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677203" calcext:value-type="float">
            <text:p>50677203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8098172" calcext:value-type="float">
            <text:p>48098172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319408" calcext:value-type="float">
            <text:p>44319408</text:p>
          </table:table-cell>
          <table:table-cell office:value-type="float" office:value="12" calcext:value-type="float">
            <text:p>1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35206" calcext:value-type="float">
            <text:p>38135206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6426342" calcext:value-type="float">
            <text:p>46426342</text:p>
          </table:table-cell>
          <table:table-cell office:value-type="float" office:value="19.8" calcext:value-type="float">
            <text:p>19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582190" calcext:value-type="float">
            <text:p>38582190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697090" calcext:value-type="float">
            <text:p>36697090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7980091" calcext:value-type="float">
            <text:p>47980091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221049" calcext:value-type="float">
            <text:p>44221049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1350" calcext:value-type="float">
            <text:p>2681350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6623230" calcext:value-type="float">
            <text:p>46623230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598356" calcext:value-type="float">
            <text:p>44598356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40460786.6" calcext:value-type="float">
            <text:p>40460786,6</text:p>
          </table:table-cell>
          <table:table-cell table:formula="of:=AVERAGE([.C11:.C110])" office:value-type="float" office:value="19.496" calcext:value-type="float">
            <text:p>19,496</text:p>
          </table:table-cell>
          <table:table-cell table:formula="of:=AVERAGE([.D11:.D110])" office:value-type="float" office:value="2.023" calcext:value-type="float">
            <text:p>2,023</text:p>
          </table:table-cell>
          <table:table-cell table:number-columns-repeated="2"/>
          <table:table-cell table:formula="of:=AVERAGE([.G11:.G110])" office:value-type="float" office:value="38438286.67" calcext:value-type="float">
            <text:p>38438286,67</text:p>
          </table:table-cell>
          <table:table-cell table:formula="of:=AVERAGE([.H11:.H110])" office:value-type="float" office:value="24.559" calcext:value-type="float">
            <text:p>24,559</text:p>
          </table:table-cell>
          <table:table-cell table:formula="of:=AVERAGE([.I11:.I110])" office:value-type="float" office:value="1.797" calcext:value-type="float">
            <text:p>1,797</text:p>
          </table:table-cell>
          <table:table-cell table:number-columns-repeated="2"/>
          <table:table-cell table:formula="of:=AVERAGE([.L11:.L110])" office:value-type="float" office:value="40341114.68" calcext:value-type="float">
            <text:p>40341114,68</text:p>
          </table:table-cell>
          <table:table-cell table:formula="of:=AVERAGE([.M11:.M110])" office:value-type="float" office:value="21.696" calcext:value-type="float">
            <text:p>21,696</text:p>
          </table:table-cell>
          <table:table-cell table:formula="of:=AVERAGE([.N11:.N110])" office:value-type="float" office:value="4.047" calcext:value-type="float">
            <text:p>4,0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13461326.7256115" calcext:value-type="float">
            <text:p>13461326,7256115</text:p>
          </table:table-cell>
          <table:table-cell table:formula="of:=STDEVP([.C11:.C110])" office:value-type="float" office:value="19.3805568547449" calcext:value-type="float">
            <text:p>19,3805568547449</text:p>
          </table:table-cell>
          <table:table-cell table:formula="of:=STDEVP([.D11:.D110])" office:value-type="float" office:value="0.276353035083749" calcext:value-type="float">
            <text:p>0,276353035083749</text:p>
          </table:table-cell>
          <table:table-cell table:number-columns-repeated="2"/>
          <table:table-cell table:formula="of:=STDEVP([.G11:.G110])" office:value-type="float" office:value="12232686.6161883" calcext:value-type="float">
            <text:p>12232686,6161883</text:p>
          </table:table-cell>
          <table:table-cell table:formula="of:=STDEVP([.H11:.H110])" office:value-type="float" office:value="3.76135866409998" calcext:value-type="float">
            <text:p>3,76135866409998</text:p>
          </table:table-cell>
          <table:table-cell table:formula="of:=STDEVP([.I11:.I110])" office:value-type="float" office:value="0.0170587221092319" calcext:value-type="float">
            <text:p>0,017058722109232</text:p>
          </table:table-cell>
          <table:table-cell table:number-columns-repeated="2"/>
          <table:table-cell table:formula="of:=STDEVP([.L11:.L110])" office:value-type="float" office:value="10270281.7593413" calcext:value-type="float">
            <text:p>10270281,7593413</text:p>
          </table:table-cell>
          <table:table-cell table:formula="of:=STDEVP([.M11:.M110])" office:value-type="float" office:value="25.9569640751764" calcext:value-type="float">
            <text:p>25,9569640751764</text:p>
          </table:table-cell>
          <table:table-cell table:formula="of:=STDEVP([.N11:.N110])" office:value-type="float" office:value="0.411449875440497" calcext:value-type="float">
            <text:p>0,4114498754404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44811603" calcext:value-type="float">
            <text:p>44811603</text:p>
          </table:table-cell>
          <table:table-cell table:formula="of:=MEDIAN([.C11:.C110])" office:value-type="float" office:value="15" calcext:value-type="float">
            <text:p>15</text:p>
          </table:table-cell>
          <table:table-cell table:formula="of:=MEDIAN([.D11:.D110])" office:value-type="float" office:value="2.1" calcext:value-type="float">
            <text:p>2,1</text:p>
          </table:table-cell>
          <table:table-cell table:number-columns-repeated="2"/>
          <table:table-cell table:formula="of:=MEDIAN([.G11:.G110])" office:value-type="float" office:value="42376453" calcext:value-type="float">
            <text:p>42376453</text:p>
          </table:table-cell>
          <table:table-cell table:formula="of:=MEDIAN([.H11:.H110])" office:value-type="float" office:value="24" calcext:value-type="float">
            <text:p>24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42716512.5" calcext:value-type="float">
            <text:p>42716512,5</text:p>
          </table:table-cell>
          <table:table-cell table:formula="of:=MEDIAN([.M11:.M110])" office:value-type="float" office:value="14" calcext:value-type="float">
            <text:p>14</text:p>
          </table:table-cell>
          <table:table-cell table:formula="of:=MEDIAN([.N11:.N110])"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41648280.02" calcext:value-type="float">
            <text:p>41648280,02</text:p>
          </table:table-cell>
          <table:table-cell table:formula="of:=AVERAGE([.C11:.C60])" office:value-type="float" office:value="25.362" calcext:value-type="float">
            <text:p>25,362</text:p>
          </table:table-cell>
          <table:table-cell table:formula="of:=AVERAGE([.D11:.D60])" office:value-type="float" office:value="1.85" calcext:value-type="float">
            <text:p>1,85</text:p>
          </table:table-cell>
          <table:table-cell table:number-columns-repeated="2"/>
          <table:table-cell table:formula="of:=AVERAGE([.G11:.G60])" office:value-type="float" office:value="36285895.38" calcext:value-type="float">
            <text:p>36285895,38</text:p>
          </table:table-cell>
          <table:table-cell table:formula="of:=AVERAGE([.H11:.H60])" office:value-type="float" office:value="26.082" calcext:value-type="float">
            <text:p>26,082</text:p>
          </table:table-cell>
          <table:table-cell table:formula="of:=AVERAGE([.I11:.I60])" office:value-type="float" office:value="1.794" calcext:value-type="float">
            <text:p>1,794</text:p>
          </table:table-cell>
          <table:table-cell table:number-columns-repeated="2"/>
          <table:table-cell table:formula="of:=AVERAGE([.L11:.L60])" office:value-type="float" office:value="40976326.54" calcext:value-type="float">
            <text:p>40976326,54</text:p>
          </table:table-cell>
          <table:table-cell table:formula="of:=AVERAGE([.M11:.M60])" office:value-type="float" office:value="27.948" calcext:value-type="float">
            <text:p>27,948</text:p>
          </table:table-cell>
          <table:table-cell table:formula="of:=AVERAGE([.N11:.N60])" office:value-type="float" office:value="3.852" calcext:value-type="float">
            <text:p>3,8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39273293.18" calcext:value-type="float">
            <text:p>39273293,18</text:p>
          </table:table-cell>
          <table:table-cell table:formula="of:=AVERAGE([.C61:.C110])" office:value-type="float" office:value="13.63" calcext:value-type="float">
            <text:p>13,63</text:p>
          </table:table-cell>
          <table:table-cell table:formula="of:=AVERAGE([.D61:.D110])" office:value-type="float" office:value="2.196" calcext:value-type="float">
            <text:p>2,196</text:p>
          </table:table-cell>
          <table:table-cell table:number-columns-repeated="2"/>
          <table:table-cell table:formula="of:=AVERAGE([.G61:.G110])" office:value-type="float" office:value="40590677.96" calcext:value-type="float">
            <text:p>40590677,96</text:p>
          </table:table-cell>
          <table:table-cell table:formula="of:=AVERAGE([.H61:.H110])" office:value-type="float" office:value="23.036" calcext:value-type="float">
            <text:p>23,036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39705902.82" calcext:value-type="float">
            <text:p>39705902,82</text:p>
          </table:table-cell>
          <table:table-cell table:formula="of:=AVERAGE([.M61:.M110])" office:value-type="float" office:value="15.444" calcext:value-type="float">
            <text:p>15,444</text:p>
          </table:table-cell>
          <table:table-cell table:formula="of:=AVERAGE([.N61:.N110])" office:value-type="float" office:value="4.242" calcext:value-type="float">
            <text:p>4,2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14559116.7629673" calcext:value-type="float">
            <text:p>14559116,7629673</text:p>
          </table:table-cell>
          <table:table-cell table:formula="of:=STDEVP([.C61:.C110])" office:value-type="float" office:value="2.44951015511265" calcext:value-type="float">
            <text:p>2,44951015511265</text:p>
          </table:table-cell>
          <table:table-cell table:formula="of:=STDEVP([.D61:.D110])" office:value-type="float" office:value="0.0195959179422654" calcext:value-type="float">
            <text:p>0,019595917942266</text:p>
          </table:table-cell>
          <table:table-cell table:number-columns-repeated="2"/>
          <table:table-cell table:formula="of:=STDEVP([.G61:.G110])" office:value-type="float" office:value="10536455.3103299" calcext:value-type="float">
            <text:p>10536455,3103299</text:p>
          </table:table-cell>
          <table:table-cell table:formula="of:=STDEVP([.H61:.H110])" office:value-type="float" office:value="2.70545818670332" calcext:value-type="float">
            <text:p>2,70545818670332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9883488.27143329" calcext:value-type="float">
            <text:p>9883488,27143329</text:p>
          </table:table-cell>
          <table:table-cell table:formula="of:=STDEVP([.M61:.M110])" office:value-type="float" office:value="5.68834457465439" calcext:value-type="float">
            <text:p>5,68834457465439</text:p>
          </table:table-cell>
          <table:table-cell table:formula="of:=STDEVP([.N61:.N110])" office:value-type="float" office:value="0.0493558507170121" calcext:value-type="float">
            <text:p>0,0493558507170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44468225" calcext:value-type="float">
            <text:p>44468225</text:p>
          </table:table-cell>
          <table:table-cell table:formula="of:=MEDIAN([.C11:.C60])" office:value-type="float" office:value="17.5" calcext:value-type="float">
            <text:p>17,5</text:p>
          </table:table-cell>
          <table:table-cell table:formula="of:=MEDIAN([.D11:.D60])" office:value-type="float" office:value="2" calcext:value-type="float">
            <text:p>2</text:p>
          </table:table-cell>
          <table:table-cell table:number-columns-repeated="2"/>
          <table:table-cell table:formula="of:=MEDIAN([.G11:.G60])" office:value-type="float" office:value="41174486.5" calcext:value-type="float">
            <text:p>41174486,5</text:p>
          </table:table-cell>
          <table:table-cell table:formula="of:=MEDIAN([.H11:.H60])" office:value-type="float" office:value="26" calcext:value-type="float">
            <text:p>26</text:p>
          </table:table-cell>
          <table:table-cell table:formula="of:=MEDIAN([.I11:.I60])" office:value-type="float" office:value="1.8" calcext:value-type="float">
            <text:p>1,8</text:p>
          </table:table-cell>
          <table:table-cell table:number-columns-repeated="2"/>
          <table:table-cell table:formula="of:=MEDIAN([.L11:.L60])" office:value-type="float" office:value="43850409" calcext:value-type="float">
            <text:p>43850409</text:p>
          </table:table-cell>
          <table:table-cell table:formula="of:=MEDIAN([.M11:.M60])" office:value-type="float" office:value="16" calcext:value-type="float">
            <text:p>16</text:p>
          </table:table-cell>
          <table:table-cell table:formula="of:=MEDIAN([.N11:.N60])" office:value-type="float" office:value="4.05" calcext:value-type="float">
            <text:p>4,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44821158.5" calcext:value-type="float">
            <text:p>44821158,5</text:p>
          </table:table-cell>
          <table:table-cell table:formula="of:=MEDIAN([.C61:.C110])" office:value-type="float" office:value="13" calcext:value-type="float">
            <text:p>13</text:p>
          </table:table-cell>
          <table:table-cell table:formula="of:=MEDIAN([.D61:.D110])" office:value-type="float" office:value="2.2" calcext:value-type="float">
            <text:p>2,2</text:p>
          </table:table-cell>
          <table:table-cell table:number-columns-repeated="2"/>
          <table:table-cell table:formula="of:=MEDIAN([.G61:.G110])" office:value-type="float" office:value="44470591" calcext:value-type="float">
            <text:p>44470591</text:p>
          </table:table-cell>
          <table:table-cell table:formula="of:=MEDIAN([.H61:.H110])" office:value-type="float" office:value="23" calcext:value-type="float">
            <text:p>23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38796514.5" calcext:value-type="float">
            <text:p>38796514,5</text:p>
          </table:table-cell>
          <table:table-cell table:formula="of:=MEDIAN([.M61:.M110])" office:value-type="float" office:value="13" calcext:value-type="float">
            <text:p>13</text:p>
          </table:table-cell>
          <table:table-cell table:formula="of:=MEDIAN([.N61:.N110])"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536267" calcext:value-type="float">
            <text:p>1353626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8508039" calcext:value-type="float">
            <text:p>8508039</text:p>
          </table:table-cell>
          <table:table-cell office:value-type="float" office:value="66.7" calcext:value-type="float">
            <text:p>66,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7826048" calcext:value-type="float">
            <text:p>27826048</text:p>
          </table:table-cell>
          <table:table-cell office:value-type="float" office:value="146.7" calcext:value-type="float">
            <text:p>14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88015" calcext:value-type="float">
            <text:p>5788015</text:p>
          </table:table-cell>
          <table:table-cell office:value-type="float" office:value="179" calcext:value-type="float">
            <text:p>179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5915697" calcext:value-type="float">
            <text:p>25915697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87890" calcext:value-type="float">
            <text:p>13187890</text:p>
          </table:table-cell>
          <table:table-cell office:value-type="float" office:value="163" calcext:value-type="float">
            <text:p>163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38050" calcext:value-type="float">
            <text:p>3238050</text:p>
          </table:table-cell>
          <table:table-cell office:value-type="float" office:value="133" calcext:value-type="float">
            <text:p>13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297169" calcext:value-type="float">
            <text:p>10297169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848527" calcext:value-type="float">
            <text:p>5848527</text:p>
          </table:table-cell>
          <table:table-cell office:value-type="float" office:value="162.4" calcext:value-type="float">
            <text:p>162,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7824" calcext:value-type="float">
            <text:p>6927824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103863" calcext:value-type="float">
            <text:p>7103863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19983" calcext:value-type="float">
            <text:p>3619983</text:p>
          </table:table-cell>
          <table:table-cell office:value-type="float" office:value="125" calcext:value-type="float">
            <text:p>12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72313" calcext:value-type="float">
            <text:p>24272313</text:p>
          </table:table-cell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944013" calcext:value-type="float">
            <text:p>6944013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15816" calcext:value-type="float">
            <text:p>3815816</text:p>
          </table:table-cell>
          <table:table-cell office:value-type="float" office:value="52" calcext:value-type="float">
            <text:p>5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83802" calcext:value-type="float">
            <text:p>25083802</text:p>
          </table:table-cell>
          <table:table-cell office:value-type="float" office:value="39.6" calcext:value-type="float">
            <text:p>39,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929023" calcext:value-type="float">
            <text:p>12929023</text:p>
          </table:table-cell>
          <table:table-cell office:value-type="float" office:value="60.4" calcext:value-type="float">
            <text:p>60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814150" calcext:value-type="float">
            <text:p>21814150</text:p>
          </table:table-cell>
          <table:table-cell office:value-type="float" office:value="50" calcext:value-type="float">
            <text:p>5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89128" calcext:value-type="float">
            <text:p>24689128</text:p>
          </table:table-cell>
          <table:table-cell office:value-type="float" office:value="35" calcext:value-type="float">
            <text:p>3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515678" calcext:value-type="float">
            <text:p>7515678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61646" calcext:value-type="float">
            <text:p>22861646</text:p>
          </table:table-cell>
          <table:table-cell office:value-type="float" office:value="40.6" calcext:value-type="float">
            <text:p>40,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62502" calcext:value-type="float">
            <text:p>26062502</text:p>
          </table:table-cell>
          <table:table-cell office:value-type="float" office:value="31" calcext:value-type="float">
            <text:p>3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7784789" calcext:value-type="float">
            <text:p>17784789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926674" calcext:value-type="float">
            <text:p>21926674</text:p>
          </table:table-cell>
          <table:table-cell office:value-type="float" office:value="45" calcext:value-type="float">
            <text:p>4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17121" calcext:value-type="float">
            <text:p>23417121</text:p>
          </table:table-cell>
          <table:table-cell office:value-type="float" office:value="46" calcext:value-type="float">
            <text:p>46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7876366" calcext:value-type="float">
            <text:p>27876366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410967" calcext:value-type="float">
            <text:p>27410967</text:p>
          </table:table-cell>
          <table:table-cell office:value-type="float" office:value="72" calcext:value-type="float">
            <text:p>7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73802" calcext:value-type="float">
            <text:p>23073802</text:p>
          </table:table-cell>
          <table:table-cell office:value-type="float" office:value="52" calcext:value-type="float">
            <text:p>52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7769647" calcext:value-type="float">
            <text:p>17769647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86471" calcext:value-type="float">
            <text:p>24586471</text:p>
          </table:table-cell>
          <table:table-cell office:value-type="float" office:value="64" calcext:value-type="float">
            <text:p>64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91306" calcext:value-type="float">
            <text:p>2319130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896859" calcext:value-type="float">
            <text:p>6896859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042343" calcext:value-type="float">
            <text:p>10042343</text:p>
          </table:table-cell>
          <table:table-cell office:value-type="float" office:value="55" calcext:value-type="float">
            <text:p>55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40543" calcext:value-type="float">
            <text:p>324054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2928067" calcext:value-type="float">
            <text:p>22928067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82889" calcext:value-type="float">
            <text:p>22882889</text:p>
          </table:table-cell>
          <table:table-cell office:value-type="float" office:value="40" calcext:value-type="float">
            <text:p>40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355594" calcext:value-type="float">
            <text:p>23355594</text:p>
          </table:table-cell>
          <table:table-cell office:value-type="float" office:value="31" calcext:value-type="float">
            <text:p>31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9120990" calcext:value-type="float">
            <text:p>9120990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64393" calcext:value-type="float">
            <text:p>23564393</text:p>
          </table:table-cell>
          <table:table-cell office:value-type="float" office:value="30" calcext:value-type="float">
            <text:p>30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91513" calcext:value-type="float">
            <text:p>24991513</text:p>
          </table:table-cell>
          <table:table-cell office:value-type="float" office:value="30.7" calcext:value-type="float">
            <text:p>30,7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2794419" calcext:value-type="float">
            <text:p>12794419</text:p>
          </table:table-cell>
          <table:table-cell office:value-type="float" office:value="64.4" calcext:value-type="float">
            <text:p>64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92357" calcext:value-type="float">
            <text:p>3892357</text:p>
          </table:table-cell>
          <table:table-cell office:value-type="float" office:value="48.5" calcext:value-type="float">
            <text:p>48,5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66480" calcext:value-type="float">
            <text:p>24266480</text:p>
          </table:table-cell>
          <table:table-cell office:value-type="float" office:value="32" calcext:value-type="float">
            <text:p>3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3214958" calcext:value-type="float">
            <text:p>13214958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44944" calcext:value-type="float">
            <text:p>22644944</text:p>
          </table:table-cell>
          <table:table-cell office:value-type="float" office:value="32" calcext:value-type="float">
            <text:p>3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64890" calcext:value-type="float">
            <text:p>22464890</text:p>
          </table:table-cell>
          <table:table-cell office:value-type="float" office:value="33" calcext:value-type="float">
            <text:p>33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9900854" calcext:value-type="float">
            <text:p>9900854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432244" calcext:value-type="float">
            <text:p>28432244</text:p>
          </table:table-cell>
          <table:table-cell office:value-type="float" office:value="30" calcext:value-type="float">
            <text:p>3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2687" calcext:value-type="float">
            <text:p>2432687</text:p>
          </table:table-cell>
          <table:table-cell office:value-type="float" office:value="35" calcext:value-type="float">
            <text:p>35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5095921" calcext:value-type="float">
            <text:p>5095921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69456" calcext:value-type="float">
            <text:p>23769456</text:p>
          </table:table-cell>
          <table:table-cell office:value-type="float" office:value="55" calcext:value-type="float">
            <text:p>5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59671" calcext:value-type="float">
            <text:p>23659671</text:p>
          </table:table-cell>
          <table:table-cell office:value-type="float" office:value="31" calcext:value-type="float">
            <text:p>31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8776292" calcext:value-type="float">
            <text:p>8776292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333939" calcext:value-type="float">
            <text:p>6333939</text:p>
          </table:table-cell>
          <table:table-cell office:value-type="float" office:value="33" calcext:value-type="float">
            <text:p>3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56618" calcext:value-type="float">
            <text:p>21456618</text:p>
          </table:table-cell>
          <table:table-cell office:value-type="float" office:value="59" calcext:value-type="float">
            <text:p>59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6501545" calcext:value-type="float">
            <text:p>16501545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51650" calcext:value-type="float">
            <text:p>22651650</text:p>
          </table:table-cell>
          <table:table-cell office:value-type="float" office:value="37" calcext:value-type="float">
            <text:p>37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37096" calcext:value-type="float">
            <text:p>24137096</text:p>
          </table:table-cell>
          <table:table-cell office:value-type="float" office:value="28" calcext:value-type="float">
            <text:p>28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511975" calcext:value-type="float">
            <text:p>7511975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44882" calcext:value-type="float">
            <text:p>22744882</text:p>
          </table:table-cell>
          <table:table-cell office:value-type="float" office:value="27" calcext:value-type="float">
            <text:p>27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07075" calcext:value-type="float">
            <text:p>24507075</text:p>
          </table:table-cell>
          <table:table-cell office:value-type="float" office:value="31.7" calcext:value-type="float">
            <text:p>31,7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3812747" calcext:value-type="float">
            <text:p>13812747</text:p>
          </table:table-cell>
          <table:table-cell office:value-type="float" office:value="70.3" calcext:value-type="float">
            <text:p>70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771575" calcext:value-type="float">
            <text:p>21771575</text:p>
          </table:table-cell>
          <table:table-cell office:value-type="float" office:value="29" calcext:value-type="float">
            <text:p>29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80362" calcext:value-type="float">
            <text:p>26080362</text:p>
          </table:table-cell>
          <table:table-cell office:value-type="float" office:value="31" calcext:value-type="float">
            <text:p>31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327409" calcext:value-type="float">
            <text:p>7327409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001367" calcext:value-type="float">
            <text:p>22001367</text:p>
          </table:table-cell>
          <table:table-cell office:value-type="float" office:value="30.7" calcext:value-type="float">
            <text:p>30,7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07277" calcext:value-type="float">
            <text:p>24307277</text:p>
          </table:table-cell>
          <table:table-cell office:value-type="float" office:value="28" calcext:value-type="float">
            <text:p>2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21988439" calcext:value-type="float">
            <text:p>21988439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223907" calcext:value-type="float">
            <text:p>22223907</text:p>
          </table:table-cell>
          <table:table-cell office:value-type="float" office:value="42" calcext:value-type="float">
            <text:p>4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73425" calcext:value-type="float">
            <text:p>2973425</text:p>
          </table:table-cell>
          <table:table-cell office:value-type="float" office:value="31" calcext:value-type="float">
            <text:p>3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399867" calcext:value-type="float">
            <text:p>8399867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12403" calcext:value-type="float">
            <text:p>23412403</text:p>
          </table:table-cell>
          <table:table-cell office:value-type="float" office:value="29" calcext:value-type="float">
            <text:p>29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45697" calcext:value-type="float">
            <text:p>24845697</text:p>
          </table:table-cell>
          <table:table-cell office:value-type="float" office:value="37" calcext:value-type="float">
            <text:p>3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23818247" calcext:value-type="float">
            <text:p>2381824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329196" calcext:value-type="float">
            <text:p>26329196</text:p>
          </table:table-cell>
          <table:table-cell office:value-type="float" office:value="35" calcext:value-type="float">
            <text:p>35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33710" calcext:value-type="float">
            <text:p>24433710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25534494" calcext:value-type="float">
            <text:p>25534494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57670" calcext:value-type="float">
            <text:p>24057670</text:p>
          </table:table-cell>
          <table:table-cell office:value-type="float" office:value="31" calcext:value-type="float">
            <text:p>31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83620" calcext:value-type="float">
            <text:p>23583620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5787445" calcext:value-type="float">
            <text:p>5787445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76830" calcext:value-type="float">
            <text:p>2337683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28375" calcext:value-type="float">
            <text:p>24628375</text:p>
          </table:table-cell>
          <table:table-cell office:value-type="float" office:value="36" calcext:value-type="float">
            <text:p>36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336292" calcext:value-type="float">
            <text:p>6336292</text:p>
          </table:table-cell>
          <table:table-cell office:value-type="float" office:value="60.4" calcext:value-type="float">
            <text:p>60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963841" calcext:value-type="float">
            <text:p>696384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58647" calcext:value-type="float">
            <text:p>23158647</text:p>
          </table:table-cell>
          <table:table-cell office:value-type="float" office:value="29.7" calcext:value-type="float">
            <text:p>29,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100444" calcext:value-type="float">
            <text:p>7100444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212306" calcext:value-type="float">
            <text:p>2221230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97655" calcext:value-type="float">
            <text:p>24397655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21755598" calcext:value-type="float">
            <text:p>21755598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69409" calcext:value-type="float">
            <text:p>4969409</text:p>
          </table:table-cell>
          <table:table-cell office:value-type="float" office:value="40.6" calcext:value-type="float">
            <text:p>40,6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12545" calcext:value-type="float">
            <text:p>24912545</text:p>
          </table:table-cell>
          <table:table-cell office:value-type="float" office:value="25" calcext:value-type="float">
            <text:p>2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20961400" calcext:value-type="float">
            <text:p>20961400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76141" calcext:value-type="float">
            <text:p>2327614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90527" calcext:value-type="float">
            <text:p>23090527</text:p>
          </table:table-cell>
          <table:table-cell office:value-type="float" office:value="26" calcext:value-type="float">
            <text:p>26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1995944" calcext:value-type="float">
            <text:p>11995944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64968" calcext:value-type="float">
            <text:p>236649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08269" calcext:value-type="float">
            <text:p>21908269</text:p>
          </table:table-cell>
          <table:table-cell office:value-type="float" office:value="26" calcext:value-type="float">
            <text:p>26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23675755" calcext:value-type="float">
            <text:p>23675755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384951" calcext:value-type="float">
            <text:p>2238495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25393" calcext:value-type="float">
            <text:p>22425393</text:p>
          </table:table-cell>
          <table:table-cell office:value-type="float" office:value="23" calcext:value-type="float">
            <text:p>2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8520631" calcext:value-type="float">
            <text:p>8520631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94978" calcext:value-type="float">
            <text:p>23394978</text:p>
          </table:table-cell>
          <table:table-cell office:value-type="float" office:value="37" calcext:value-type="float">
            <text:p>37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00777" calcext:value-type="float">
            <text:p>22800777</text:p>
          </table:table-cell>
          <table:table-cell office:value-type="float" office:value="23" calcext:value-type="float">
            <text:p>2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904586" calcext:value-type="float">
            <text:p>3904586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14584" calcext:value-type="float">
            <text:p>23114584</text:p>
          </table:table-cell>
          <table:table-cell office:value-type="float" office:value="24" calcext:value-type="float">
            <text:p>24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8442" calcext:value-type="float">
            <text:p>1758442</text:p>
          </table:table-cell>
          <table:table-cell office:value-type="float" office:value="28" calcext:value-type="float">
            <text:p>28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21025476" calcext:value-type="float">
            <text:p>21025476</text:p>
          </table:table-cell>
          <table:table-cell office:value-type="float" office:value="63.4" calcext:value-type="float">
            <text:p>63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735857" calcext:value-type="float">
            <text:p>21735857</text:p>
          </table:table-cell>
          <table:table-cell office:value-type="float" office:value="23" calcext:value-type="float">
            <text:p>23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67318" calcext:value-type="float">
            <text:p>24367318</text:p>
          </table:table-cell>
          <table:table-cell office:value-type="float" office:value="23" calcext:value-type="float">
            <text:p>2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964025" calcext:value-type="float">
            <text:p>3964025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02371" calcext:value-type="float">
            <text:p>23402371</text:p>
          </table:table-cell>
          <table:table-cell office:value-type="float" office:value="33" calcext:value-type="float">
            <text:p>33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54556" calcext:value-type="float">
            <text:p>24854556</text:p>
          </table:table-cell>
          <table:table-cell office:value-type="float" office:value="23.8" calcext:value-type="float">
            <text:p>23,8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11400506" calcext:value-type="float">
            <text:p>11400506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88821" calcext:value-type="float">
            <text:p>22788821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08510" calcext:value-type="float">
            <text:p>24108510</text:p>
          </table:table-cell>
          <table:table-cell office:value-type="float" office:value="26" calcext:value-type="float">
            <text:p>26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19563598" calcext:value-type="float">
            <text:p>19563598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023764" calcext:value-type="float">
            <text:p>21023764</text:p>
          </table:table-cell>
          <table:table-cell office:value-type="float" office:value="24" calcext:value-type="float">
            <text:p>24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12661" calcext:value-type="float">
            <text:p>14712661</text:p>
          </table:table-cell>
          <table:table-cell office:value-type="float" office:value="27" calcext:value-type="float">
            <text:p>27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6282454" calcext:value-type="float">
            <text:p>6282454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11123" calcext:value-type="float">
            <text:p>22511123</text:p>
          </table:table-cell>
          <table:table-cell office:value-type="float" office:value="27.7" calcext:value-type="float">
            <text:p>27,7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24702" calcext:value-type="float">
            <text:p>24124702</text:p>
          </table:table-cell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6835972" calcext:value-type="float">
            <text:p>6835972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239760" calcext:value-type="float">
            <text:p>26239760</text:p>
          </table:table-cell>
          <table:table-cell office:value-type="float" office:value="42" calcext:value-type="float">
            <text:p>42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79939" calcext:value-type="float">
            <text:p>23679939</text:p>
          </table:table-cell>
          <table:table-cell office:value-type="float" office:value="22" calcext:value-type="float">
            <text:p>22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5646519" calcext:value-type="float">
            <text:p>5646519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82121" calcext:value-type="float">
            <text:p>23182121</text:p>
          </table:table-cell>
          <table:table-cell office:value-type="float" office:value="26" calcext:value-type="float">
            <text:p>26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49728" calcext:value-type="float">
            <text:p>25049728</text:p>
          </table:table-cell>
          <table:table-cell office:value-type="float" office:value="24" calcext:value-type="float">
            <text:p>24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23527973" calcext:value-type="float">
            <text:p>23527973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78048" calcext:value-type="float">
            <text:p>2578048</text:p>
          </table:table-cell>
          <table:table-cell office:value-type="float" office:value="35" calcext:value-type="float">
            <text:p>35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34831" calcext:value-type="float">
            <text:p>24234831</text:p>
          </table:table-cell>
          <table:table-cell office:value-type="float" office:value="25" calcext:value-type="float">
            <text:p>25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6879102" calcext:value-type="float">
            <text:p>6879102</text:p>
          </table:table-cell>
          <table:table-cell office:value-type="float" office:value="53.5" calcext:value-type="float">
            <text:p>53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20222" calcext:value-type="float">
            <text:p>23420222</text:p>
          </table:table-cell>
          <table:table-cell office:value-type="float" office:value="25" calcext:value-type="float">
            <text:p>25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44221" calcext:value-type="float">
            <text:p>225442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749411" calcext:value-type="float">
            <text:p>20749411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50085" calcext:value-type="float">
            <text:p>22550085</text:p>
          </table:table-cell>
          <table:table-cell office:value-type="float" office:value="23" calcext:value-type="float">
            <text:p>23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07064" calcext:value-type="float">
            <text:p>2440706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836975" calcext:value-type="float">
            <text:p>25836975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40872" calcext:value-type="float">
            <text:p>24340872</text:p>
          </table:table-cell>
          <table:table-cell office:value-type="float" office:value="20" calcext:value-type="float">
            <text:p>20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51389" calcext:value-type="float">
            <text:p>234513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378598" calcext:value-type="float">
            <text:p>23378598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68574" calcext:value-type="float">
            <text:p>23068574</text:p>
          </table:table-cell>
          <table:table-cell office:value-type="float" office:value="21.8" calcext:value-type="float">
            <text:p>21,8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61075" calcext:value-type="float">
            <text:p>176107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9615112" calcext:value-type="float">
            <text:p>19615112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062353" calcext:value-type="float">
            <text:p>22062353</text:p>
          </table:table-cell>
          <table:table-cell office:value-type="float" office:value="23" calcext:value-type="float">
            <text:p>23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62696" calcext:value-type="float">
            <text:p>24262696</text:p>
          </table:table-cell>
          <table:table-cell office:value-type="float" office:value="22.8" calcext:value-type="float">
            <text:p>22,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386608" calcext:value-type="float">
            <text:p>7386608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3872" calcext:value-type="float">
            <text:p>2463872</text:p>
          </table:table-cell>
          <table:table-cell office:value-type="float" office:value="22" calcext:value-type="float">
            <text:p>22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53433" calcext:value-type="float">
            <text:p>2345343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241212" calcext:value-type="float">
            <text:p>15241212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29794" calcext:value-type="float">
            <text:p>23429794</text:p>
          </table:table-cell>
          <table:table-cell office:value-type="float" office:value="36" calcext:value-type="float">
            <text:p>36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74821" calcext:value-type="float">
            <text:p>26748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903807" calcext:value-type="float">
            <text:p>3903807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81616" calcext:value-type="float">
            <text:p>23281616</text:p>
          </table:table-cell>
          <table:table-cell office:value-type="float" office:value="36" calcext:value-type="float">
            <text:p>36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58457" calcext:value-type="float">
            <text:p>2495845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006917" calcext:value-type="float">
            <text:p>27006917</text:p>
          </table:table-cell>
          <table:table-cell office:value-type="float" office:value="56.4" calcext:value-type="float">
            <text:p>56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83371" calcext:value-type="float">
            <text:p>23383371</text:p>
          </table:table-cell>
          <table:table-cell office:value-type="float" office:value="25" calcext:value-type="float">
            <text:p>25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86793" calcext:value-type="float">
            <text:p>2478679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942473" calcext:value-type="float">
            <text:p>24942473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61601" calcext:value-type="float">
            <text:p>23461601</text:p>
          </table:table-cell>
          <table:table-cell office:value-type="float" office:value="26" calcext:value-type="float">
            <text:p>26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14839" calcext:value-type="float">
            <text:p>2301483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266646" calcext:value-type="float">
            <text:p>7266646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717409" calcext:value-type="float">
            <text:p>26717409</text:p>
          </table:table-cell>
          <table:table-cell office:value-type="float" office:value="24" calcext:value-type="float">
            <text:p>24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19901" calcext:value-type="float">
            <text:p>224199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81095" calcext:value-type="float">
            <text:p>6181095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48681" calcext:value-type="float">
            <text:p>22948681</text:p>
          </table:table-cell>
          <table:table-cell office:value-type="float" office:value="31" calcext:value-type="float">
            <text:p>31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38425" calcext:value-type="float">
            <text:p>22138425</text:p>
          </table:table-cell>
          <table:table-cell office:value-type="float" office:value="35.6" calcext:value-type="float">
            <text:p>35,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873405" calcext:value-type="float">
            <text:p>14873405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55691" calcext:value-type="float">
            <text:p>22755691</text:p>
          </table:table-cell>
          <table:table-cell office:value-type="float" office:value="30.7" calcext:value-type="float">
            <text:p>30,7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76718" calcext:value-type="float">
            <text:p>2447671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843854" calcext:value-type="float">
            <text:p>8843854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640887" calcext:value-type="float">
            <text:p>20640887</text:p>
          </table:table-cell>
          <table:table-cell office:value-type="float" office:value="30" calcext:value-type="float">
            <text:p>30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94209" calcext:value-type="float">
            <text:p>2289420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951745" calcext:value-type="float">
            <text:p>21951745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957330" calcext:value-type="float">
            <text:p>26957330</text:p>
          </table:table-cell>
          <table:table-cell office:value-type="float" office:value="34" calcext:value-type="float">
            <text:p>34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61593" calcext:value-type="float">
            <text:p>2416159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342638" calcext:value-type="float">
            <text:p>3342638</text:p>
          </table:table-cell>
          <table:table-cell office:value-type="float" office:value="59.4" calcext:value-type="float">
            <text:p>59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77733" calcext:value-type="float">
            <text:p>23377733</text:p>
          </table:table-cell>
          <table:table-cell office:value-type="float" office:value="30" calcext:value-type="float">
            <text:p>30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74344" calcext:value-type="float">
            <text:p>2347434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825909" calcext:value-type="float">
            <text:p>20825909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00223" calcext:value-type="float">
            <text:p>22800223</text:p>
          </table:table-cell>
          <table:table-cell office:value-type="float" office:value="22" calcext:value-type="float">
            <text:p>22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66702" calcext:value-type="float">
            <text:p>2266670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053390" calcext:value-type="float">
            <text:p>23053390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21413" calcext:value-type="float">
            <text:p>23021413</text:p>
          </table:table-cell>
          <table:table-cell office:value-type="float" office:value="22" calcext:value-type="float">
            <text:p>22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30889" calcext:value-type="float">
            <text:p>2193088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916266" calcext:value-type="float">
            <text:p>9916266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35748" calcext:value-type="float">
            <text:p>23135748</text:p>
          </table:table-cell>
          <table:table-cell office:value-type="float" office:value="26" calcext:value-type="float">
            <text:p>26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80320" calcext:value-type="float">
            <text:p>2288032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711600" calcext:value-type="float">
            <text:p>11711600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40419" calcext:value-type="float">
            <text:p>23440419</text:p>
          </table:table-cell>
          <table:table-cell office:value-type="float" office:value="25" calcext:value-type="float">
            <text:p>25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00329" calcext:value-type="float">
            <text:p>22900329</text:p>
          </table:table-cell>
          <table:table-cell office:value-type="float" office:value="22.8" calcext:value-type="float">
            <text:p>22,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364722" calcext:value-type="float">
            <text:p>7364722</text:p>
          </table:table-cell>
          <table:table-cell office:value-type="float" office:value="70.3" calcext:value-type="float">
            <text:p>70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57041" calcext:value-type="float">
            <text:p>23457041</text:p>
          </table:table-cell>
          <table:table-cell office:value-type="float" office:value="22" calcext:value-type="float">
            <text:p>22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76109" calcext:value-type="float">
            <text:p>2467610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481262" calcext:value-type="float">
            <text:p>9481262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230824" calcext:value-type="float">
            <text:p>19230824</text:p>
          </table:table-cell>
          <table:table-cell office:value-type="float" office:value="22.8" calcext:value-type="float">
            <text:p>22,8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811781" calcext:value-type="float">
            <text:p>2381178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983334" calcext:value-type="float">
            <text:p>10983334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03385" calcext:value-type="float">
            <text:p>24503385</text:p>
          </table:table-cell>
          <table:table-cell office:value-type="float" office:value="43" calcext:value-type="float">
            <text:p>43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47003" calcext:value-type="float">
            <text:p>2274700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1642500" calcext:value-type="float">
            <text:p>31642500</text:p>
          </table:table-cell>
          <table:table-cell office:value-type="float" office:value="68.3" calcext:value-type="float">
            <text:p>68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94659" calcext:value-type="float">
            <text:p>2694659</text:p>
          </table:table-cell>
          <table:table-cell office:value-type="float" office:value="21" calcext:value-type="float">
            <text:p>21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16426" calcext:value-type="float">
            <text:p>1916426</text:p>
          </table:table-cell>
          <table:table-cell office:value-type="float" office:value="32" calcext:value-type="float">
            <text:p>32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3259007" calcext:value-type="float">
            <text:p>13259007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24595" calcext:value-type="float">
            <text:p>23224595</text:p>
          </table:table-cell>
          <table:table-cell office:value-type="float" office:value="28" calcext:value-type="float">
            <text:p>28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70199" calcext:value-type="float">
            <text:p>23470199</text:p>
          </table:table-cell>
          <table:table-cell office:value-type="float" office:value="23" calcext:value-type="float">
            <text:p>2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21085235" calcext:value-type="float">
            <text:p>21085235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82855" calcext:value-type="float">
            <text:p>22982855</text:p>
          </table:table-cell>
          <table:table-cell office:value-type="float" office:value="20" calcext:value-type="float">
            <text:p>20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86902" calcext:value-type="float">
            <text:p>24486902</text:p>
          </table:table-cell>
          <table:table-cell office:value-type="float" office:value="23" calcext:value-type="float">
            <text:p>2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503323" calcext:value-type="float">
            <text:p>7503323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56122" calcext:value-type="float">
            <text:p>23956122</text:p>
          </table:table-cell>
          <table:table-cell office:value-type="float" office:value="21" calcext:value-type="float">
            <text:p>21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09551" calcext:value-type="float">
            <text:p>24309551</text:p>
          </table:table-cell>
          <table:table-cell office:value-type="float" office:value="22" calcext:value-type="float">
            <text:p>22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5992495" calcext:value-type="float">
            <text:p>5992495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04823" calcext:value-type="float">
            <text:p>23104823</text:p>
          </table:table-cell>
          <table:table-cell office:value-type="float" office:value="20" calcext:value-type="float">
            <text:p>20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70356" calcext:value-type="float">
            <text:p>24770356</text:p>
          </table:table-cell>
          <table:table-cell office:value-type="float" office:value="23" calcext:value-type="float">
            <text:p>2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073623" calcext:value-type="float">
            <text:p>7073623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21168" calcext:value-type="float">
            <text:p>23521168</text:p>
          </table:table-cell>
          <table:table-cell office:value-type="float" office:value="35" calcext:value-type="float">
            <text:p>35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35537" calcext:value-type="float">
            <text:p>22935537</text:p>
          </table:table-cell>
          <table:table-cell office:value-type="float" office:value="22.8" calcext:value-type="float">
            <text:p>22,8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8723498" calcext:value-type="float">
            <text:p>8723498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660681" calcext:value-type="float">
            <text:p>35660681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56292" calcext:value-type="float">
            <text:p>24756292</text:p>
          </table:table-cell>
          <table:table-cell office:value-type="float" office:value="21" calcext:value-type="float">
            <text:p>21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042009" calcext:value-type="float">
            <text:p>7042009</text:p>
          </table:table-cell>
          <table:table-cell office:value-type="float" office:value="67.3" calcext:value-type="float">
            <text:p>67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68668" calcext:value-type="float">
            <text:p>23168668</text:p>
          </table:table-cell>
          <table:table-cell office:value-type="float" office:value="31" calcext:value-type="float">
            <text:p>31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83987" calcext:value-type="float">
            <text:p>22783987</text:p>
          </table:table-cell>
          <table:table-cell office:value-type="float" office:value="23" calcext:value-type="float">
            <text:p>2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3989788" calcext:value-type="float">
            <text:p>13989788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63616" calcext:value-type="float">
            <text:p>23063616</text:p>
          </table:table-cell>
          <table:table-cell office:value-type="float" office:value="20.8" calcext:value-type="float">
            <text:p>20,8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58776" calcext:value-type="float">
            <text:p>22658776</text:p>
          </table:table-cell>
          <table:table-cell office:value-type="float" office:value="23" calcext:value-type="float">
            <text:p>2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426342" calcext:value-type="float">
            <text:p>7426342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82034" calcext:value-type="float">
            <text:p>22782034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72400" calcext:value-type="float">
            <text:p>21372400</text:p>
          </table:table-cell>
          <table:table-cell office:value-type="float" office:value="24" calcext:value-type="float">
            <text:p>2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8054444" calcext:value-type="float">
            <text:p>8054444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8818" calcext:value-type="float">
            <text:p>2358818</text:p>
          </table:table-cell>
          <table:table-cell office:value-type="float" office:value="21" calcext:value-type="float">
            <text:p>21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49760" calcext:value-type="float">
            <text:p>22549760</text:p>
          </table:table-cell>
          <table:table-cell office:value-type="float" office:value="25" calcext:value-type="float">
            <text:p>25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701694" calcext:value-type="float">
            <text:p>7701694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761511" calcext:value-type="float">
            <text:p>25761511</text:p>
          </table:table-cell>
          <table:table-cell office:value-type="float" office:value="31" calcext:value-type="float">
            <text:p>31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146011" calcext:value-type="float">
            <text:p>25146011</text:p>
          </table:table-cell>
          <table:table-cell office:value-type="float" office:value="24" calcext:value-type="float">
            <text:p>2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4150692" calcext:value-type="float">
            <text:p>14150692</text:p>
          </table:table-cell>
          <table:table-cell office:value-type="float" office:value="68.3" calcext:value-type="float">
            <text:p>68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150033" calcext:value-type="float">
            <text:p>21150033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28739" calcext:value-type="float">
            <text:p>24228739</text:p>
          </table:table-cell>
          <table:table-cell office:value-type="float" office:value="21" calcext:value-type="float">
            <text:p>21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8035093" calcext:value-type="float">
            <text:p>8035093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536035" calcext:value-type="float">
            <text:p>26536035</text:p>
          </table:table-cell>
          <table:table-cell office:value-type="float" office:value="31" calcext:value-type="float">
            <text:p>31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598866" calcext:value-type="float">
            <text:p>21598866</text:p>
          </table:table-cell>
          <table:table-cell office:value-type="float" office:value="22" calcext:value-type="float">
            <text:p>22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4144369" calcext:value-type="float">
            <text:p>4144369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61869" calcext:value-type="float">
            <text:p>23261869</text:p>
          </table:table-cell>
          <table:table-cell office:value-type="float" office:value="21" calcext:value-type="float">
            <text:p>21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32230" calcext:value-type="float">
            <text:p>25032230</text:p>
          </table:table-cell>
          <table:table-cell office:value-type="float" office:value="23.8" calcext:value-type="float">
            <text:p>23,8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0583236" calcext:value-type="float">
            <text:p>10583236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452442" calcext:value-type="float">
            <text:p>26452442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83596" calcext:value-type="float">
            <text:p>24283596</text:p>
          </table:table-cell>
          <table:table-cell office:value-type="float" office:value="26" calcext:value-type="float">
            <text:p>26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5431777" calcext:value-type="float">
            <text:p>15431777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14683" calcext:value-type="float">
            <text:p>23614683</text:p>
          </table:table-cell>
          <table:table-cell office:value-type="float" office:value="21" calcext:value-type="float">
            <text:p>21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58741" calcext:value-type="float">
            <text:p>6458741</text:p>
          </table:table-cell>
          <table:table-cell office:value-type="float" office:value="29" calcext:value-type="float">
            <text:p>29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485546" calcext:value-type="float">
            <text:p>7485546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27213" calcext:value-type="float">
            <text:p>2727213</text:p>
          </table:table-cell>
          <table:table-cell office:value-type="float" office:value="20.8" calcext:value-type="float">
            <text:p>20,8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12129" calcext:value-type="float">
            <text:p>22412129</text:p>
          </table:table-cell>
          <table:table-cell office:value-type="float" office:value="25" calcext:value-type="float">
            <text:p>25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022313" calcext:value-type="float">
            <text:p>7022313</text:p>
          </table:table-cell>
          <table:table-cell office:value-type="float" office:value="62.4" calcext:value-type="float">
            <text:p>62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30703" calcext:value-type="float">
            <text:p>22930703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51979" calcext:value-type="float">
            <text:p>2851979</text:p>
          </table:table-cell>
          <table:table-cell office:value-type="float" office:value="26" calcext:value-type="float">
            <text:p>26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21434850" calcext:value-type="float">
            <text:p>21434850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15616" calcext:value-type="float">
            <text:p>2715616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65464" calcext:value-type="float">
            <text:p>24265464</text:p>
          </table:table-cell>
          <table:table-cell office:value-type="float" office:value="28.7" calcext:value-type="float">
            <text:p>28,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4609185" calcext:value-type="float">
            <text:p>4609185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489044" calcext:value-type="float">
            <text:p>22489044</text:p>
          </table:table-cell>
          <table:table-cell office:value-type="float" office:value="30" calcext:value-type="float">
            <text:p>30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14192" calcext:value-type="float">
            <text:p>24514192</text:p>
          </table:table-cell>
          <table:table-cell office:value-type="float" office:value="31" calcext:value-type="float">
            <text:p>31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5628577" calcext:value-type="float">
            <text:p>5628577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1113" calcext:value-type="float">
            <text:p>2441113</text:p>
          </table:table-cell>
          <table:table-cell office:value-type="float" office:value="32" calcext:value-type="float">
            <text:p>3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95293" calcext:value-type="float">
            <text:p>26095293</text:p>
          </table:table-cell>
          <table:table-cell office:value-type="float" office:value="28" calcext:value-type="float">
            <text:p>28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21223266" calcext:value-type="float">
            <text:p>21223266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04738" calcext:value-type="float">
            <text:p>23604738</text:p>
          </table:table-cell>
          <table:table-cell office:value-type="float" office:value="21" calcext:value-type="float">
            <text:p>21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65343" calcext:value-type="float">
            <text:p>22665343</text:p>
          </table:table-cell>
          <table:table-cell office:value-type="float" office:value="27" calcext:value-type="float">
            <text:p>2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028539" calcext:value-type="float">
            <text:p>7028539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25812" calcext:value-type="float">
            <text:p>22725812</text:p>
          </table:table-cell>
          <table:table-cell office:value-type="float" office:value="21.8" calcext:value-type="float">
            <text:p>21,8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70021" calcext:value-type="float">
            <text:p>22870021</text:p>
          </table:table-cell>
          <table:table-cell office:value-type="float" office:value="28" calcext:value-type="float">
            <text:p>28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9865320" calcext:value-type="float">
            <text:p>19865320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28103" calcext:value-type="float">
            <text:p>23228103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48053" calcext:value-type="float">
            <text:p>22648053</text:p>
          </table:table-cell>
          <table:table-cell office:value-type="float" office:value="29" calcext:value-type="float">
            <text:p>29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22290840" calcext:value-type="float">
            <text:p>22290840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612905" calcext:value-type="float">
            <text:p>19612905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398644" calcext:value-type="float">
            <text:p>23398644</text:p>
          </table:table-cell>
          <table:table-cell office:value-type="float" office:value="31" calcext:value-type="float">
            <text:p>31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0952242" calcext:value-type="float">
            <text:p>10952242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72458" calcext:value-type="float">
            <text:p>23072458</text:p>
          </table:table-cell>
          <table:table-cell office:value-type="float" office:value="29" calcext:value-type="float">
            <text:p>29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49986" calcext:value-type="float">
            <text:p>22549986</text:p>
          </table:table-cell>
          <table:table-cell office:value-type="float" office:value="29" calcext:value-type="float">
            <text:p>29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22630732" calcext:value-type="float">
            <text:p>22630732</text:p>
          </table:table-cell>
          <table:table-cell office:value-type="float" office:value="57.4" calcext:value-type="float">
            <text:p>57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797800" calcext:value-type="float">
            <text:p>25797800</text:p>
          </table:table-cell>
          <table:table-cell office:value-type="float" office:value="24" calcext:value-type="float">
            <text:p>24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1239" calcext:value-type="float">
            <text:p>1681239</text:p>
          </table:table-cell>
          <table:table-cell office:value-type="float" office:value="29" calcext:value-type="float">
            <text:p>29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4118542" calcext:value-type="float">
            <text:p>4118542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34116" calcext:value-type="float">
            <text:p>22734116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70543" calcext:value-type="float">
            <text:p>24170543</text:p>
          </table:table-cell>
          <table:table-cell office:value-type="float" office:value="28.7" calcext:value-type="float">
            <text:p>28,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506294" calcext:value-type="float">
            <text:p>7506294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19073" calcext:value-type="float">
            <text:p>22619073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82842" calcext:value-type="float">
            <text:p>24082842</text:p>
          </table:table-cell>
          <table:table-cell office:value-type="float" office:value="29" calcext:value-type="float">
            <text:p>29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27543623" calcext:value-type="float">
            <text:p>27543623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82063" calcext:value-type="float">
            <text:p>22882063</text:p>
          </table:table-cell>
          <table:table-cell office:value-type="float" office:value="21.8" calcext:value-type="float">
            <text:p>21,8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51930" calcext:value-type="float">
            <text:p>22151930</text:p>
          </table:table-cell>
          <table:table-cell office:value-type="float" office:value="27" calcext:value-type="float">
            <text:p>2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23713599" calcext:value-type="float">
            <text:p>23713599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030290" calcext:value-type="float">
            <text:p>20030290</text:p>
          </table:table-cell>
          <table:table-cell office:value-type="float" office:value="25" calcext:value-type="float">
            <text:p>25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33918" calcext:value-type="float">
            <text:p>24833918</text:p>
          </table:table-cell>
          <table:table-cell office:value-type="float" office:value="27" calcext:value-type="float">
            <text:p>2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4539322" calcext:value-type="float">
            <text:p>14539322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54398" calcext:value-type="float">
            <text:p>23654398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92021" calcext:value-type="float">
            <text:p>1792021</text:p>
          </table:table-cell>
          <table:table-cell office:value-type="float" office:value="27" calcext:value-type="float">
            <text:p>2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946034" calcext:value-type="float">
            <text:p>7946034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39175" calcext:value-type="float">
            <text:p>23139175</text:p>
          </table:table-cell>
          <table:table-cell office:value-type="float" office:value="33" calcext:value-type="float">
            <text:p>33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20664643.4" calcext:value-type="float">
            <text:p>20664643,4</text:p>
          </table:table-cell>
          <table:table-cell table:formula="of:=AVERAGE([.C121:.C220])" office:value-type="float" office:value="31.287" calcext:value-type="float">
            <text:p>31,287</text:p>
          </table:table-cell>
          <table:table-cell table:formula="of:=AVERAGE([.D121:.D220])" office:value-type="float" office:value="3.71800000000001" calcext:value-type="float">
            <text:p>3,71800000000001</text:p>
          </table:table-cell>
          <table:table-cell table:number-columns-repeated="2"/>
          <table:table-cell table:formula="of:=AVERAGE([.G121:.G220])" office:value-type="float" office:value="13226660.15" calcext:value-type="float">
            <text:p>13226660,15</text:p>
          </table:table-cell>
          <table:table-cell table:formula="of:=AVERAGE([.H121:.H220])" office:value-type="float" office:value="62.999" calcext:value-type="float">
            <text:p>62,999</text:p>
          </table:table-cell>
          <table:table-cell table:formula="of:=AVERAGE([.I121:.I220])" office:value-type="float" office:value="1.8" calcext:value-type="float">
            <text:p>1,8</text:p>
          </table:table-cell>
          <table:table-cell table:number-columns-repeated="2"/>
          <table:table-cell table:formula="of:=AVERAGE([.L121:.L220])" office:value-type="float" office:value="20506216.36" calcext:value-type="float">
            <text:p>20506216,36</text:p>
          </table:table-cell>
          <table:table-cell table:formula="of:=AVERAGE([.M121:.M220])" office:value-type="float" office:value="34.497" calcext:value-type="float">
            <text:p>34,497</text:p>
          </table:table-cell>
          <table:table-cell table:formula="of:=AVERAGE([.N121:.N220])" office:value-type="float" office:value="5.81000000000001" calcext:value-type="float">
            <text:p>5,810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7250529.59607129" calcext:value-type="float">
            <text:p>7250529,59607129</text:p>
          </table:table-cell>
          <table:table-cell table:formula="of:=STDEVP([.C121:.C220])" office:value-type="float" office:value="20.6661881100507" calcext:value-type="float">
            <text:p>20,6661881100507</text:p>
          </table:table-cell>
          <table:table-cell table:formula="of:=STDEVP([.D121:.D220])" office:value-type="float" office:value="0.631724623550484" calcext:value-type="float">
            <text:p>0,631724623550484</text:p>
          </table:table-cell>
          <table:table-cell table:number-columns-repeated="2"/>
          <table:table-cell table:formula="of:=STDEVP([.G121:.G220])" office:value-type="float" office:value="7339362.11122524" calcext:value-type="float">
            <text:p>7339362,11122524</text:p>
          </table:table-cell>
          <table:table-cell table:formula="of:=STDEVP([.H121:.H220])" office:value-type="float" office:value="5.71757807117664" calcext:value-type="float">
            <text:p>5,71757807117664</text:p>
          </table:table-cell>
          <table:table-cell table:formula="of:=STDEVP([.I121:.I220])" office:value-type="float" office:value="0" calcext:value-type="float">
            <text:p>0</text:p>
          </table:table-cell>
          <table:table-cell table:number-columns-repeated="2"/>
          <table:table-cell table:formula="of:=STDEVP([.L121:.L220])" office:value-type="float" office:value="7226890.84769284" calcext:value-type="float">
            <text:p>7226890,84769284</text:p>
          </table:table-cell>
          <table:table-cell table:formula="of:=STDEVP([.M121:.M220])" office:value-type="float" office:value="25.5856266485697" calcext:value-type="float">
            <text:p>25,5856266485697</text:p>
          </table:table-cell>
          <table:table-cell table:formula="of:=STDEVP([.N121:.N220])" office:value-type="float" office:value="0.848469209812589" calcext:value-type="float">
            <text:p>0,8484692098125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23434255" calcext:value-type="float">
            <text:p>23434255</text:p>
          </table:table-cell>
          <table:table-cell table:formula="of:=MEDIAN([.C121:.C220])" office:value-type="float" office:value="27" calcext:value-type="float">
            <text:p>27</text:p>
          </table:table-cell>
          <table:table-cell table:formula="of:=MEDIAN([.D121:.D220])" office:value-type="float" office:value="4" calcext:value-type="float">
            <text:p>4</text:p>
          </table:table-cell>
          <table:table-cell table:number-columns-repeated="2"/>
          <table:table-cell table:formula="of:=MEDIAN([.G121:.G220])" office:value-type="float" office:value="10440202.5" calcext:value-type="float">
            <text:p>10440202,5</text:p>
          </table:table-cell>
          <table:table-cell table:formula="of:=MEDIAN([.H121:.H220])" office:value-type="float" office:value="63" calcext:value-type="float">
            <text:p>63</text:p>
          </table:table-cell>
          <table:table-cell table:formula="of:=MEDIAN([.I121:.I220])" office:value-type="float" office:value="1.8" calcext:value-type="float">
            <text:p>1,8</text:p>
          </table:table-cell>
          <table:table-cell table:number-columns-repeated="2"/>
          <table:table-cell table:formula="of:=MEDIAN([.L121:.L220])" office:value-type="float" office:value="23002134" calcext:value-type="float">
            <text:p>23002134</text:p>
          </table:table-cell>
          <table:table-cell table:formula="of:=MEDIAN([.M121:.M220])" office:value-type="float" office:value="27.85" calcext:value-type="float">
            <text:p>27,85</text:p>
          </table:table-cell>
          <table:table-cell table:formula="of:=MEDIAN([.N121:.N220])"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20282182.82" calcext:value-type="float">
            <text:p>20282182,82</text:p>
          </table:table-cell>
          <table:table-cell table:formula="of:=AVERAGE([.C121:.C170])" office:value-type="float" office:value="37.066" calcext:value-type="float">
            <text:p>37,066</text:p>
          </table:table-cell>
          <table:table-cell table:formula="of:=AVERAGE([.D121:.D170])" office:value-type="float" office:value="3.37" calcext:value-type="float">
            <text:p>3,37</text:p>
          </table:table-cell>
          <table:table-cell table:number-columns-repeated="2"/>
          <table:table-cell table:formula="of:=AVERAGE([.G121:.G170])" office:value-type="float" office:value="13672780.06" calcext:value-type="float">
            <text:p>13672780,06</text:p>
          </table:table-cell>
          <table:table-cell table:formula="of:=AVERAGE([.H121:.H170])" office:value-type="float" office:value="61.242" calcext:value-type="float">
            <text:p>61,242</text:p>
          </table:table-cell>
          <table:table-cell table:formula="of:=AVERAGE([.I121:.I170])" office:value-type="float" office:value="1.8" calcext:value-type="float">
            <text:p>1,8</text:p>
          </table:table-cell>
          <table:table-cell table:number-columns-repeated="2"/>
          <table:table-cell table:formula="of:=AVERAGE([.L121:.L170])" office:value-type="float" office:value="19556180.64" calcext:value-type="float">
            <text:p>19556180,64</text:p>
          </table:table-cell>
          <table:table-cell table:formula="of:=AVERAGE([.M121:.M170])" office:value-type="float" office:value="43.56" calcext:value-type="float">
            <text:p>43,56</text:p>
          </table:table-cell>
          <table:table-cell table:formula="of:=AVERAGE([.N121:.N170])" office:value-type="float" office:value="5.386" calcext:value-type="float">
            <text:p>5,3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21047103.98" calcext:value-type="float">
            <text:p>21047103,98</text:p>
          </table:table-cell>
          <table:table-cell table:formula="of:=AVERAGE([.C171:.C220])" office:value-type="float" office:value="25.508" calcext:value-type="float">
            <text:p>25,508</text:p>
          </table:table-cell>
          <table:table-cell table:formula="of:=AVERAGE([.D171:.D220])" office:value-type="float" office:value="4.066" calcext:value-type="float">
            <text:p>4,066</text:p>
          </table:table-cell>
          <table:table-cell table:number-columns-repeated="2"/>
          <table:table-cell table:formula="of:=AVERAGE([.G171:.G220])" office:value-type="float" office:value="12780540.24" calcext:value-type="float">
            <text:p>12780540,24</text:p>
          </table:table-cell>
          <table:table-cell table:formula="of:=AVERAGE([.H171:.H220])" office:value-type="float" office:value="64.756" calcext:value-type="float">
            <text:p>64,756</text:p>
          </table:table-cell>
          <table:table-cell table:formula="of:=AVERAGE([.I171:.I220])" office:value-type="float" office:value="1.8" calcext:value-type="float">
            <text:p>1,8</text:p>
          </table:table-cell>
          <table:table-cell table:number-columns-repeated="2"/>
          <table:table-cell table:formula="of:=AVERAGE([.L171:.L220])" office:value-type="float" office:value="21456252.08" calcext:value-type="float">
            <text:p>21456252,08</text:p>
          </table:table-cell>
          <table:table-cell table:formula="of:=AVERAGE([.M171:.M220])" office:value-type="float" office:value="25.434" calcext:value-type="float">
            <text:p>25,434</text:p>
          </table:table-cell>
          <table:table-cell table:formula="of:=AVERAGE([.N171:.N220])" office:value-type="float" office:value="6.23399999999999" calcext:value-type="float">
            <text:p>6,233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6805510.20580854" calcext:value-type="float">
            <text:p>6805510,20580854</text:p>
          </table:table-cell>
          <table:table-cell table:formula="of:=STDEVP([.C171:.C220])" office:value-type="float" office:value="3.40281295401319" calcext:value-type="float">
            <text:p>3,40281295401319</text:p>
          </table:table-cell>
          <table:table-cell table:formula="of:=STDEVP([.D171:.D220])" office:value-type="float" office:value="0.0473708771293079" calcext:value-type="float">
            <text:p>0,047370877129308</text:p>
          </table:table-cell>
          <table:table-cell table:number-columns-repeated="2"/>
          <table:table-cell table:formula="of:=STDEVP([.G171:.G220])" office:value-type="float" office:value="7423347.20807706" calcext:value-type="float">
            <text:p>7423347,20807706</text:p>
          </table:table-cell>
          <table:table-cell table:formula="of:=STDEVP([.H171:.H220])" office:value-type="float" office:value="6.1838874504635" calcext:value-type="float">
            <text:p>6,1838874504635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6699304.20716025" calcext:value-type="float">
            <text:p>6699304,20716025</text:p>
          </table:table-cell>
          <table:table-cell table:formula="of:=STDEVP([.M171:.M220])" office:value-type="float" office:value="5.18203087601762" calcext:value-type="float">
            <text:p>5,18203087601762</text:p>
          </table:table-cell>
          <table:table-cell table:formula="of:=STDEVP([.N171:.N220])" office:value-type="float" office:value="0.0473708771293079" calcext:value-type="float">
            <text:p>0,0473708771293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23621645.5" calcext:value-type="float">
            <text:p>23621645,5</text:p>
          </table:table-cell>
          <table:table-cell table:formula="of:=MEDIAN([.C121:.C170])" office:value-type="float" office:value="29.35" calcext:value-type="float">
            <text:p>29,35</text:p>
          </table:table-cell>
          <table:table-cell table:formula="of:=MEDIAN([.D121:.D170])" office:value-type="float" office:value="3.7" calcext:value-type="float">
            <text:p>3,7</text:p>
          </table:table-cell>
          <table:table-cell table:number-columns-repeated="2"/>
          <table:table-cell table:formula="of:=MEDIAN([.G121:.G170])" office:value-type="float" office:value="11698225" calcext:value-type="float">
            <text:p>11698225</text:p>
          </table:table-cell>
          <table:table-cell table:formula="of:=MEDIAN([.H121:.H170])" office:value-type="float" office:value="60.7" calcext:value-type="float">
            <text:p>60,7</text:p>
          </table:table-cell>
          <table:table-cell table:formula="of:=MEDIAN([.I121:.I170])" office:value-type="float" office:value="1.8" calcext:value-type="float">
            <text:p>1,8</text:p>
          </table:table-cell>
          <table:table-cell table:number-columns-repeated="2"/>
          <table:table-cell table:formula="of:=MEDIAN([.L121:.L170])" office:value-type="float" office:value="22698266" calcext:value-type="float">
            <text:p>22698266</text:p>
          </table:table-cell>
          <table:table-cell table:formula="of:=MEDIAN([.M121:.M170])" office:value-type="float" office:value="33" calcext:value-type="float">
            <text:p>33</text:p>
          </table:table-cell>
          <table:table-cell table:formula="of:=MEDIAN([.N121:.N170])"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22917933" calcext:value-type="float">
            <text:p>22917933</text:p>
          </table:table-cell>
          <table:table-cell table:formula="of:=MEDIAN([.C171:.C220])" office:value-type="float" office:value="24.5" calcext:value-type="float">
            <text:p>24,5</text:p>
          </table:table-cell>
          <table:table-cell table:formula="of:=MEDIAN([.D171:.D220])" office:value-type="float" office:value="4.1" calcext:value-type="float">
            <text:p>4,1</text:p>
          </table:table-cell>
          <table:table-cell table:number-columns-repeated="2"/>
          <table:table-cell table:formula="of:=MEDIAN([.G171:.G220])" office:value-type="float" office:value="9698764" calcext:value-type="float">
            <text:p>9698764</text:p>
          </table:table-cell>
          <table:table-cell table:formula="of:=MEDIAN([.H171:.H220])" office:value-type="float" office:value="66" calcext:value-type="float">
            <text:p>66</text:p>
          </table:table-cell>
          <table:table-cell table:formula="of:=MEDIAN([.I171:.I220])" office:value-type="float" office:value="1.8" calcext:value-type="float">
            <text:p>1,8</text:p>
          </table:table-cell>
          <table:table-cell table:number-columns-repeated="2"/>
          <table:table-cell table:formula="of:=MEDIAN([.L171:.L220])" office:value-type="float" office:value="23120285.5" calcext:value-type="float">
            <text:p>23120285,5</text:p>
          </table:table-cell>
          <table:table-cell table:formula="of:=MEDIAN([.M171:.M220])" office:value-type="float" office:value="22" calcext:value-type="float">
            <text:p>22</text:p>
          </table:table-cell>
          <table:table-cell table:formula="of:=MEDIAN([.N171:.N220])" office:value-type="float" office:value="6.2" calcext:value-type="float">
            <text:p>6,2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1797285" calcext:value-type="float">
            <text:p>11797285</text:p>
          </table:table-cell>
          <table:table-cell office:value-type="float" office:value="166.7" calcext:value-type="float">
            <text:p>166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7820917" calcext:value-type="float">
            <text:p>7820917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22447855" calcext:value-type="float">
            <text:p>22447855</text:p>
          </table:table-cell>
          <table:table-cell office:value-type="float" office:value="125" calcext:value-type="float">
            <text:p>12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93374" calcext:value-type="float">
            <text:p>5393374</text:p>
          </table:table-cell>
          <table:table-cell office:value-type="float" office:value="191.1" calcext:value-type="float">
            <text:p>191,1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7198402" calcext:value-type="float">
            <text:p>719840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626226" calcext:value-type="float">
            <text:p>10626226</text:p>
          </table:table-cell>
          <table:table-cell office:value-type="float" office:value="178" calcext:value-type="float">
            <text:p>178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75212" calcext:value-type="float">
            <text:p>3075212</text:p>
          </table:table-cell>
          <table:table-cell office:value-type="float" office:value="117" calcext:value-type="float">
            <text:p>1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03519" calcext:value-type="float">
            <text:p>6103519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784701" calcext:value-type="float">
            <text:p>9784701</text:p>
          </table:table-cell>
          <table:table-cell office:value-type="float" office:value="186" calcext:value-type="float">
            <text:p>186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00291" calcext:value-type="float">
            <text:p>5100291</text:p>
          </table:table-cell>
          <table:table-cell office:value-type="float" office:value="104" calcext:value-type="float">
            <text:p>10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614624" calcext:value-type="float">
            <text:p>6614624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87474" calcext:value-type="float">
            <text:p>3187474</text:p>
          </table:table-cell>
          <table:table-cell office:value-type="float" office:value="152" calcext:value-type="float">
            <text:p>15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03167" calcext:value-type="float">
            <text:p>3703167</text:p>
          </table:table-cell>
          <table:table-cell office:value-type="float" office:value="132" calcext:value-type="float">
            <text:p>13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728147" calcext:value-type="float">
            <text:p>672814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489042" calcext:value-type="float">
            <text:p>9489042</text:p>
          </table:table-cell>
          <table:table-cell office:value-type="float" office:value="140" calcext:value-type="float">
            <text:p>14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56531" calcext:value-type="float">
            <text:p>11656531</text:p>
          </table:table-cell>
          <table:table-cell office:value-type="float" office:value="119" calcext:value-type="float">
            <text:p>11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848429" calcext:value-type="float">
            <text:p>3848429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60171" calcext:value-type="float">
            <text:p>1960171</text:p>
          </table:table-cell>
          <table:table-cell office:value-type="float" office:value="132" calcext:value-type="float">
            <text:p>13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21711" calcext:value-type="float">
            <text:p>11721711</text:p>
          </table:table-cell>
          <table:table-cell office:value-type="float" office:value="68" calcext:value-type="float">
            <text:p>6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5495480" calcext:value-type="float">
            <text:p>549548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286024" calcext:value-type="float">
            <text:p>12286024</text:p>
          </table:table-cell>
          <table:table-cell office:value-type="float" office:value="81" calcext:value-type="float">
            <text:p>8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93390" calcext:value-type="float">
            <text:p>12793390</text:p>
          </table:table-cell>
          <table:table-cell office:value-type="float" office:value="55" calcext:value-type="float">
            <text:p>5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3440269" calcext:value-type="float">
            <text:p>1344026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82377" calcext:value-type="float">
            <text:p>10882377</text:p>
          </table:table-cell>
          <table:table-cell office:value-type="float" office:value="78" calcext:value-type="float">
            <text:p>78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88487" calcext:value-type="float">
            <text:p>9688487</text:p>
          </table:table-cell>
          <table:table-cell office:value-type="float" office:value="64.4" calcext:value-type="float">
            <text:p>64,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4689582" calcext:value-type="float">
            <text:p>4689582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147007" calcext:value-type="float">
            <text:p>12147007</text:p>
          </table:table-cell>
          <table:table-cell office:value-type="float" office:value="52.5" calcext:value-type="float">
            <text:p>52,5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70290" calcext:value-type="float">
            <text:p>11370290</text:p>
          </table:table-cell>
          <table:table-cell office:value-type="float" office:value="75" calcext:value-type="float">
            <text:p>7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158539" calcext:value-type="float">
            <text:p>7158539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328669" calcext:value-type="float">
            <text:p>12328669</text:p>
          </table:table-cell>
          <table:table-cell office:value-type="float" office:value="95" calcext:value-type="float">
            <text:p>95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36225" calcext:value-type="float">
            <text:p>11536225</text:p>
          </table:table-cell>
          <table:table-cell office:value-type="float" office:value="53" calcext:value-type="float">
            <text:p>53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4340116" calcext:value-type="float">
            <text:p>434011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71665" calcext:value-type="float">
            <text:p>11871665</text:p>
          </table:table-cell>
          <table:table-cell office:value-type="float" office:value="66" calcext:value-type="float">
            <text:p>66</text:p>
          </table:table-cell>
          <table:table-cell office:value-type="float" office:value="5.9" calcext:value-type="float">
            <text:p>5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275895" calcext:value-type="float">
            <text:p>13275895</text:p>
          </table:table-cell>
          <table:table-cell office:value-type="float" office:value="52" calcext:value-type="float">
            <text:p>52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878038" calcext:value-type="float">
            <text:p>387803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0897" calcext:value-type="float">
            <text:p>2370897</text:p>
          </table:table-cell>
          <table:table-cell office:value-type="float" office:value="58" calcext:value-type="float">
            <text:p>58</text:p>
          </table:table-cell>
          <table:table-cell office:value-type="float" office:value="5.9" calcext:value-type="float">
            <text:p>5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16164" calcext:value-type="float">
            <text:p>3616164</text:p>
          </table:table-cell>
          <table:table-cell office:value-type="float" office:value="54" calcext:value-type="float">
            <text:p>54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7061086" calcext:value-type="float">
            <text:p>706108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309060" calcext:value-type="float">
            <text:p>12309060</text:p>
          </table:table-cell>
          <table:table-cell office:value-type="float" office:value="48" calcext:value-type="float">
            <text:p>48</text:p>
          </table:table-cell>
          <table:table-cell office:value-type="float" office:value="5.9" calcext:value-type="float">
            <text:p>5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7390" calcext:value-type="float">
            <text:p>8117390</text:p>
          </table:table-cell>
          <table:table-cell office:value-type="float" office:value="86" calcext:value-type="float">
            <text:p>86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4686859" calcext:value-type="float">
            <text:p>468685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88944" calcext:value-type="float">
            <text:p>11688944</text:p>
          </table:table-cell>
          <table:table-cell office:value-type="float" office:value="82" calcext:value-type="float">
            <text:p>82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65130" calcext:value-type="float">
            <text:p>3465130</text:p>
          </table:table-cell>
          <table:table-cell office:value-type="float" office:value="69" calcext:value-type="float">
            <text:p>69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5691481" calcext:value-type="float">
            <text:p>5691481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49343" calcext:value-type="float">
            <text:p>4049343</text:p>
          </table:table-cell>
          <table:table-cell office:value-type="float" office:value="77" calcext:value-type="float">
            <text:p>77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7015" calcext:value-type="float">
            <text:p>6357015</text:p>
          </table:table-cell>
          <table:table-cell office:value-type="float" office:value="68" calcext:value-type="float">
            <text:p>68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5778061" calcext:value-type="float">
            <text:p>5778061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884868" calcext:value-type="float">
            <text:p>12884868</text:p>
          </table:table-cell>
          <table:table-cell office:value-type="float" office:value="69" calcext:value-type="float">
            <text:p>69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30634" calcext:value-type="float">
            <text:p>11030634</text:p>
          </table:table-cell>
          <table:table-cell office:value-type="float" office:value="64.4" calcext:value-type="float">
            <text:p>64,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17069" calcext:value-type="float">
            <text:p>841706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62497" calcext:value-type="float">
            <text:p>11362497</text:p>
          </table:table-cell>
          <table:table-cell office:value-type="float" office:value="85.1" calcext:value-type="float">
            <text:p>85,1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15660" calcext:value-type="float">
            <text:p>1311566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74004" calcext:value-type="float">
            <text:p>407400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42411" calcext:value-type="float">
            <text:p>11242411</text:p>
          </table:table-cell>
          <table:table-cell office:value-type="float" office:value="52" calcext:value-type="float">
            <text:p>5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18581" calcext:value-type="float">
            <text:p>1291858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783436" calcext:value-type="float">
            <text:p>378343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89533" calcext:value-type="float">
            <text:p>11489533</text:p>
          </table:table-cell>
          <table:table-cell office:value-type="float" office:value="45" calcext:value-type="float">
            <text:p>45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77066" calcext:value-type="float">
            <text:p>3177066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184782" calcext:value-type="float">
            <text:p>7184782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1837" calcext:value-type="float">
            <text:p>2351837</text:p>
          </table:table-cell>
          <table:table-cell office:value-type="float" office:value="60" calcext:value-type="float">
            <text:p>60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83639" calcext:value-type="float">
            <text:p>11583639</text:p>
          </table:table-cell>
          <table:table-cell office:value-type="float" office:value="48" calcext:value-type="float">
            <text:p>48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7857985" calcext:value-type="float">
            <text:p>785798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29979" calcext:value-type="float">
            <text:p>12429979</text:p>
          </table:table-cell>
          <table:table-cell office:value-type="float" office:value="55" calcext:value-type="float">
            <text:p>55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13030" calcext:value-type="float">
            <text:p>3013030</text:p>
          </table:table-cell>
          <table:table-cell office:value-type="float" office:value="60" calcext:value-type="float">
            <text:p>60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6148743" calcext:value-type="float">
            <text:p>614874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20735" calcext:value-type="float">
            <text:p>11120735</text:p>
          </table:table-cell>
          <table:table-cell office:value-type="float" office:value="48" calcext:value-type="float">
            <text:p>48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00565" calcext:value-type="float">
            <text:p>5500565</text:p>
          </table:table-cell>
          <table:table-cell office:value-type="float" office:value="68" calcext:value-type="float">
            <text:p>68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5772917" calcext:value-type="float">
            <text:p>577291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29769" calcext:value-type="float">
            <text:p>1529769</text:p>
          </table:table-cell>
          <table:table-cell office:value-type="float" office:value="60" calcext:value-type="float">
            <text:p>6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18248" calcext:value-type="float">
            <text:p>11018248</text:p>
          </table:table-cell>
          <table:table-cell office:value-type="float" office:value="69.3" calcext:value-type="float">
            <text:p>69,3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20709707" calcext:value-type="float">
            <text:p>20709707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78510" calcext:value-type="float">
            <text:p>11578510</text:p>
          </table:table-cell>
          <table:table-cell office:value-type="float" office:value="63.4" calcext:value-type="float">
            <text:p>63,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89111" calcext:value-type="float">
            <text:p>11189111</text:p>
          </table:table-cell>
          <table:table-cell office:value-type="float" office:value="60" calcext:value-type="float">
            <text:p>60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8007495" calcext:value-type="float">
            <text:p>800749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93548" calcext:value-type="float">
            <text:p>11693548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405264" calcext:value-type="float">
            <text:p>13405264</text:p>
          </table:table-cell>
          <table:table-cell office:value-type="float" office:value="57" calcext:value-type="float">
            <text:p>57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5284011" calcext:value-type="float">
            <text:p>528401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32213" calcext:value-type="float">
            <text:p>3532213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33002" calcext:value-type="float">
            <text:p>3333002</text:p>
          </table:table-cell>
          <table:table-cell office:value-type="float" office:value="64" calcext:value-type="float">
            <text:p>64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6598711" calcext:value-type="float">
            <text:p>659871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93195" calcext:value-type="float">
            <text:p>13393195</text:p>
          </table:table-cell>
          <table:table-cell office:value-type="float" office:value="70" calcext:value-type="float">
            <text:p>7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83724" calcext:value-type="float">
            <text:p>10083724</text:p>
          </table:table-cell>
          <table:table-cell office:value-type="float" office:value="89" calcext:value-type="float">
            <text:p>89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4659451" calcext:value-type="float">
            <text:p>465945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80252" calcext:value-type="float">
            <text:p>11880252</text:p>
          </table:table-cell>
          <table:table-cell office:value-type="float" office:value="60" calcext:value-type="float">
            <text:p>6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02008" calcext:value-type="float">
            <text:p>11102008</text:p>
          </table:table-cell>
          <table:table-cell office:value-type="float" office:value="62" calcext:value-type="float">
            <text:p>6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6323109" calcext:value-type="float">
            <text:p>632310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83694" calcext:value-type="float">
            <text:p>1683694</text:p>
          </table:table-cell>
          <table:table-cell office:value-type="float" office:value="57" calcext:value-type="float">
            <text:p>5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91252" calcext:value-type="float">
            <text:p>11191252</text:p>
          </table:table-cell>
          <table:table-cell office:value-type="float" office:value="51" calcext:value-type="float">
            <text:p>51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19630870" calcext:value-type="float">
            <text:p>1963087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59659" calcext:value-type="float">
            <text:p>1759659</text:p>
          </table:table-cell>
          <table:table-cell office:value-type="float" office:value="57" calcext:value-type="float">
            <text:p>5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90095" calcext:value-type="float">
            <text:p>10990095</text:p>
          </table:table-cell>
          <table:table-cell office:value-type="float" office:value="52" calcext:value-type="float">
            <text:p>52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7664740" calcext:value-type="float">
            <text:p>766474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21248" calcext:value-type="float">
            <text:p>11321248</text:p>
          </table:table-cell>
          <table:table-cell office:value-type="float" office:value="47" calcext:value-type="float">
            <text:p>47</text:p>
          </table:table-cell>
          <table:table-cell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30590" calcext:value-type="float">
            <text:p>6130590</text:p>
          </table:table-cell>
          <table:table-cell office:value-type="float" office:value="50.5" calcext:value-type="float">
            <text:p>50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6997068" calcext:value-type="float">
            <text:p>699706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76364" calcext:value-type="float">
            <text:p>12076364</text:p>
          </table:table-cell>
          <table:table-cell office:value-type="float" office:value="47.5" calcext:value-type="float">
            <text:p>47,5</text:p>
          </table:table-cell>
          <table:table-cell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03658" calcext:value-type="float">
            <text:p>9703658</text:p>
          </table:table-cell>
          <table:table-cell office:value-type="float" office:value="49" calcext:value-type="float">
            <text:p>49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4615273" calcext:value-type="float">
            <text:p>461527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300737" calcext:value-type="float">
            <text:p>10300737</text:p>
          </table:table-cell>
          <table:table-cell office:value-type="float" office:value="59" calcext:value-type="float">
            <text:p>59</text:p>
          </table:table-cell>
          <table:table-cell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71236" calcext:value-type="float">
            <text:p>11071236</text:p>
          </table:table-cell>
          <table:table-cell office:value-type="float" office:value="65" calcext:value-type="float">
            <text:p>6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6368976" calcext:value-type="float">
            <text:p>636897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56826" calcext:value-type="float">
            <text:p>3156826</text:p>
          </table:table-cell>
          <table:table-cell office:value-type="float" office:value="56" calcext:value-type="float">
            <text:p>56</text:p>
          </table:table-cell>
          <table:table-cell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4638" calcext:value-type="float">
            <text:p>2784638</text:p>
          </table:table-cell>
          <table:table-cell office:value-type="float" office:value="58" calcext:value-type="float">
            <text:p>5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5681261" calcext:value-type="float">
            <text:p>568126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68473" calcext:value-type="float">
            <text:p>12468473</text:p>
          </table:table-cell>
          <table:table-cell office:value-type="float" office:value="42" calcext:value-type="float">
            <text:p>42</text:p>
          </table:table-cell>
          <table:table-cell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33348" calcext:value-type="float">
            <text:p>3333348</text:p>
          </table:table-cell>
          <table:table-cell office:value-type="float" office:value="56.4" calcext:value-type="float">
            <text:p>56,4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4592121" calcext:value-type="float">
            <text:p>459212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860819" calcext:value-type="float">
            <text:p>12860819</text:p>
          </table:table-cell>
          <table:table-cell office:value-type="float" office:value="41" calcext:value-type="float">
            <text:p>4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11193" calcext:value-type="float">
            <text:p>8411193</text:p>
          </table:table-cell>
          <table:table-cell office:value-type="float" office:value="58" calcext:value-type="float">
            <text:p>5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7070631" calcext:value-type="float">
            <text:p>707063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32360" calcext:value-type="float">
            <text:p>11732360</text:p>
          </table:table-cell>
          <table:table-cell office:value-type="float" office:value="52" calcext:value-type="float">
            <text:p>5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26107" calcext:value-type="float">
            <text:p>9426107</text:p>
          </table:table-cell>
          <table:table-cell office:value-type="float" office:value="61" calcext:value-type="float">
            <text:p>61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4322859" calcext:value-type="float">
            <text:p>432285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274271" calcext:value-type="float">
            <text:p>12274271</text:p>
          </table:table-cell>
          <table:table-cell office:value-type="float" office:value="45" calcext:value-type="float">
            <text:p>45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82069" calcext:value-type="float">
            <text:p>11782069</text:p>
          </table:table-cell>
          <table:table-cell office:value-type="float" office:value="59" calcext:value-type="float">
            <text:p>59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6391320" calcext:value-type="float">
            <text:p>639132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14620" calcext:value-type="float">
            <text:p>13114620</text:p>
          </table:table-cell>
          <table:table-cell office:value-type="float" office:value="53" calcext:value-type="float">
            <text:p>5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85208" calcext:value-type="float">
            <text:p>3185208</text:p>
          </table:table-cell>
          <table:table-cell office:value-type="float" office:value="53" calcext:value-type="float">
            <text:p>5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5119027" calcext:value-type="float">
            <text:p>511902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79283" calcext:value-type="float">
            <text:p>14879283</text:p>
          </table:table-cell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06127" calcext:value-type="float">
            <text:p>12306127</text:p>
          </table:table-cell>
          <table:table-cell office:value-type="float" office:value="53.5" calcext:value-type="float">
            <text:p>53,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5229133" calcext:value-type="float">
            <text:p>522913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97421" calcext:value-type="float">
            <text:p>11297421</text:p>
          </table:table-cell>
          <table:table-cell office:value-type="float" office:value="52.5" calcext:value-type="float">
            <text:p>52,5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14132" calcext:value-type="float">
            <text:p>11714132</text:p>
          </table:table-cell>
          <table:table-cell office:value-type="float" office:value="57" calcext:value-type="float">
            <text:p>57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4608732" calcext:value-type="float">
            <text:p>460873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70285" calcext:value-type="float">
            <text:p>11470285</text:p>
          </table:table-cell>
          <table:table-cell office:value-type="float" office:value="41" calcext:value-type="float">
            <text:p>4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52659" calcext:value-type="float">
            <text:p>9452659</text:p>
          </table:table-cell>
          <table:table-cell office:value-type="float" office:value="58" calcext:value-type="float">
            <text:p>58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4757669" calcext:value-type="float">
            <text:p>475766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80001" calcext:value-type="float">
            <text:p>11380001</text:p>
          </table:table-cell>
          <table:table-cell office:value-type="float" office:value="43" calcext:value-type="float">
            <text:p>4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72429" calcext:value-type="float">
            <text:p>2772429</text:p>
          </table:table-cell>
          <table:table-cell office:value-type="float" office:value="66" calcext:value-type="float">
            <text:p>66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4887801" calcext:value-type="float">
            <text:p>488780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46476" calcext:value-type="float">
            <text:p>2646476</text:p>
          </table:table-cell>
          <table:table-cell office:value-type="float" office:value="51" calcext:value-type="float">
            <text:p>5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21601" calcext:value-type="float">
            <text:p>9621601</text:p>
          </table:table-cell>
          <table:table-cell office:value-type="float" office:value="58" calcext:value-type="float">
            <text:p>5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5202951" calcext:value-type="float">
            <text:p>520295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97176" calcext:value-type="float">
            <text:p>11597176</text:p>
          </table:table-cell>
          <table:table-cell office:value-type="float" office:value="52" calcext:value-type="float">
            <text:p>5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718784" calcext:value-type="float">
            <text:p>13718784</text:p>
          </table:table-cell>
          <table:table-cell office:value-type="float" office:value="58" calcext:value-type="float">
            <text:p>5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801365" calcext:value-type="float">
            <text:p>380136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57676" calcext:value-type="float">
            <text:p>13457676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76885" calcext:value-type="float">
            <text:p>5776885</text:p>
          </table:table-cell>
          <table:table-cell office:value-type="float" office:value="57" calcext:value-type="float">
            <text:p>57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4699243" calcext:value-type="float">
            <text:p>469924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07541" calcext:value-type="float">
            <text:p>10807541</text:p>
          </table:table-cell>
          <table:table-cell office:value-type="float" office:value="49" calcext:value-type="float">
            <text:p>49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33839" calcext:value-type="float">
            <text:p>8933839</text:p>
          </table:table-cell>
          <table:table-cell office:value-type="float" office:value="56.4" calcext:value-type="float">
            <text:p>56,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4112231" calcext:value-type="float">
            <text:p>411223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07212" calcext:value-type="float">
            <text:p>11207212</text:p>
          </table:table-cell>
          <table:table-cell office:value-type="float" office:value="41" calcext:value-type="float">
            <text:p>4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76670" calcext:value-type="float">
            <text:p>3476670</text:p>
          </table:table-cell>
          <table:table-cell office:value-type="float" office:value="61" calcext:value-type="float">
            <text:p>6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905118" calcext:value-type="float">
            <text:p>690511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17942" calcext:value-type="float">
            <text:p>11817942</text:p>
          </table:table-cell>
          <table:table-cell office:value-type="float" office:value="40.6" calcext:value-type="float">
            <text:p>40,6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89187" calcext:value-type="float">
            <text:p>12689187</text:p>
          </table:table-cell>
          <table:table-cell office:value-type="float" office:value="58" calcext:value-type="float">
            <text:p>5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104763" calcext:value-type="float">
            <text:p>710476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48579" calcext:value-type="float">
            <text:p>13348579</text:p>
          </table:table-cell>
          <table:table-cell office:value-type="float" office:value="43" calcext:value-type="float">
            <text:p>4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99264" calcext:value-type="float">
            <text:p>5799264</text:p>
          </table:table-cell>
          <table:table-cell office:value-type="float" office:value="58" calcext:value-type="float">
            <text:p>5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5609550" calcext:value-type="float">
            <text:p>560955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62079" calcext:value-type="float">
            <text:p>11862079</text:p>
          </table:table-cell>
          <table:table-cell office:value-type="float" office:value="55" calcext:value-type="float">
            <text:p>55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0249" calcext:value-type="float">
            <text:p>4970249</text:p>
          </table:table-cell>
          <table:table-cell office:value-type="float" office:value="64" calcext:value-type="float">
            <text:p>6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5894498" calcext:value-type="float">
            <text:p>589449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78533" calcext:value-type="float">
            <text:p>1878533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2314" calcext:value-type="float">
            <text:p>3782314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5893765" calcext:value-type="float">
            <text:p>589376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207737" calcext:value-type="float">
            <text:p>10207737</text:p>
          </table:table-cell>
          <table:table-cell office:value-type="float" office:value="41" calcext:value-type="float">
            <text:p>4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70635" calcext:value-type="float">
            <text:p>11870635</text:p>
          </table:table-cell>
          <table:table-cell office:value-type="float" office:value="52" calcext:value-type="float">
            <text:p>5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500274" calcext:value-type="float">
            <text:p>650027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511258" calcext:value-type="float">
            <text:p>12511258</text:p>
          </table:table-cell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8331" calcext:value-type="float">
            <text:p>2668331</text:p>
          </table:table-cell>
          <table:table-cell office:value-type="float" office:value="45.5" calcext:value-type="float">
            <text:p>45,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828075" calcext:value-type="float">
            <text:p>782807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87721" calcext:value-type="float">
            <text:p>11487721</text:p>
          </table:table-cell>
          <table:table-cell office:value-type="float" office:value="51" calcext:value-type="float">
            <text:p>5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32695" calcext:value-type="float">
            <text:p>12732695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437754" calcext:value-type="float">
            <text:p>743775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248855" calcext:value-type="float">
            <text:p>10248855</text:p>
          </table:table-cell>
          <table:table-cell office:value-type="float" office:value="41.6" calcext:value-type="float">
            <text:p>41,6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46933" calcext:value-type="float">
            <text:p>10146933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870598" calcext:value-type="float">
            <text:p>687059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9242" calcext:value-type="float">
            <text:p>2519242</text:p>
          </table:table-cell>
          <table:table-cell office:value-type="float" office:value="41" calcext:value-type="float">
            <text:p>4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62776" calcext:value-type="float">
            <text:p>9962776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975121" calcext:value-type="float">
            <text:p>797512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70097" calcext:value-type="float">
            <text:p>1670097</text:p>
          </table:table-cell>
          <table:table-cell office:value-type="float" office:value="52" calcext:value-type="float">
            <text:p>5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94473" calcext:value-type="float">
            <text:p>11594473</text:p>
          </table:table-cell>
          <table:table-cell office:value-type="float" office:value="57" calcext:value-type="float">
            <text:p>5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346852" calcext:value-type="float">
            <text:p>734685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06736" calcext:value-type="float">
            <text:p>11606736</text:p>
          </table:table-cell>
          <table:table-cell office:value-type="float" office:value="41" calcext:value-type="float">
            <text:p>4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77612" calcext:value-type="float">
            <text:p>12577612</text:p>
          </table:table-cell>
          <table:table-cell office:value-type="float" office:value="49" calcext:value-type="float">
            <text:p>4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4436243" calcext:value-type="float">
            <text:p>443624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57355" calcext:value-type="float">
            <text:p>11357355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45454" calcext:value-type="float">
            <text:p>12945454</text:p>
          </table:table-cell>
          <table:table-cell office:value-type="float" office:value="49" calcext:value-type="float">
            <text:p>4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933340" calcext:value-type="float">
            <text:p>693334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021976" calcext:value-type="float">
            <text:p>10021976</text:p>
          </table:table-cell>
          <table:table-cell office:value-type="float" office:value="52" calcext:value-type="float">
            <text:p>5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83098" calcext:value-type="float">
            <text:p>3283098</text:p>
          </table:table-cell>
          <table:table-cell office:value-type="float" office:value="51" calcext:value-type="float">
            <text:p>51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990011" calcext:value-type="float">
            <text:p>699001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23901" calcext:value-type="float">
            <text:p>11023901</text:p>
          </table:table-cell>
          <table:table-cell office:value-type="float" office:value="41" calcext:value-type="float">
            <text:p>4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69744" calcext:value-type="float">
            <text:p>3269744</text:p>
          </table:table-cell>
          <table:table-cell office:value-type="float" office:value="56.4" calcext:value-type="float">
            <text:p>56,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049662" calcext:value-type="float">
            <text:p>704966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72995" calcext:value-type="float">
            <text:p>3372995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3343" calcext:value-type="float">
            <text:p>2453343</text:p>
          </table:table-cell>
          <table:table-cell office:value-type="float" office:value="54" calcext:value-type="float">
            <text:p>5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756503" calcext:value-type="float">
            <text:p>675650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656941" calcext:value-type="float">
            <text:p>10656941</text:p>
          </table:table-cell>
          <table:table-cell office:value-type="float" office:value="49" calcext:value-type="float">
            <text:p>49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34240" calcext:value-type="float">
            <text:p>6934240</text:p>
          </table:table-cell>
          <table:table-cell office:value-type="float" office:value="58" calcext:value-type="float">
            <text:p>58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4704053" calcext:value-type="float">
            <text:p>470405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13730" calcext:value-type="float">
            <text:p>11213730</text:p>
          </table:table-cell>
          <table:table-cell office:value-type="float" office:value="43" calcext:value-type="float">
            <text:p>4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91793" calcext:value-type="float">
            <text:p>3591793</text:p>
          </table:table-cell>
          <table:table-cell office:value-type="float" office:value="59" calcext:value-type="float">
            <text:p>59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5265656" calcext:value-type="float">
            <text:p>526565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73940" calcext:value-type="float">
            <text:p>11273940</text:p>
          </table:table-cell>
          <table:table-cell office:value-type="float" office:value="41.6" calcext:value-type="float">
            <text:p>41,6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29226" calcext:value-type="float">
            <text:p>7929226</text:p>
          </table:table-cell>
          <table:table-cell office:value-type="float" office:value="56" calcext:value-type="float">
            <text:p>56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5195183" calcext:value-type="float">
            <text:p>519518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92688" calcext:value-type="float">
            <text:p>11892688</text:p>
          </table:table-cell>
          <table:table-cell office:value-type="float" office:value="44" calcext:value-type="float">
            <text:p>44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75244" calcext:value-type="float">
            <text:p>11575244</text:p>
          </table:table-cell>
          <table:table-cell office:value-type="float" office:value="59" calcext:value-type="float">
            <text:p>59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4753000" calcext:value-type="float">
            <text:p>475300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89756" calcext:value-type="float">
            <text:p>3789756</text:p>
          </table:table-cell>
          <table:table-cell office:value-type="float" office:value="66" calcext:value-type="float">
            <text:p>66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66949" calcext:value-type="float">
            <text:p>11766949</text:p>
          </table:table-cell>
          <table:table-cell office:value-type="float" office:value="53" calcext:value-type="float">
            <text:p>5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6648342" calcext:value-type="float">
            <text:p>664834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81893" calcext:value-type="float">
            <text:p>12481893</text:p>
          </table:table-cell>
          <table:table-cell office:value-type="float" office:value="41" calcext:value-type="float">
            <text:p>4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89106" calcext:value-type="float">
            <text:p>11289106</text:p>
          </table:table-cell>
          <table:table-cell office:value-type="float" office:value="48.5" calcext:value-type="float">
            <text:p>48,5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4201089" calcext:value-type="float">
            <text:p>420108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357745" calcext:value-type="float">
            <text:p>12357745</text:p>
          </table:table-cell>
          <table:table-cell office:value-type="float" office:value="43" calcext:value-type="float">
            <text:p>4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82765" calcext:value-type="float">
            <text:p>11782765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375618" calcext:value-type="float">
            <text:p>437561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64020" calcext:value-type="float">
            <text:p>5164020</text:p>
          </table:table-cell>
          <table:table-cell office:value-type="float" office:value="44" calcext:value-type="float">
            <text:p>44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11276" calcext:value-type="float">
            <text:p>1081127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341861" calcext:value-type="float">
            <text:p>434186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151412" calcext:value-type="float">
            <text:p>10151412</text:p>
          </table:table-cell>
          <table:table-cell office:value-type="float" office:value="66" calcext:value-type="float">
            <text:p>66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055942" calcext:value-type="float">
            <text:p>1405594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988505" calcext:value-type="float">
            <text:p>398850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23388" calcext:value-type="float">
            <text:p>11823388</text:p>
          </table:table-cell>
          <table:table-cell office:value-type="float" office:value="53.5" calcext:value-type="float">
            <text:p>53,5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32802" calcext:value-type="float">
            <text:p>1163280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475096" calcext:value-type="float">
            <text:p>347509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53870" calcext:value-type="float">
            <text:p>11153870</text:p>
          </table:table-cell>
          <table:table-cell office:value-type="float" office:value="43" calcext:value-type="float">
            <text:p>4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95485" calcext:value-type="float">
            <text:p>10995485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469689" calcext:value-type="float">
            <text:p>746968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17875" calcext:value-type="float">
            <text:p>11317875</text:p>
          </table:table-cell>
          <table:table-cell office:value-type="float" office:value="43" calcext:value-type="float">
            <text:p>4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16838" calcext:value-type="float">
            <text:p>1211683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82788" calcext:value-type="float">
            <text:p>1508278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74414" calcext:value-type="float">
            <text:p>10874414</text:p>
          </table:table-cell>
          <table:table-cell office:value-type="float" office:value="51" calcext:value-type="float">
            <text:p>5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70572" calcext:value-type="float">
            <text:p>1107057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78840" calcext:value-type="float">
            <text:p>417884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115790" calcext:value-type="float">
            <text:p>10115790</text:p>
          </table:table-cell>
          <table:table-cell office:value-type="float" office:value="44" calcext:value-type="float">
            <text:p>44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285512" calcext:value-type="float">
            <text:p>13285512</text:p>
          </table:table-cell>
          <table:table-cell office:value-type="float" office:value="44.6" calcext:value-type="float">
            <text:p>44,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237856" calcext:value-type="float">
            <text:p>423785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51116" calcext:value-type="float">
            <text:p>11751116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19942" calcext:value-type="float">
            <text:p>11119942</text:p>
          </table:table-cell>
          <table:table-cell office:value-type="float" office:value="63" calcext:value-type="float">
            <text:p>6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6895221" calcext:value-type="float">
            <text:p>689522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80272" calcext:value-type="float">
            <text:p>11480272</text:p>
          </table:table-cell>
          <table:table-cell office:value-type="float" office:value="63" calcext:value-type="float">
            <text:p>6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464749" calcext:value-type="float">
            <text:p>13464749</text:p>
          </table:table-cell>
          <table:table-cell office:value-type="float" office:value="47" calcext:value-type="float">
            <text:p>4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614073" calcext:value-type="float">
            <text:p>361407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34655" calcext:value-type="float">
            <text:p>12434655</text:p>
          </table:table-cell>
          <table:table-cell office:value-type="float" office:value="53" calcext:value-type="float">
            <text:p>5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06668" calcext:value-type="float">
            <text:p>11906668</text:p>
          </table:table-cell>
          <table:table-cell office:value-type="float" office:value="43" calcext:value-type="float">
            <text:p>4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4498679" calcext:value-type="float">
            <text:p>449867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919116" calcext:value-type="float">
            <text:p>10919116</text:p>
          </table:table-cell>
          <table:table-cell office:value-type="float" office:value="39.6" calcext:value-type="float">
            <text:p>39,6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93472" calcext:value-type="float">
            <text:p>10593472</text:p>
          </table:table-cell>
          <table:table-cell office:value-type="float" office:value="49" calcext:value-type="float">
            <text:p>49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789933" calcext:value-type="float">
            <text:p>378993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9961" calcext:value-type="float">
            <text:p>2319961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94286" calcext:value-type="float">
            <text:p>10694286</text:p>
          </table:table-cell>
          <table:table-cell office:value-type="float" office:value="58" calcext:value-type="float">
            <text:p>58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591732" calcext:value-type="float">
            <text:p>359173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398717" calcext:value-type="float">
            <text:p>10398717</text:p>
          </table:table-cell>
          <table:table-cell office:value-type="float" office:value="53" calcext:value-type="float">
            <text:p>5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79490" calcext:value-type="float">
            <text:p>9179490</text:p>
          </table:table-cell>
          <table:table-cell office:value-type="float" office:value="58" calcext:value-type="float">
            <text:p>58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6936760" calcext:value-type="float">
            <text:p>693676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4453" calcext:value-type="float">
            <text:p>2454453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39838" calcext:value-type="float">
            <text:p>11739838</text:p>
          </table:table-cell>
          <table:table-cell office:value-type="float" office:value="57.4" calcext:value-type="float">
            <text:p>57,4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5989793" calcext:value-type="float">
            <text:p>598979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87427" calcext:value-type="float">
            <text:p>11187427</text:p>
          </table:table-cell>
          <table:table-cell office:value-type="float" office:value="43" calcext:value-type="float">
            <text:p>4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20292" calcext:value-type="float">
            <text:p>11020292</text:p>
          </table:table-cell>
          <table:table-cell office:value-type="float" office:value="48" calcext:value-type="float">
            <text:p>48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6755941" calcext:value-type="float">
            <text:p>675594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75169" calcext:value-type="float">
            <text:p>11875169</text:p>
          </table:table-cell>
          <table:table-cell office:value-type="float" office:value="51" calcext:value-type="float">
            <text:p>5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38929" calcext:value-type="float">
            <text:p>13138929</text:p>
          </table:table-cell>
          <table:table-cell office:value-type="float" office:value="47" calcext:value-type="float">
            <text:p>4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4600418" calcext:value-type="float">
            <text:p>460041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634786" calcext:value-type="float">
            <text:p>9634786</text:p>
          </table:table-cell>
          <table:table-cell office:value-type="float" office:value="42.6" calcext:value-type="float">
            <text:p>42,6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60667" calcext:value-type="float">
            <text:p>11760667</text:p>
          </table:table-cell>
          <table:table-cell office:value-type="float" office:value="47" calcext:value-type="float">
            <text:p>47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6910452" calcext:value-type="float">
            <text:p>6910452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45027" calcext:value-type="float">
            <text:p>4445027</text:p>
          </table:table-cell>
          <table:table-cell office:value-type="float" office:value="44" calcext:value-type="float">
            <text:p>44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89784" calcext:value-type="float">
            <text:p>8889784</text:p>
          </table:table-cell>
          <table:table-cell office:value-type="float" office:value="54" calcext:value-type="float">
            <text:p>54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5428836" calcext:value-type="float">
            <text:p>5428836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45875" calcext:value-type="float">
            <text:p>11445875</text:p>
          </table:table-cell>
          <table:table-cell office:value-type="float" office:value="46" calcext:value-type="float">
            <text:p>46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08213" calcext:value-type="float">
            <text:p>11608213</text:p>
          </table:table-cell>
          <table:table-cell office:value-type="float" office:value="52" calcext:value-type="float">
            <text:p>52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6827503" calcext:value-type="float">
            <text:p>682750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926772" calcext:value-type="float">
            <text:p>9926772</text:p>
          </table:table-cell>
          <table:table-cell office:value-type="float" office:value="70" calcext:value-type="float">
            <text:p>70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79412" calcext:value-type="float">
            <text:p>12879412</text:p>
          </table:table-cell>
          <table:table-cell office:value-type="float" office:value="50" calcext:value-type="float">
            <text:p>50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818608" calcext:value-type="float">
            <text:p>3818608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32663" calcext:value-type="float">
            <text:p>13632663</text:p>
          </table:table-cell>
          <table:table-cell office:value-type="float" office:value="53" calcext:value-type="float">
            <text:p>5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96841" calcext:value-type="float">
            <text:p>11196841</text:p>
          </table:table-cell>
          <table:table-cell office:value-type="float" office:value="50" calcext:value-type="float">
            <text:p>50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6769501" calcext:value-type="float">
            <text:p>676950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6115" calcext:value-type="float">
            <text:p>1376115</text:p>
          </table:table-cell>
          <table:table-cell office:value-type="float" office:value="43" calcext:value-type="float">
            <text:p>43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78280" calcext:value-type="float">
            <text:p>11478280</text:p>
          </table:table-cell>
          <table:table-cell office:value-type="float" office:value="50.5" calcext:value-type="float">
            <text:p>50,5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661067" calcext:value-type="float">
            <text:p>366106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55859" calcext:value-type="float">
            <text:p>11155859</text:p>
          </table:table-cell>
          <table:table-cell office:value-type="float" office:value="43.6" calcext:value-type="float">
            <text:p>43,6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02408" calcext:value-type="float">
            <text:p>1902408</text:p>
          </table:table-cell>
          <table:table-cell office:value-type="float" office:value="58" calcext:value-type="float">
            <text:p>58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4294676" calcext:value-type="float">
            <text:p>429467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30321" calcext:value-type="float">
            <text:p>11030321</text:p>
          </table:table-cell>
          <table:table-cell office:value-type="float" office:value="54" calcext:value-type="float">
            <text:p>54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62092" calcext:value-type="float">
            <text:p>12862092</text:p>
          </table:table-cell>
          <table:table-cell office:value-type="float" office:value="50" calcext:value-type="float">
            <text:p>50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5202447" calcext:value-type="float">
            <text:p>520244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97153" calcext:value-type="float">
            <text:p>1897153</text:p>
          </table:table-cell>
          <table:table-cell office:value-type="float" office:value="41" calcext:value-type="float">
            <text:p>41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19221" calcext:value-type="float">
            <text:p>12619221</text:p>
          </table:table-cell>
          <table:table-cell office:value-type="float" office:value="51" calcext:value-type="float">
            <text:p>51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4952481" calcext:value-type="float">
            <text:p>495248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359132" calcext:value-type="float">
            <text:p>10359132</text:p>
          </table:table-cell>
          <table:table-cell office:value-type="float" office:value="44" calcext:value-type="float">
            <text:p>44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44043" calcext:value-type="float">
            <text:p>10244043</text:p>
          </table:table-cell>
          <table:table-cell office:value-type="float" office:value="52" calcext:value-type="float">
            <text:p>52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939268" calcext:value-type="float">
            <text:p>393926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69973" calcext:value-type="float">
            <text:p>2169973</text:p>
          </table:table-cell>
          <table:table-cell office:value-type="float" office:value="48" calcext:value-type="float">
            <text:p>48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40997" calcext:value-type="float">
            <text:p>11040997</text:p>
          </table:table-cell>
          <table:table-cell office:value-type="float" office:value="50" calcext:value-type="float">
            <text:p>50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4457668" calcext:value-type="float">
            <text:p>445766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23575" calcext:value-type="float">
            <text:p>11023575</text:p>
          </table:table-cell>
          <table:table-cell office:value-type="float" office:value="52" calcext:value-type="float">
            <text:p>5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18510" calcext:value-type="float">
            <text:p>11818510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834218" calcext:value-type="float">
            <text:p>383421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07427" calcext:value-type="float">
            <text:p>2207427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50169" calcext:value-type="float">
            <text:p>11750169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981674" calcext:value-type="float">
            <text:p>398167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14093" calcext:value-type="float">
            <text:p>11514093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9314127.7" calcext:value-type="float">
            <text:p>9314127,7</text:p>
          </table:table-cell>
          <table:table-cell table:formula="of:=AVERAGE([.C236:.C335])" office:value-type="float" office:value="61.016" calcext:value-type="float">
            <text:p>61,016</text:p>
          </table:table-cell>
          <table:table-cell table:formula="of:=AVERAGE([.D236:.D335])" office:value-type="float" office:value="3.512" calcext:value-type="float">
            <text:p>3,512</text:p>
          </table:table-cell>
          <table:table-cell table:number-columns-repeated="2"/>
          <table:table-cell table:formula="of:=AVERAGE([.G236:.G335])" office:value-type="float" office:value="6073088.92" calcext:value-type="float">
            <text:p>6073088,92</text:p>
          </table:table-cell>
          <table:table-cell table:formula="of:=AVERAGE([.H236:.H335])" office:value-type="float" office:value="100.72" calcext:value-type="float">
            <text:p>100,72</text:p>
          </table:table-cell>
          <table:table-cell table:formula="of:=AVERAGE([.I236:.I335])" office:value-type="float" office:value="1.8" calcext:value-type="float">
            <text:p>1,8</text:p>
          </table:table-cell>
          <table:table-cell table:number-columns-repeated="2"/>
          <table:table-cell table:formula="of:=AVERAGE([.L236:.L335])" office:value-type="float" office:value="9512530.69" calcext:value-type="float">
            <text:p>9512530,69</text:p>
          </table:table-cell>
          <table:table-cell table:formula="of:=AVERAGE([.M236:.M335])" office:value-type="float" office:value="57.381" calcext:value-type="float">
            <text:p>57,381</text:p>
          </table:table-cell>
          <table:table-cell table:formula="of:=AVERAGE([.N236:.N335])" office:value-type="float" office:value="6.996" calcext:value-type="float">
            <text:p>6,9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3576798.824487" calcext:value-type="float">
            <text:p>3576798,824487</text:p>
          </table:table-cell>
          <table:table-cell table:formula="of:=STDEVP([.C236:.C335])" office:value-type="float" office:value="22.2769240246493" calcext:value-type="float">
            <text:p>22,2769240246493</text:p>
          </table:table-cell>
          <table:table-cell table:formula="of:=STDEVP([.D236:.D335])" office:value-type="float" office:value="0.651809788205117" calcext:value-type="float">
            <text:p>0,651809788205117</text:p>
          </table:table-cell>
          <table:table-cell table:number-columns-repeated="2"/>
          <table:table-cell table:formula="of:=STDEVP([.G236:.G335])" office:value-type="float" office:value="2695746.8900686" calcext:value-type="float">
            <text:p>2695746,8900686</text:p>
          </table:table-cell>
          <table:table-cell table:formula="of:=STDEVP([.H236:.H335])" office:value-type="float" office:value="2.18210907151773" calcext:value-type="float">
            <text:p>2,18210907151773</text:p>
          </table:table-cell>
          <table:table-cell table:formula="of:=STDEVP([.I236:.I335])" office:value-type="float" office:value="0" calcext:value-type="float">
            <text:p>0</text:p>
          </table:table-cell>
          <table:table-cell table:number-columns-repeated="2"/>
          <table:table-cell table:formula="of:=STDEVP([.L236:.L335])" office:value-type="float" office:value="4126528.12393566" calcext:value-type="float">
            <text:p>4126528,12393566</text:p>
          </table:table-cell>
          <table:table-cell table:formula="of:=STDEVP([.M236:.M335])" office:value-type="float" office:value="26.9636818517056" calcext:value-type="float">
            <text:p>26,9636818517056</text:p>
          </table:table-cell>
          <table:table-cell table:formula="of:=STDEVP([.N236:.N335])" office:value-type="float" office:value="1.06347731522586" calcext:value-type="float">
            <text:p>1,063477315225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11025463" calcext:value-type="float">
            <text:p>11025463</text:p>
          </table:table-cell>
          <table:table-cell table:formula="of:=MEDIAN([.C236:.C335])" office:value-type="float" office:value="57" calcext:value-type="float">
            <text:p>57</text:p>
          </table:table-cell>
          <table:table-cell table:formula="of:=MEDIAN([.D236:.D335])" office:value-type="float" office:value="3.7" calcext:value-type="float">
            <text:p>3,7</text:p>
          </table:table-cell>
          <table:table-cell table:number-columns-repeated="2"/>
          <table:table-cell table:formula="of:=MEDIAN([.G236:.G335])" office:value-type="float" office:value="5645405.5" calcext:value-type="float">
            <text:p>5645405,5</text:p>
          </table:table-cell>
          <table:table-cell table:formula="of:=MEDIAN([.H236:.H335])" office:value-type="float" office:value="101" calcext:value-type="float">
            <text:p>101</text:p>
          </table:table-cell>
          <table:table-cell table:formula="of:=MEDIAN([.I236:.I335])" office:value-type="float" office:value="1.8" calcext:value-type="float">
            <text:p>1,8</text:p>
          </table:table-cell>
          <table:table-cell table:number-columns-repeated="2"/>
          <table:table-cell table:formula="of:=MEDIAN([.L236:.L335])" office:value-type="float" office:value="11210471" calcext:value-type="float">
            <text:p>11210471</text:p>
          </table:table-cell>
          <table:table-cell table:formula="of:=MEDIAN([.M236:.M335])" office:value-type="float" office:value="50" calcext:value-type="float">
            <text:p>50</text:p>
          </table:table-cell>
          <table:table-cell table:formula="of:=MEDIAN([.N236:.N335])"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8632195.92" calcext:value-type="float">
            <text:p>8632195,92</text:p>
          </table:table-cell>
          <table:table-cell table:formula="of:=AVERAGE([.C236:.C285])" office:value-type="float" office:value="69.654" calcext:value-type="float">
            <text:p>69,654</text:p>
          </table:table-cell>
          <table:table-cell table:formula="of:=AVERAGE([.D236:.D285])" office:value-type="float" office:value="3.026" calcext:value-type="float">
            <text:p>3,026</text:p>
          </table:table-cell>
          <table:table-cell table:number-columns-repeated="2"/>
          <table:table-cell table:formula="of:=AVERAGE([.G236:.G285])" office:value-type="float" office:value="6502362.42" calcext:value-type="float">
            <text:p>6502362,42</text:p>
          </table:table-cell>
          <table:table-cell table:formula="of:=AVERAGE([.H236:.H285])" office:value-type="float" office:value="100.24" calcext:value-type="float">
            <text:p>100,24</text:p>
          </table:table-cell>
          <table:table-cell table:formula="of:=AVERAGE([.I236:.I285])" office:value-type="float" office:value="1.8" calcext:value-type="float">
            <text:p>1,8</text:p>
          </table:table-cell>
          <table:table-cell table:number-columns-repeated="2"/>
          <table:table-cell table:formula="of:=AVERAGE([.L236:.L285])" office:value-type="float" office:value="10011549.3" calcext:value-type="float">
            <text:p>10011549,3</text:p>
          </table:table-cell>
          <table:table-cell table:formula="of:=AVERAGE([.M236:.M285])" office:value-type="float" office:value="67.472" calcext:value-type="float">
            <text:p>67,472</text:p>
          </table:table-cell>
          <table:table-cell table:formula="of:=AVERAGE([.N236:.N285])" office:value-type="float" office:value="6.492" calcext:value-type="float">
            <text:p>6,4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9996059.48" calcext:value-type="float">
            <text:p>9996059,48</text:p>
          </table:table-cell>
          <table:table-cell table:formula="of:=AVERAGE([.C286:.C335])" office:value-type="float" office:value="52.378" calcext:value-type="float">
            <text:p>52,378</text:p>
          </table:table-cell>
          <table:table-cell table:formula="of:=AVERAGE([.D286:.D335])" office:value-type="float" office:value="3.998" calcext:value-type="float">
            <text:p>3,998</text:p>
          </table:table-cell>
          <table:table-cell table:number-columns-repeated="2"/>
          <table:table-cell table:formula="of:=AVERAGE([.G286:.G335])" office:value-type="float" office:value="5643815.42" calcext:value-type="float">
            <text:p>5643815,42</text:p>
          </table:table-cell>
          <table:table-cell table:formula="of:=AVERAGE([.H286:.H335])" office:value-type="float" office:value="101.2" calcext:value-type="float">
            <text:p>101,2</text:p>
          </table:table-cell>
          <table:table-cell table:formula="of:=AVERAGE([.I286:.I335])" office:value-type="float" office:value="1.8" calcext:value-type="float">
            <text:p>1,8</text:p>
          </table:table-cell>
          <table:table-cell table:number-columns-repeated="2"/>
          <table:table-cell table:formula="of:=AVERAGE([.L286:.L335])" office:value-type="float" office:value="9013512.08" calcext:value-type="float">
            <text:p>9013512,08</text:p>
          </table:table-cell>
          <table:table-cell table:formula="of:=AVERAGE([.M286:.M335])" office:value-type="float" office:value="47.29" calcext:value-type="float">
            <text:p>47,29</text:p>
          </table:table-cell>
          <table:table-cell table:formula="of:=AVERAGE([.N286:.N335])" office:value-type="float" office:value="7.5" calcext:value-type="float">
            <text:p>7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3326389.99745118" calcext:value-type="float">
            <text:p>3326389,99745118</text:p>
          </table:table-cell>
          <table:table-cell table:formula="of:=STDEVP([.C286:.C335])" office:value-type="float" office:value="5.11641632395176" calcext:value-type="float">
            <text:p>5,11641632395176</text:p>
          </table:table-cell>
          <table:table-cell table:formula="of:=STDEVP([.D286:.D335])" office:value-type="float" office:value="0.186" calcext:value-type="float">
            <text:p>0,186</text:p>
          </table:table-cell>
          <table:table-cell table:number-columns-repeated="2"/>
          <table:table-cell table:formula="of:=STDEVP([.G286:.G335])" office:value-type="float" office:value="1910145.89039775" calcext:value-type="float">
            <text:p>1910145,89039775</text:p>
          </table:table-cell>
          <table:table-cell table:formula="of:=STDEVP([.H286:.H335])" office:value-type="float" office:value="1.13137084989848" calcext:value-type="float">
            <text:p>1,13137084989848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3845393.04638789" calcext:value-type="float">
            <text:p>3845393,04638789</text:p>
          </table:table-cell>
          <table:table-cell table:formula="of:=STDEVP([.M286:.M335])" office:value-type="float" office:value="7.34308518267356" calcext:value-type="float">
            <text:p>7,34308518267356</text:p>
          </table:table-cell>
          <table:table-cell table:formula="of:=STDEVP([.N286:.N335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9696072.5" calcext:value-type="float">
            <text:p>9696072,5</text:p>
          </table:table-cell>
          <table:table-cell table:formula="of:=MEDIAN([.C236:.C285])" office:value-type="float" office:value="58.5" calcext:value-type="float">
            <text:p>58,5</text:p>
          </table:table-cell>
          <table:table-cell table:formula="of:=MEDIAN([.D236:.D285])" office:value-type="float" office:value="3.2" calcext:value-type="float">
            <text:p>3,2</text:p>
          </table:table-cell>
          <table:table-cell table:number-columns-repeated="2"/>
          <table:table-cell table:formula="of:=MEDIAN([.G236:.G285])" office:value-type="float" office:value="5775489" calcext:value-type="float">
            <text:p>5775489</text:p>
          </table:table-cell>
          <table:table-cell table:formula="of:=MEDIAN([.H236:.H285])" office:value-type="float" office:value="101" calcext:value-type="float">
            <text:p>101</text:p>
          </table:table-cell>
          <table:table-cell table:formula="of:=MEDIAN([.I236:.I285])" office:value-type="float" office:value="1.8" calcext:value-type="float">
            <text:p>1,8</text:p>
          </table:table-cell>
          <table:table-cell table:number-columns-repeated="2"/>
          <table:table-cell table:formula="of:=MEDIAN([.L236:.L285])" office:value-type="float" office:value="11479909" calcext:value-type="float">
            <text:p>11479909</text:p>
          </table:table-cell>
          <table:table-cell table:formula="of:=MEDIAN([.M236:.M285])" office:value-type="float" office:value="55.5" calcext:value-type="float">
            <text:p>55,5</text:p>
          </table:table-cell>
          <table:table-cell table:formula="of:=MEDIAN([.N236:.N285])"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11242973.5" calcext:value-type="float">
            <text:p>11242973,5</text:p>
          </table:table-cell>
          <table:table-cell table:formula="of:=MEDIAN([.C286:.C335])" office:value-type="float" office:value="50.75" calcext:value-type="float">
            <text:p>50,75</text:p>
          </table:table-cell>
          <table:table-cell table:formula="of:=MEDIAN([.D286:.D335])" office:value-type="float" office:value="4" calcext:value-type="float">
            <text:p>4</text:p>
          </table:table-cell>
          <table:table-cell table:number-columns-repeated="2"/>
          <table:table-cell table:formula="of:=MEDIAN([.G286:.G335])" office:value-type="float" office:value="5234051.5" calcext:value-type="float">
            <text:p>5234051,5</text:p>
          </table:table-cell>
          <table:table-cell table:formula="of:=MEDIAN([.H286:.H335])" office:value-type="float" office:value="101" calcext:value-type="float">
            <text:p>101</text:p>
          </table:table-cell>
          <table:table-cell table:formula="of:=MEDIAN([.I286:.I335])" office:value-type="float" office:value="1.8" calcext:value-type="float">
            <text:p>1,8</text:p>
          </table:table-cell>
          <table:table-cell table:number-columns-repeated="2"/>
          <table:table-cell table:formula="of:=MEDIAN([.L286:.L335])" office:value-type="float" office:value="10971345.5" calcext:value-type="float">
            <text:p>10971345,5</text:p>
          </table:table-cell>
          <table:table-cell table:formula="of:=MEDIAN([.M286:.M335])" office:value-type="float" office:value="43.8" calcext:value-type="float">
            <text:p>43,8</text:p>
          </table:table-cell>
          <table:table-cell table:formula="of:=MEDIAN([.N286:.N335])" office:value-type="float" office:value="7.5" calcext:value-type="float">
            <text:p>7,5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9255641" calcext:value-type="float">
            <text:p>9255641</text:p>
          </table:table-cell>
          <table:table-cell office:value-type="float" office:value="73.3" calcext:value-type="float">
            <text:p>73,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6637292" calcext:value-type="float">
            <text:p>663729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24248806" calcext:value-type="float">
            <text:p>24248806</text:p>
          </table:table-cell>
          <table:table-cell office:value-type="float" office:value="86.7" calcext:value-type="float">
            <text:p>8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82494" calcext:value-type="float">
            <text:p>4782494</text:p>
          </table:table-cell>
          <table:table-cell office:value-type="float" office:value="198" calcext:value-type="float">
            <text:p>198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9657510" calcext:value-type="float">
            <text:p>965751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42580" calcext:value-type="float">
            <text:p>3342580</text:p>
          </table:table-cell>
          <table:table-cell office:value-type="float" office:value="151" calcext:value-type="float">
            <text:p>151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24785" calcext:value-type="float">
            <text:p>4224785</text:p>
          </table:table-cell>
          <table:table-cell office:value-type="float" office:value="126.7" calcext:value-type="float">
            <text:p>126,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95948" calcext:value-type="float">
            <text:p>449594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31712" calcext:value-type="float">
            <text:p>3031712</text:p>
          </table:table-cell>
          <table:table-cell office:value-type="float" office:value="232.7" calcext:value-type="float">
            <text:p>232,7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88859" calcext:value-type="float">
            <text:p>3188859</text:p>
          </table:table-cell>
          <table:table-cell office:value-type="float" office:value="117" calcext:value-type="float">
            <text:p>11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273030" calcext:value-type="float">
            <text:p>627303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09991" calcext:value-type="float">
            <text:p>3509991</text:p>
          </table:table-cell>
          <table:table-cell office:value-type="float" office:value="162" calcext:value-type="float">
            <text:p>16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75828" calcext:value-type="float">
            <text:p>3375828</text:p>
          </table:table-cell>
          <table:table-cell office:value-type="float" office:value="118" calcext:value-type="float">
            <text:p>11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944968" calcext:value-type="float">
            <text:p>694496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84857" calcext:value-type="float">
            <text:p>4384857</text:p>
          </table:table-cell>
          <table:table-cell office:value-type="float" office:value="159" calcext:value-type="float">
            <text:p>159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0905" calcext:value-type="float">
            <text:p>3450905</text:p>
          </table:table-cell>
          <table:table-cell office:value-type="float" office:value="131" calcext:value-type="float">
            <text:p>13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5137254" calcext:value-type="float">
            <text:p>513725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34370" calcext:value-type="float">
            <text:p>1534370</text:p>
          </table:table-cell>
          <table:table-cell office:value-type="float" office:value="195" calcext:value-type="float">
            <text:p>195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06124" calcext:value-type="float">
            <text:p>3106124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55515" calcext:value-type="float">
            <text:p>645551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16740" calcext:value-type="float">
            <text:p>2116740</text:p>
          </table:table-cell>
          <table:table-cell office:value-type="float" office:value="125.7" calcext:value-type="float">
            <text:p>125,7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65291" calcext:value-type="float">
            <text:p>3365291</text:p>
          </table:table-cell>
          <table:table-cell office:value-type="float" office:value="101" calcext:value-type="float">
            <text:p>101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4282407" calcext:value-type="float">
            <text:p>428240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0379" calcext:value-type="float">
            <text:p>2510379</text:p>
          </table:table-cell>
          <table:table-cell office:value-type="float" office:value="111" calcext:value-type="float">
            <text:p>111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2045" calcext:value-type="float">
            <text:p>3792045</text:p>
          </table:table-cell>
          <table:table-cell office:value-type="float" office:value="119" calcext:value-type="float">
            <text:p>119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828489" calcext:value-type="float">
            <text:p>382848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7735" calcext:value-type="float">
            <text:p>1487735</text:p>
          </table:table-cell>
          <table:table-cell office:value-type="float" office:value="131" calcext:value-type="float">
            <text:p>131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4305" calcext:value-type="float">
            <text:p>2704305</text:p>
          </table:table-cell>
          <table:table-cell office:value-type="float" office:value="101" calcext:value-type="float">
            <text:p>10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746223" calcext:value-type="float">
            <text:p>374622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61497" calcext:value-type="float">
            <text:p>1561497</text:p>
          </table:table-cell>
          <table:table-cell office:value-type="float" office:value="109" calcext:value-type="float">
            <text:p>109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68773" calcext:value-type="float">
            <text:p>3368773</text:p>
          </table:table-cell>
          <table:table-cell office:value-type="float" office:value="117" calcext:value-type="float">
            <text:p>11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825466" calcext:value-type="float">
            <text:p>382546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90916" calcext:value-type="float">
            <text:p>1590916</text:p>
          </table:table-cell>
          <table:table-cell office:value-type="float" office:value="113" calcext:value-type="float">
            <text:p>113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92973" calcext:value-type="float">
            <text:p>2892973</text:p>
          </table:table-cell>
          <table:table-cell office:value-type="float" office:value="107" calcext:value-type="float">
            <text:p>107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14808146" calcext:value-type="float">
            <text:p>1480814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53959" calcext:value-type="float">
            <text:p>2653959</text:p>
          </table:table-cell>
          <table:table-cell office:value-type="float" office:value="107" calcext:value-type="float">
            <text:p>107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70911" calcext:value-type="float">
            <text:p>5770911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329077" calcext:value-type="float">
            <text:p>4329077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07630" calcext:value-type="float">
            <text:p>2807630</text:p>
          </table:table-cell>
          <table:table-cell office:value-type="float" office:value="93" calcext:value-type="float">
            <text:p>93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04783" calcext:value-type="float">
            <text:p>3104783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697989" calcext:value-type="float">
            <text:p>3697989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40295" calcext:value-type="float">
            <text:p>2740295</text:p>
          </table:table-cell>
          <table:table-cell office:value-type="float" office:value="78" calcext:value-type="float">
            <text:p>78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3064" calcext:value-type="float">
            <text:p>3423064</text:p>
          </table:table-cell>
          <table:table-cell office:value-type="float" office:value="101" calcext:value-type="float">
            <text:p>101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853977" calcext:value-type="float">
            <text:p>385397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22920" calcext:value-type="float">
            <text:p>5522920</text:p>
          </table:table-cell>
          <table:table-cell office:value-type="float" office:value="112.9" calcext:value-type="float">
            <text:p>112,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90260" calcext:value-type="float">
            <text:p>3190260</text:p>
          </table:table-cell>
          <table:table-cell office:value-type="float" office:value="89" calcext:value-type="float">
            <text:p>89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940308" calcext:value-type="float">
            <text:p>394030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58274" calcext:value-type="float">
            <text:p>2758274</text:p>
          </table:table-cell>
          <table:table-cell office:value-type="float" office:value="104" calcext:value-type="float">
            <text:p>104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66844" calcext:value-type="float">
            <text:p>3766844</text:p>
          </table:table-cell>
          <table:table-cell office:value-type="float" office:value="95" calcext:value-type="float">
            <text:p>9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861543" calcext:value-type="float">
            <text:p>386154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04600" calcext:value-type="float">
            <text:p>1604600</text:p>
          </table:table-cell>
          <table:table-cell office:value-type="float" office:value="109" calcext:value-type="float">
            <text:p>109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7277" calcext:value-type="float">
            <text:p>6447277</text:p>
          </table:table-cell>
          <table:table-cell office:value-type="float" office:value="112.9" calcext:value-type="float">
            <text:p>112,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983266" calcext:value-type="float">
            <text:p>698326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93831" calcext:value-type="float">
            <text:p>2593831</text:p>
          </table:table-cell>
          <table:table-cell office:value-type="float" office:value="129" calcext:value-type="float">
            <text:p>129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72657" calcext:value-type="float">
            <text:p>3972657</text:p>
          </table:table-cell>
          <table:table-cell office:value-type="float" office:value="111" calcext:value-type="float">
            <text:p>111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831008" calcext:value-type="float">
            <text:p>383100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92095" calcext:value-type="float">
            <text:p>2792095</text:p>
          </table:table-cell>
          <table:table-cell office:value-type="float" office:value="99" calcext:value-type="float">
            <text:p>99</text:p>
          </table:table-cell>
          <table:table-cell office:value-type="float" office:value="9.1" calcext:value-type="float">
            <text:p>9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3211" calcext:value-type="float">
            <text:p>6413211</text:p>
          </table:table-cell>
          <table:table-cell office:value-type="float" office:value="96" calcext:value-type="float">
            <text:p>96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769991" calcext:value-type="float">
            <text:p>376999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18076" calcext:value-type="float">
            <text:p>2718076</text:p>
          </table:table-cell>
          <table:table-cell office:value-type="float" office:value="95" calcext:value-type="float">
            <text:p>95</text:p>
          </table:table-cell>
          <table:table-cell office:value-type="float" office:value="9.1" calcext:value-type="float">
            <text:p>9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4182" calcext:value-type="float">
            <text:p>3454182</text:p>
          </table:table-cell>
          <table:table-cell office:value-type="float" office:value="92" calcext:value-type="float">
            <text:p>92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927452" calcext:value-type="float">
            <text:p>392745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3955" calcext:value-type="float">
            <text:p>1443955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10741" calcext:value-type="float">
            <text:p>2910741</text:p>
          </table:table-cell>
          <table:table-cell office:value-type="float" office:value="108" calcext:value-type="float">
            <text:p>108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708063" calcext:value-type="float">
            <text:p>370806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5985" calcext:value-type="float">
            <text:p>2335985</text:p>
          </table:table-cell>
          <table:table-cell office:value-type="float" office:value="91" calcext:value-type="float">
            <text:p>91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1859" calcext:value-type="float">
            <text:p>2261859</text:p>
          </table:table-cell>
          <table:table-cell office:value-type="float" office:value="91" calcext:value-type="float">
            <text:p>91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784540" calcext:value-type="float">
            <text:p>378454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17237" calcext:value-type="float">
            <text:p>1617237</text:p>
          </table:table-cell>
          <table:table-cell office:value-type="float" office:value="112" calcext:value-type="float">
            <text:p>11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47059" calcext:value-type="float">
            <text:p>4447059</text:p>
          </table:table-cell>
          <table:table-cell office:value-type="float" office:value="93.1" calcext:value-type="float">
            <text:p>93,1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3694767" calcext:value-type="float">
            <text:p>369476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845354" calcext:value-type="float">
            <text:p>5845354</text:p>
          </table:table-cell>
          <table:table-cell office:value-type="float" office:value="89" calcext:value-type="float">
            <text:p>89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38608" calcext:value-type="float">
            <text:p>3238608</text:p>
          </table:table-cell>
          <table:table-cell office:value-type="float" office:value="96" calcext:value-type="float">
            <text:p>96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9027610" calcext:value-type="float">
            <text:p>9027610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16545" calcext:value-type="float">
            <text:p>1916545</text:p>
          </table:table-cell>
          <table:table-cell office:value-type="float" office:value="78" calcext:value-type="float">
            <text:p>78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7789" calcext:value-type="float">
            <text:p>2357789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6331693" calcext:value-type="float">
            <text:p>633169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64121" calcext:value-type="float">
            <text:p>11464121</text:p>
          </table:table-cell>
          <table:table-cell office:value-type="float" office:value="77" calcext:value-type="float">
            <text:p>77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10776" calcext:value-type="float">
            <text:p>4510776</text:p>
          </table:table-cell>
          <table:table-cell office:value-type="float" office:value="98" calcext:value-type="float">
            <text:p>98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982901" calcext:value-type="float">
            <text:p>398290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13088" calcext:value-type="float">
            <text:p>3113088</text:p>
          </table:table-cell>
          <table:table-cell office:value-type="float" office:value="78.2" calcext:value-type="float">
            <text:p>78,2</text:p>
          </table:table-cell>
          <table:table-cell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15989" calcext:value-type="float">
            <text:p>2815989</text:p>
          </table:table-cell>
          <table:table-cell office:value-type="float" office:value="106" calcext:value-type="float">
            <text:p>106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709866" calcext:value-type="float">
            <text:p>370986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47089" calcext:value-type="float">
            <text:p>5547089</text:p>
          </table:table-cell>
          <table:table-cell office:value-type="float" office:value="84" calcext:value-type="float">
            <text:p>84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23098" calcext:value-type="float">
            <text:p>7523098</text:p>
          </table:table-cell>
          <table:table-cell office:value-type="float" office:value="99" calcext:value-type="float">
            <text:p>99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669679" calcext:value-type="float">
            <text:p>366967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56475" calcext:value-type="float">
            <text:p>2656475</text:p>
          </table:table-cell>
          <table:table-cell office:value-type="float" office:value="107" calcext:value-type="float">
            <text:p>107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9671" calcext:value-type="float">
            <text:p>2809671</text:p>
          </table:table-cell>
          <table:table-cell office:value-type="float" office:value="89.1" calcext:value-type="float">
            <text:p>89,1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5539270" calcext:value-type="float">
            <text:p>553927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6780" calcext:value-type="float">
            <text:p>2426780</text:p>
          </table:table-cell>
          <table:table-cell office:value-type="float" office:value="88" calcext:value-type="float">
            <text:p>88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13634" calcext:value-type="float">
            <text:p>11313634</text:p>
          </table:table-cell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656370" calcext:value-type="float">
            <text:p>365637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4623" calcext:value-type="float">
            <text:p>1334623</text:p>
          </table:table-cell>
          <table:table-cell office:value-type="float" office:value="77" calcext:value-type="float">
            <text:p>77</text:p>
          </table:table-cell>
          <table:table-cell office:value-type="float" office:value="9.8" calcext:value-type="float">
            <text:p>9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51849" calcext:value-type="float">
            <text:p>7851849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606793" calcext:value-type="float">
            <text:p>360679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8849" calcext:value-type="float">
            <text:p>2448849</text:p>
          </table:table-cell>
          <table:table-cell office:value-type="float" office:value="77" calcext:value-type="float">
            <text:p>77</text:p>
          </table:table-cell>
          <table:table-cell office:value-type="float" office:value="9.9" calcext:value-type="float">
            <text:p>9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08468" calcext:value-type="float">
            <text:p>310846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738130" calcext:value-type="float">
            <text:p>373813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8820" calcext:value-type="float">
            <text:p>2398820</text:p>
          </table:table-cell>
          <table:table-cell office:value-type="float" office:value="95" calcext:value-type="float">
            <text:p>95</text:p>
          </table:table-cell>
          <table:table-cell office:value-type="float" office:value="9.9" calcext:value-type="float">
            <text:p>9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20779" calcext:value-type="float">
            <text:p>3520779</text:p>
          </table:table-cell>
          <table:table-cell office:value-type="float" office:value="98" calcext:value-type="float">
            <text:p>98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3816047" calcext:value-type="float">
            <text:p>381604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8420" calcext:value-type="float">
            <text:p>2398420</text:p>
          </table:table-cell>
          <table:table-cell office:value-type="float" office:value="90" calcext:value-type="float">
            <text:p>90</text:p>
          </table:table-cell>
          <table:table-cell office:value-type="float" office:value="9.9" calcext:value-type="float">
            <text:p>9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51340" calcext:value-type="float">
            <text:p>2751340</text:p>
          </table:table-cell>
          <table:table-cell office:value-type="float" office:value="91" calcext:value-type="float">
            <text:p>91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4876248" calcext:value-type="float">
            <text:p>487624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2532" calcext:value-type="float">
            <text:p>2512532</text:p>
          </table:table-cell>
          <table:table-cell office:value-type="float" office:value="90" calcext:value-type="float">
            <text:p>9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14841" calcext:value-type="float">
            <text:p>2914841</text:p>
          </table:table-cell>
          <table:table-cell office:value-type="float" office:value="102" calcext:value-type="float">
            <text:p>102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3700382" calcext:value-type="float">
            <text:p>370038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50770" calcext:value-type="float">
            <text:p>3350770</text:p>
          </table:table-cell>
          <table:table-cell office:value-type="float" office:value="93" calcext:value-type="float">
            <text:p>9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84190" calcext:value-type="float">
            <text:p>9084190</text:p>
          </table:table-cell>
          <table:table-cell office:value-type="float" office:value="101" calcext:value-type="float">
            <text:p>101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3762995" calcext:value-type="float">
            <text:p>376299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5483" calcext:value-type="float">
            <text:p>1445483</text:p>
          </table:table-cell>
          <table:table-cell office:value-type="float" office:value="93" calcext:value-type="float">
            <text:p>93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60597" calcext:value-type="float">
            <text:p>3160597</text:p>
          </table:table-cell>
          <table:table-cell office:value-type="float" office:value="97" calcext:value-type="float">
            <text:p>97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873907" calcext:value-type="float">
            <text:p>387390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4676" calcext:value-type="float">
            <text:p>1434676</text:p>
          </table:table-cell>
          <table:table-cell office:value-type="float" office:value="104" calcext:value-type="float">
            <text:p>104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1913" calcext:value-type="float">
            <text:p>6321913</text:p>
          </table:table-cell>
          <table:table-cell office:value-type="float" office:value="103" calcext:value-type="float">
            <text:p>103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4209937" calcext:value-type="float">
            <text:p>420993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99046" calcext:value-type="float">
            <text:p>2599046</text:p>
          </table:table-cell>
          <table:table-cell office:value-type="float" office:value="80" calcext:value-type="float">
            <text:p>80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7939" calcext:value-type="float">
            <text:p>3127939</text:p>
          </table:table-cell>
          <table:table-cell office:value-type="float" office:value="98" calcext:value-type="float">
            <text:p>98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6776550" calcext:value-type="float">
            <text:p>677655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8707" calcext:value-type="float">
            <text:p>1518707</text:p>
          </table:table-cell>
          <table:table-cell office:value-type="float" office:value="78" calcext:value-type="float">
            <text:p>78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08813" calcext:value-type="float">
            <text:p>8608813</text:p>
          </table:table-cell>
          <table:table-cell office:value-type="float" office:value="109" calcext:value-type="float">
            <text:p>109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4021191" calcext:value-type="float">
            <text:p>402119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68913" calcext:value-type="float">
            <text:p>2868913</text:p>
          </table:table-cell>
          <table:table-cell office:value-type="float" office:value="74" calcext:value-type="float">
            <text:p>74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36324" calcext:value-type="float">
            <text:p>3436324</text:p>
          </table:table-cell>
          <table:table-cell office:value-type="float" office:value="98" calcext:value-type="float">
            <text:p>98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952486" calcext:value-type="float">
            <text:p>395248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27372" calcext:value-type="float">
            <text:p>5427372</text:p>
          </table:table-cell>
          <table:table-cell office:value-type="float" office:value="81.2" calcext:value-type="float">
            <text:p>81,2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57916" calcext:value-type="float">
            <text:p>3157916</text:p>
          </table:table-cell>
          <table:table-cell office:value-type="float" office:value="117" calcext:value-type="float">
            <text:p>11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3692824" calcext:value-type="float">
            <text:p>369282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3078" calcext:value-type="float">
            <text:p>2543078</text:p>
          </table:table-cell>
          <table:table-cell office:value-type="float" office:value="76" calcext:value-type="float">
            <text:p>76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79439" calcext:value-type="float">
            <text:p>3379439</text:p>
          </table:table-cell>
          <table:table-cell office:value-type="float" office:value="101" calcext:value-type="float">
            <text:p>10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3707628" calcext:value-type="float">
            <text:p>370762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3485" calcext:value-type="float">
            <text:p>2433485</text:p>
          </table:table-cell>
          <table:table-cell office:value-type="float" office:value="107" calcext:value-type="float">
            <text:p>107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60496" calcext:value-type="float">
            <text:p>2860496</text:p>
          </table:table-cell>
          <table:table-cell office:value-type="float" office:value="102" calcext:value-type="float">
            <text:p>102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3965897" calcext:value-type="float">
            <text:p>396589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83189" calcext:value-type="float">
            <text:p>2683189</text:p>
          </table:table-cell>
          <table:table-cell office:value-type="float" office:value="90" calcext:value-type="float">
            <text:p>90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90963" calcext:value-type="float">
            <text:p>12390963</text:p>
          </table:table-cell>
          <table:table-cell office:value-type="float" office:value="102" calcext:value-type="float">
            <text:p>102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3813240" calcext:value-type="float">
            <text:p>381324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1859" calcext:value-type="float">
            <text:p>2511859</text:p>
          </table:table-cell>
          <table:table-cell office:value-type="float" office:value="93" calcext:value-type="float">
            <text:p>93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2722" calcext:value-type="float">
            <text:p>2622722</text:p>
          </table:table-cell>
          <table:table-cell office:value-type="float" office:value="99" calcext:value-type="float">
            <text:p>99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3521983" calcext:value-type="float">
            <text:p>352198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32829" calcext:value-type="float">
            <text:p>4732829</text:p>
          </table:table-cell>
          <table:table-cell office:value-type="float" office:value="94" calcext:value-type="float">
            <text:p>94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7519" calcext:value-type="float">
            <text:p>2877519</text:p>
          </table:table-cell>
          <table:table-cell office:value-type="float" office:value="102" calcext:value-type="float">
            <text:p>10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080040" calcext:value-type="float">
            <text:p>708004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20434" calcext:value-type="float">
            <text:p>4720434</text:p>
          </table:table-cell>
          <table:table-cell office:value-type="float" office:value="84" calcext:value-type="float">
            <text:p>84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00672" calcext:value-type="float">
            <text:p>3600672</text:p>
          </table:table-cell>
          <table:table-cell office:value-type="float" office:value="103" calcext:value-type="float">
            <text:p>10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3784896" calcext:value-type="float">
            <text:p>378489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86533" calcext:value-type="float">
            <text:p>4786533</text:p>
          </table:table-cell>
          <table:table-cell office:value-type="float" office:value="83.2" calcext:value-type="float">
            <text:p>83,2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08876" calcext:value-type="float">
            <text:p>3508876</text:p>
          </table:table-cell>
          <table:table-cell office:value-type="float" office:value="105" calcext:value-type="float">
            <text:p>10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3606813" calcext:value-type="float">
            <text:p>360681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95137" calcext:value-type="float">
            <text:p>2695137</text:p>
          </table:table-cell>
          <table:table-cell office:value-type="float" office:value="89" calcext:value-type="float">
            <text:p>89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5524" calcext:value-type="float">
            <text:p>2785524</text:p>
          </table:table-cell>
          <table:table-cell office:value-type="float" office:value="103" calcext:value-type="float">
            <text:p>103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3818397" calcext:value-type="float">
            <text:p>381839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93719" calcext:value-type="float">
            <text:p>2693719</text:p>
          </table:table-cell>
          <table:table-cell office:value-type="float" office:value="84" calcext:value-type="float">
            <text:p>84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6672" calcext:value-type="float">
            <text:p>2876672</text:p>
          </table:table-cell>
          <table:table-cell office:value-type="float" office:value="102" calcext:value-type="float">
            <text:p>102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7672480" calcext:value-type="float">
            <text:p>767248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32496" calcext:value-type="float">
            <text:p>2532496</text:p>
          </table:table-cell>
          <table:table-cell office:value-type="float" office:value="79" calcext:value-type="float">
            <text:p>79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7643" calcext:value-type="float">
            <text:p>2617643</text:p>
          </table:table-cell>
          <table:table-cell office:value-type="float" office:value="104" calcext:value-type="float">
            <text:p>104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3743856" calcext:value-type="float">
            <text:p>374385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19227" calcext:value-type="float">
            <text:p>4219227</text:p>
          </table:table-cell>
          <table:table-cell office:value-type="float" office:value="91" calcext:value-type="float">
            <text:p>91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22255" calcext:value-type="float">
            <text:p>3022255</text:p>
          </table:table-cell>
          <table:table-cell office:value-type="float" office:value="101" calcext:value-type="float">
            <text:p>101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668056" calcext:value-type="float">
            <text:p>366805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83412" calcext:value-type="float">
            <text:p>2683412</text:p>
          </table:table-cell>
          <table:table-cell office:value-type="float" office:value="85" calcext:value-type="float">
            <text:p>85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58417" calcext:value-type="float">
            <text:p>2858417</text:p>
          </table:table-cell>
          <table:table-cell office:value-type="float" office:value="101" calcext:value-type="float">
            <text:p>101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937826" calcext:value-type="float">
            <text:p>393782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93610" calcext:value-type="float">
            <text:p>3593610</text:p>
          </table:table-cell>
          <table:table-cell office:value-type="float" office:value="81" calcext:value-type="float">
            <text:p>81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8214" calcext:value-type="float">
            <text:p>2808214</text:p>
          </table:table-cell>
          <table:table-cell office:value-type="float" office:value="102" calcext:value-type="float">
            <text:p>10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787361" calcext:value-type="float">
            <text:p>478736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10431" calcext:value-type="float">
            <text:p>2010431</text:p>
          </table:table-cell>
          <table:table-cell office:value-type="float" office:value="87" calcext:value-type="float">
            <text:p>87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3516" calcext:value-type="float">
            <text:p>3423516</text:p>
          </table:table-cell>
          <table:table-cell office:value-type="float" office:value="104" calcext:value-type="float">
            <text:p>104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769006" calcext:value-type="float">
            <text:p>376900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83794" calcext:value-type="float">
            <text:p>3083794</text:p>
          </table:table-cell>
          <table:table-cell office:value-type="float" office:value="78.2" calcext:value-type="float">
            <text:p>78,2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38028" calcext:value-type="float">
            <text:p>2938028</text:p>
          </table:table-cell>
          <table:table-cell office:value-type="float" office:value="102" calcext:value-type="float">
            <text:p>102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3708382" calcext:value-type="float">
            <text:p>370838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39975" calcext:value-type="float">
            <text:p>4639975</text:p>
          </table:table-cell>
          <table:table-cell office:value-type="float" office:value="82" calcext:value-type="float">
            <text:p>82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11168" calcext:value-type="float">
            <text:p>3411168</text:p>
          </table:table-cell>
          <table:table-cell office:value-type="float" office:value="105" calcext:value-type="float">
            <text:p>105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8015948" calcext:value-type="float">
            <text:p>801594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98160" calcext:value-type="float">
            <text:p>1698160</text:p>
          </table:table-cell>
          <table:table-cell office:value-type="float" office:value="78" calcext:value-type="float">
            <text:p>78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11175" calcext:value-type="float">
            <text:p>3211175</text:p>
          </table:table-cell>
          <table:table-cell office:value-type="float" office:value="108" calcext:value-type="float">
            <text:p>108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7088479" calcext:value-type="float">
            <text:p>708847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54542" calcext:value-type="float">
            <text:p>3054542</text:p>
          </table:table-cell>
          <table:table-cell office:value-type="float" office:value="78" calcext:value-type="float">
            <text:p>78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07656" calcext:value-type="float">
            <text:p>3507656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744182" calcext:value-type="float">
            <text:p>374418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19419" calcext:value-type="float">
            <text:p>2619419</text:p>
          </table:table-cell>
          <table:table-cell office:value-type="float" office:value="88" calcext:value-type="float">
            <text:p>88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66095" calcext:value-type="float">
            <text:p>4266095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836259" calcext:value-type="float">
            <text:p>383625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076932" calcext:value-type="float">
            <text:p>6076932</text:p>
          </table:table-cell>
          <table:table-cell office:value-type="float" office:value="90" calcext:value-type="float">
            <text:p>90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44368" calcext:value-type="float">
            <text:p>3244368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685056" calcext:value-type="float">
            <text:p>368505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50531" calcext:value-type="float">
            <text:p>3550531</text:p>
          </table:table-cell>
          <table:table-cell office:value-type="float" office:value="84" calcext:value-type="float">
            <text:p>84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29539" calcext:value-type="float">
            <text:p>3229539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368070" calcext:value-type="float">
            <text:p>736807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63727" calcext:value-type="float">
            <text:p>4863727</text:p>
          </table:table-cell>
          <table:table-cell office:value-type="float" office:value="83" calcext:value-type="float">
            <text:p>83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51167" calcext:value-type="float">
            <text:p>2851167</text:p>
          </table:table-cell>
          <table:table-cell office:value-type="float" office:value="95" calcext:value-type="float">
            <text:p>95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office:value-type="float" office:value="4076483" calcext:value-type="float">
            <text:p>407648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0775" calcext:value-type="float">
            <text:p>1460775</text:p>
          </table:table-cell>
          <table:table-cell office:value-type="float" office:value="77.2" calcext:value-type="float">
            <text:p>77,2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8005" calcext:value-type="float">
            <text:p>2708005</text:p>
          </table:table-cell>
          <table:table-cell office:value-type="float" office:value="101" calcext:value-type="float">
            <text:p>101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office:value-type="float" office:value="3991221" calcext:value-type="float">
            <text:p>399122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02769" calcext:value-type="float">
            <text:p>4802769</text:p>
          </table:table-cell>
          <table:table-cell office:value-type="float" office:value="82" calcext:value-type="float">
            <text:p>82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58185" calcext:value-type="float">
            <text:p>5358185</text:p>
          </table:table-cell>
          <table:table-cell office:value-type="float" office:value="101" calcext:value-type="float">
            <text:p>101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office:value-type="float" office:value="3826168" calcext:value-type="float">
            <text:p>382616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247104" calcext:value-type="float">
            <text:p>6247104</text:p>
          </table:table-cell>
          <table:table-cell office:value-type="float" office:value="76" calcext:value-type="float">
            <text:p>76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65882" calcext:value-type="float">
            <text:p>1665882</text:p>
          </table:table-cell>
          <table:table-cell office:value-type="float" office:value="97" calcext:value-type="float">
            <text:p>97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office:value-type="float" office:value="4680702" calcext:value-type="float">
            <text:p>4680702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7193" calcext:value-type="float">
            <text:p>2327193</text:p>
          </table:table-cell>
          <table:table-cell office:value-type="float" office:value="78" calcext:value-type="float">
            <text:p>78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64234" calcext:value-type="float">
            <text:p>13164234</text:p>
          </table:table-cell>
          <table:table-cell office:value-type="float" office:value="96" calcext:value-type="float">
            <text:p>96</text:p>
          </table:table-cell>
          <table:table-cell office:value-type="float" office:value="6.2" calcext:value-type="float">
            <text:p>6,2</text:p>
          </table:table-cell>
          <table:table-cell table:number-columns-repeated="2"/>
          <table:table-cell office:value-type="float" office:value="6345623" calcext:value-type="float">
            <text:p>6345623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80798" calcext:value-type="float">
            <text:p>5180798</text:p>
          </table:table-cell>
          <table:table-cell office:value-type="float" office:value="78" calcext:value-type="float">
            <text:p>78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45072" calcext:value-type="float">
            <text:p>3545072</text:p>
          </table:table-cell>
          <table:table-cell office:value-type="float" office:value="97" calcext:value-type="float">
            <text:p>97</text:p>
          </table:table-cell>
          <table:table-cell office:value-type="float" office:value="6.2" calcext:value-type="float">
            <text:p>6,2</text:p>
          </table:table-cell>
          <table:table-cell table:number-columns-repeated="2"/>
          <table:table-cell office:value-type="float" office:value="4587554" calcext:value-type="float">
            <text:p>458755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08537" calcext:value-type="float">
            <text:p>4208537</text:p>
          </table:table-cell>
          <table:table-cell office:value-type="float" office:value="81" calcext:value-type="float">
            <text:p>81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64514" calcext:value-type="float">
            <text:p>3464514</text:p>
          </table:table-cell>
          <table:table-cell office:value-type="float" office:value="98" calcext:value-type="float">
            <text:p>98</text:p>
          </table:table-cell>
          <table:table-cell office:value-type="float" office:value="6.2" calcext:value-type="float">
            <text:p>6,2</text:p>
          </table:table-cell>
          <table:table-cell table:number-columns-repeated="2"/>
          <table:table-cell office:value-type="float" office:value="15035349" calcext:value-type="float">
            <text:p>1503534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50352" calcext:value-type="float">
            <text:p>4850352</text:p>
          </table:table-cell>
          <table:table-cell office:value-type="float" office:value="79" calcext:value-type="float">
            <text:p>79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5140" calcext:value-type="float">
            <text:p>2745140</text:p>
          </table:table-cell>
          <table:table-cell office:value-type="float" office:value="104" calcext:value-type="float">
            <text:p>104</text:p>
          </table:table-cell>
          <table:table-cell office:value-type="float" office:value="6.2" calcext:value-type="float">
            <text:p>6,2</text:p>
          </table:table-cell>
          <table:table-cell table:number-columns-repeated="2"/>
          <table:table-cell office:value-type="float" office:value="4243450" calcext:value-type="float">
            <text:p>424345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90264" calcext:value-type="float">
            <text:p>2690264</text:p>
          </table:table-cell>
          <table:table-cell office:value-type="float" office:value="77.2" calcext:value-type="float">
            <text:p>77,2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5390" calcext:value-type="float">
            <text:p>8115390</text:p>
          </table:table-cell>
          <table:table-cell office:value-type="float" office:value="98" calcext:value-type="float">
            <text:p>98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office:value-type="float" office:value="4599865" calcext:value-type="float">
            <text:p>459986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5787" calcext:value-type="float">
            <text:p>1365787</text:p>
          </table:table-cell>
          <table:table-cell office:value-type="float" office:value="82" calcext:value-type="float">
            <text:p>82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60926" calcext:value-type="float">
            <text:p>2860926</text:p>
          </table:table-cell>
          <table:table-cell office:value-type="float" office:value="97" calcext:value-type="float">
            <text:p>97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office:value-type="float" office:value="3972482" calcext:value-type="float">
            <text:p>397248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35699" calcext:value-type="float">
            <text:p>4335699</text:p>
          </table:table-cell>
          <table:table-cell office:value-type="float" office:value="79" calcext:value-type="float">
            <text:p>79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32124" calcext:value-type="float">
            <text:p>3432124</text:p>
          </table:table-cell>
          <table:table-cell office:value-type="float" office:value="99" calcext:value-type="float">
            <text:p>99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office:value-type="float" office:value="4317782" calcext:value-type="float">
            <text:p>431778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66190" calcext:value-type="float">
            <text:p>1766190</text:p>
          </table:table-cell>
          <table:table-cell office:value-type="float" office:value="78" calcext:value-type="float">
            <text:p>78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7477" calcext:value-type="float">
            <text:p>3457477</text:p>
          </table:table-cell>
          <table:table-cell office:value-type="float" office:value="97" calcext:value-type="float">
            <text:p>97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office:value-type="float" office:value="3653077" calcext:value-type="float">
            <text:p>365307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81505" calcext:value-type="float">
            <text:p>4081505</text:p>
          </table:table-cell>
          <table:table-cell office:value-type="float" office:value="72" calcext:value-type="float">
            <text:p>72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04591" calcext:value-type="float">
            <text:p>8104591</text:p>
          </table:table-cell>
          <table:table-cell office:value-type="float" office:value="98" calcext:value-type="float">
            <text:p>98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office:value-type="float" office:value="4243279" calcext:value-type="float">
            <text:p>424327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28318" calcext:value-type="float">
            <text:p>1928318</text:p>
          </table:table-cell>
          <table:table-cell office:value-type="float" office:value="76" calcext:value-type="float">
            <text:p>76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52909" calcext:value-type="float">
            <text:p>3052909</text:p>
          </table:table-cell>
          <table:table-cell office:value-type="float" office:value="87" calcext:value-type="float">
            <text:p>87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3831466" calcext:value-type="float">
            <text:p>383146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81971" calcext:value-type="float">
            <text:p>5481971</text:p>
          </table:table-cell>
          <table:table-cell office:value-type="float" office:value="81" calcext:value-type="float">
            <text:p>81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30152" calcext:value-type="float">
            <text:p>3230152</text:p>
          </table:table-cell>
          <table:table-cell office:value-type="float" office:value="98" calcext:value-type="float">
            <text:p>98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9576717" calcext:value-type="float">
            <text:p>957671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325797" calcext:value-type="float">
            <text:p>5325797</text:p>
          </table:table-cell>
          <table:table-cell office:value-type="float" office:value="86" calcext:value-type="float">
            <text:p>86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36187" calcext:value-type="float">
            <text:p>3336187</text:p>
          </table:table-cell>
          <table:table-cell office:value-type="float" office:value="100" calcext:value-type="float">
            <text:p>100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4571130" calcext:value-type="float">
            <text:p>457113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918464" calcext:value-type="float">
            <text:p>5918464</text:p>
          </table:table-cell>
          <table:table-cell office:value-type="float" office:value="76.2" calcext:value-type="float">
            <text:p>76,2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96940" calcext:value-type="float">
            <text:p>1996940</text:p>
          </table:table-cell>
          <table:table-cell office:value-type="float" office:value="101" calcext:value-type="float">
            <text:p>101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4564036" calcext:value-type="float">
            <text:p>456403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07103" calcext:value-type="float">
            <text:p>5207103</text:p>
          </table:table-cell>
          <table:table-cell office:value-type="float" office:value="79" calcext:value-type="float">
            <text:p>79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1930" calcext:value-type="float">
            <text:p>6801930</text:p>
          </table:table-cell>
          <table:table-cell office:value-type="float" office:value="98" calcext:value-type="float">
            <text:p>98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5315706" calcext:value-type="float">
            <text:p>531570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3406" calcext:value-type="float">
            <text:p>2393406</text:p>
          </table:table-cell>
          <table:table-cell office:value-type="float" office:value="76" calcext:value-type="float">
            <text:p>76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38844" calcext:value-type="float">
            <text:p>9838844</text:p>
          </table:table-cell>
          <table:table-cell office:value-type="float" office:value="97" calcext:value-type="float">
            <text:p>97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4144238" calcext:value-type="float">
            <text:p>414423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17683" calcext:value-type="float">
            <text:p>2417683</text:p>
          </table:table-cell>
          <table:table-cell office:value-type="float" office:value="81" calcext:value-type="float">
            <text:p>81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08876" calcext:value-type="float">
            <text:p>8108876</text:p>
          </table:table-cell>
          <table:table-cell office:value-type="float" office:value="81" calcext:value-type="float">
            <text:p>81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4555590" calcext:value-type="float">
            <text:p>4555590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494791" calcext:value-type="float">
            <text:p>6494791</text:p>
          </table:table-cell>
          <table:table-cell office:value-type="float" office:value="81" calcext:value-type="float">
            <text:p>81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33873" calcext:value-type="float">
            <text:p>3133873</text:p>
          </table:table-cell>
          <table:table-cell office:value-type="float" office:value="83.2" calcext:value-type="float">
            <text:p>83,2</text:p>
          </table:table-cell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4170606" calcext:value-type="float">
            <text:p>417060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5181" calcext:value-type="float">
            <text:p>2545181</text:p>
          </table:table-cell>
          <table:table-cell office:value-type="float" office:value="79" calcext:value-type="float">
            <text:p>79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76200" calcext:value-type="float">
            <text:p>3176200</text:p>
          </table:table-cell>
          <table:table-cell office:value-type="float" office:value="91" calcext:value-type="float">
            <text:p>91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4815241" calcext:value-type="float">
            <text:p>481524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26213" calcext:value-type="float">
            <text:p>3026213</text:p>
          </table:table-cell>
          <table:table-cell office:value-type="float" office:value="91" calcext:value-type="float">
            <text:p>91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18238" calcext:value-type="float">
            <text:p>2818238</text:p>
          </table:table-cell>
          <table:table-cell office:value-type="float" office:value="101" calcext:value-type="float">
            <text:p>101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4497513" calcext:value-type="float">
            <text:p>449751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49912" calcext:value-type="float">
            <text:p>2849912</text:p>
          </table:table-cell>
          <table:table-cell office:value-type="float" office:value="89" calcext:value-type="float">
            <text:p>89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98936" calcext:value-type="float">
            <text:p>2398936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4279677" calcext:value-type="float">
            <text:p>427967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79813" calcext:value-type="float">
            <text:p>3879813</text:p>
          </table:table-cell>
          <table:table-cell office:value-type="float" office:value="90.1" calcext:value-type="float">
            <text:p>90,1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16390" calcext:value-type="float">
            <text:p>7416390</text:p>
          </table:table-cell>
          <table:table-cell office:value-type="float" office:value="96" calcext:value-type="float">
            <text:p>9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5673026" calcext:value-type="float">
            <text:p>5673026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5118" calcext:value-type="float">
            <text:p>2545118</text:p>
          </table:table-cell>
          <table:table-cell office:value-type="float" office:value="88" calcext:value-type="float">
            <text:p>88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7078" calcext:value-type="float">
            <text:p>3127078</text:p>
          </table:table-cell>
          <table:table-cell office:value-type="float" office:value="92" calcext:value-type="float">
            <text:p>92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4513568" calcext:value-type="float">
            <text:p>451356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38986" calcext:value-type="float">
            <text:p>4538986</text:p>
          </table:table-cell>
          <table:table-cell office:value-type="float" office:value="91" calcext:value-type="float">
            <text:p>91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39625" calcext:value-type="float">
            <text:p>2939625</text:p>
          </table:table-cell>
          <table:table-cell office:value-type="float" office:value="92" calcext:value-type="float">
            <text:p>92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6792838" calcext:value-type="float">
            <text:p>679283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24716" calcext:value-type="float">
            <text:p>2024716</text:p>
          </table:table-cell>
          <table:table-cell office:value-type="float" office:value="80" calcext:value-type="float">
            <text:p>80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84380" calcext:value-type="float">
            <text:p>2884380</text:p>
          </table:table-cell>
          <table:table-cell office:value-type="float" office:value="98" calcext:value-type="float">
            <text:p>98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4498287" calcext:value-type="float">
            <text:p>449828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92461" calcext:value-type="float">
            <text:p>2392461</text:p>
          </table:table-cell>
          <table:table-cell office:value-type="float" office:value="86" calcext:value-type="float">
            <text:p>86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33791" calcext:value-type="float">
            <text:p>3033791</text:p>
          </table:table-cell>
          <table:table-cell office:value-type="float" office:value="94.1" calcext:value-type="float">
            <text:p>94,1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7413771" calcext:value-type="float">
            <text:p>741377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62012" calcext:value-type="float">
            <text:p>4762012</text:p>
          </table:table-cell>
          <table:table-cell office:value-type="float" office:value="92" calcext:value-type="float">
            <text:p>92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0259" calcext:value-type="float">
            <text:p>2560259</text:p>
          </table:table-cell>
          <table:table-cell office:value-type="float" office:value="95" calcext:value-type="float">
            <text:p>95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4368143" calcext:value-type="float">
            <text:p>436814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51081" calcext:value-type="float">
            <text:p>3151081</text:p>
          </table:table-cell>
          <table:table-cell office:value-type="float" office:value="85" calcext:value-type="float">
            <text:p>85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89403" calcext:value-type="float">
            <text:p>3289403</text:p>
          </table:table-cell>
          <table:table-cell office:value-type="float" office:value="96" calcext:value-type="float">
            <text:p>96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6035624" calcext:value-type="float">
            <text:p>603562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29051" calcext:value-type="float">
            <text:p>1529051</text:p>
          </table:table-cell>
          <table:table-cell office:value-type="float" office:value="85" calcext:value-type="float">
            <text:p>85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02086" calcext:value-type="float">
            <text:p>3402086</text:p>
          </table:table-cell>
          <table:table-cell office:value-type="float" office:value="98" calcext:value-type="float">
            <text:p>98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4415045" calcext:value-type="float">
            <text:p>441504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2335" calcext:value-type="float">
            <text:p>2512335</text:p>
          </table:table-cell>
          <table:table-cell office:value-type="float" office:value="78.2" calcext:value-type="float">
            <text:p>78,2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1627" calcext:value-type="float">
            <text:p>2641627</text:p>
          </table:table-cell>
          <table:table-cell office:value-type="float" office:value="97" calcext:value-type="float">
            <text:p>9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4744664" calcext:value-type="float">
            <text:p>474466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5917" calcext:value-type="float">
            <text:p>1475917</text:p>
          </table:table-cell>
          <table:table-cell office:value-type="float" office:value="78" calcext:value-type="float">
            <text:p>78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368" calcext:value-type="float">
            <text:p>1478368</text:p>
          </table:table-cell>
          <table:table-cell office:value-type="float" office:value="98" calcext:value-type="float">
            <text:p>98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4650488" calcext:value-type="float">
            <text:p>465048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1369" calcext:value-type="float">
            <text:p>1551369</text:p>
          </table:table-cell>
          <table:table-cell office:value-type="float" office:value="77" calcext:value-type="float">
            <text:p>77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46186" calcext:value-type="float">
            <text:p>2546186</text:p>
          </table:table-cell>
          <table:table-cell office:value-type="float" office:value="102" calcext:value-type="float">
            <text:p>102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4693096" calcext:value-type="float">
            <text:p>469309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71586" calcext:value-type="float">
            <text:p>5071586</text:p>
          </table:table-cell>
          <table:table-cell office:value-type="float" office:value="80" calcext:value-type="float">
            <text:p>80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9120" calcext:value-type="float">
            <text:p>1589120</text:p>
          </table:table-cell>
          <table:table-cell office:value-type="float" office:value="101" calcext:value-type="float">
            <text:p>10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4840951" calcext:value-type="float">
            <text:p>484095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80742" calcext:value-type="float">
            <text:p>2880742</text:p>
          </table:table-cell>
          <table:table-cell office:value-type="float" office:value="84" calcext:value-type="float">
            <text:p>84</text:p>
          </table:table-cell>
          <table:table-cell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4100004.67" calcext:value-type="float">
            <text:p>4100004,67</text:p>
          </table:table-cell>
          <table:table-cell table:formula="of:=AVERAGE([.C351:.C450])" office:value-type="float" office:value="101.374" calcext:value-type="float">
            <text:p>101,374</text:p>
          </table:table-cell>
          <table:table-cell table:formula="of:=AVERAGE([.D351:.D450])" office:value-type="float" office:value="5.342" calcext:value-type="float">
            <text:p>5,342</text:p>
          </table:table-cell>
          <table:table-cell table:number-columns-repeated="2"/>
          <table:table-cell table:formula="of:=AVERAGE([.G351:.G450])" office:value-type="float" office:value="4942774.19" calcext:value-type="float">
            <text:p>4942774,19</text:p>
          </table:table-cell>
          <table:table-cell table:formula="of:=AVERAGE([.H351:.H450])" office:value-type="float" office:value="101.58" calcext:value-type="float">
            <text:p>101,58</text:p>
          </table:table-cell>
          <table:table-cell table:formula="of:=AVERAGE([.I351:.I450])" office:value-type="float" office:value="1.8" calcext:value-type="float">
            <text:p>1,8</text:p>
          </table:table-cell>
          <table:table-cell table:number-columns-repeated="2"/>
          <table:table-cell table:formula="of:=AVERAGE([.L351:.L450])" office:value-type="float" office:value="3432636.21" calcext:value-type="float">
            <text:p>3432636,21</text:p>
          </table:table-cell>
          <table:table-cell table:formula="of:=AVERAGE([.M351:.M450])" office:value-type="float" office:value="92.527" calcext:value-type="float">
            <text:p>92,527</text:p>
          </table:table-cell>
          <table:table-cell table:formula="of:=AVERAGE([.N351:.N450])" office:value-type="float" office:value="9.56099999999999" calcext:value-type="float">
            <text:p>9,560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2292124.54290883" calcext:value-type="float">
            <text:p>2292124,54290883</text:p>
          </table:table-cell>
          <table:table-cell table:formula="of:=STDEVP([.C351:.C450])" office:value-type="float" office:value="13.0980427545492" calcext:value-type="float">
            <text:p>13,0980427545492</text:p>
          </table:table-cell>
          <table:table-cell table:formula="of:=STDEVP([.D351:.D450])" office:value-type="float" office:value="1.26611057968884" calcext:value-type="float">
            <text:p>1,26611057968884</text:p>
          </table:table-cell>
          <table:table-cell table:number-columns-repeated="2"/>
          <table:table-cell table:formula="of:=STDEVP([.G351:.G450])" office:value-type="float" office:value="1987846.01100766" calcext:value-type="float">
            <text:p>1987846,01100766</text:p>
          </table:table-cell>
          <table:table-cell table:formula="of:=STDEVP([.H351:.H450])" office:value-type="float" office:value="1.0970870521522" calcext:value-type="float">
            <text:p>1,0970870521522</text:p>
          </table:table-cell>
          <table:table-cell table:formula="of:=STDEVP([.I351:.I450])" office:value-type="float" office:value="0" calcext:value-type="float">
            <text:p>0</text:p>
          </table:table-cell>
          <table:table-cell table:number-columns-repeated="2"/>
          <table:table-cell table:formula="of:=STDEVP([.L351:.L450])" office:value-type="float" office:value="2619578.1150717" calcext:value-type="float">
            <text:p>2619578,1150717</text:p>
          </table:table-cell>
          <table:table-cell table:formula="of:=STDEVP([.M351:.M450])" office:value-type="float" office:value="24.3743793972277" calcext:value-type="float">
            <text:p>24,3743793972277</text:p>
          </table:table-cell>
          <table:table-cell table:formula="of:=STDEVP([.N351:.N450])" office:value-type="float" office:value="1.72996502854827" calcext:value-type="float">
            <text:p>1,729965028548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3234380" calcext:value-type="float">
            <text:p>3234380</text:p>
          </table:table-cell>
          <table:table-cell table:formula="of:=MEDIAN([.C351:.C450])" office:value-type="float" office:value="99.5" calcext:value-type="float">
            <text:p>99,5</text:p>
          </table:table-cell>
          <table:table-cell table:formula="of:=MEDIAN([.D351:.D450])" office:value-type="float" office:value="5.65" calcext:value-type="float">
            <text:p>5,65</text:p>
          </table:table-cell>
          <table:table-cell table:number-columns-repeated="2"/>
          <table:table-cell table:formula="of:=MEDIAN([.G351:.G450])" office:value-type="float" office:value="4226608" calcext:value-type="float">
            <text:p>4226608</text:p>
          </table:table-cell>
          <table:table-cell table:formula="of:=MEDIAN([.H351:.H450])" office:value-type="float" office:value="102" calcext:value-type="float">
            <text:p>102</text:p>
          </table:table-cell>
          <table:table-cell table:formula="of:=MEDIAN([.I351:.I450])" office:value-type="float" office:value="1.8" calcext:value-type="float">
            <text:p>1,8</text:p>
          </table:table-cell>
          <table:table-cell table:number-columns-repeated="2"/>
          <table:table-cell table:formula="of:=MEDIAN([.L351:.L450])" office:value-type="float" office:value="2694428" calcext:value-type="float">
            <text:p>2694428</text:p>
          </table:table-cell>
          <table:table-cell table:formula="of:=MEDIAN([.M351:.M450])" office:value-type="float" office:value="85" calcext:value-type="float">
            <text:p>85</text:p>
          </table:table-cell>
          <table:table-cell table:formula="of:=MEDIAN([.N351:.N450])" office:value-type="float" office:value="10.4" calcext:value-type="float">
            <text:p>10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4390521.84" calcext:value-type="float">
            <text:p>4390521,84</text:p>
          </table:table-cell>
          <table:table-cell table:formula="of:=AVERAGE([.C351:.C400])" office:value-type="float" office:value="104.502" calcext:value-type="float">
            <text:p>104,502</text:p>
          </table:table-cell>
          <table:table-cell table:formula="of:=AVERAGE([.D351:.D400])" office:value-type="float" office:value="4.384" calcext:value-type="float">
            <text:p>4,384</text:p>
          </table:table-cell>
          <table:table-cell table:number-columns-repeated="2"/>
          <table:table-cell table:formula="of:=AVERAGE([.G351:.G400])" office:value-type="float" office:value="4817992.1" calcext:value-type="float">
            <text:p>4817992,1</text:p>
          </table:table-cell>
          <table:table-cell table:formula="of:=AVERAGE([.H351:.H400])" office:value-type="float" office:value="101.66" calcext:value-type="float">
            <text:p>101,66</text:p>
          </table:table-cell>
          <table:table-cell table:formula="of:=AVERAGE([.I351:.I400])" office:value-type="float" office:value="1.8" calcext:value-type="float">
            <text:p>1,8</text:p>
          </table:table-cell>
          <table:table-cell table:number-columns-repeated="2"/>
          <table:table-cell table:formula="of:=AVERAGE([.L351:.L400])" office:value-type="float" office:value="3414452.94" calcext:value-type="float">
            <text:p>3414452,94</text:p>
          </table:table-cell>
          <table:table-cell table:formula="of:=AVERAGE([.M351:.M400])" office:value-type="float" office:value="103.112" calcext:value-type="float">
            <text:p>103,112</text:p>
          </table:table-cell>
          <table:table-cell table:formula="of:=AVERAGE([.N351:.N400])" office:value-type="float" office:value="8.71" calcext:value-type="float">
            <text:p>8,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3809487.5" calcext:value-type="float">
            <text:p>3809487,5</text:p>
          </table:table-cell>
          <table:table-cell table:formula="of:=AVERAGE([.C401:.C450])" office:value-type="float" office:value="98.246" calcext:value-type="float">
            <text:p>98,246</text:p>
          </table:table-cell>
          <table:table-cell table:formula="of:=AVERAGE([.D401:.D450])" office:value-type="float" office:value="6.3" calcext:value-type="float">
            <text:p>6,3</text:p>
          </table:table-cell>
          <table:table-cell table:number-columns-repeated="2"/>
          <table:table-cell table:formula="of:=AVERAGE([.G401:.G450])" office:value-type="float" office:value="5067556.28" calcext:value-type="float">
            <text:p>5067556,28</text:p>
          </table:table-cell>
          <table:table-cell table:formula="of:=AVERAGE([.H401:.H450])" office:value-type="float" office:value="101.5" calcext:value-type="float">
            <text:p>101,5</text:p>
          </table:table-cell>
          <table:table-cell table:formula="of:=AVERAGE([.I401:.I450])" office:value-type="float" office:value="1.8" calcext:value-type="float">
            <text:p>1,8</text:p>
          </table:table-cell>
          <table:table-cell table:number-columns-repeated="2"/>
          <table:table-cell table:formula="of:=AVERAGE([.L401:.L450])" office:value-type="float" office:value="3450819.48" calcext:value-type="float">
            <text:p>3450819,48</text:p>
          </table:table-cell>
          <table:table-cell table:formula="of:=AVERAGE([.M401:.M450])" office:value-type="float" office:value="81.942" calcext:value-type="float">
            <text:p>81,942</text:p>
          </table:table-cell>
          <table:table-cell table:formula="of:=AVERAGE([.N401:.N450])" office:value-type="float" office:value="10.412" calcext:value-type="float">
            <text:p>10,4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2224453.34746774" calcext:value-type="float">
            <text:p>2224453,34746774</text:p>
          </table:table-cell>
          <table:table-cell table:formula="of:=STDEVP([.C401:.C450])" office:value-type="float" office:value="5.13852936159754" calcext:value-type="float">
            <text:p>5,13852936159754</text:p>
          </table:table-cell>
          <table:table-cell table:formula="of:=STDEVP([.D401:.D450])" office:value-type="float" office:value="0.348137903710584" calcext:value-type="float">
            <text:p>0,348137903710584</text:p>
          </table:table-cell>
          <table:table-cell table:number-columns-repeated="2"/>
          <table:table-cell table:formula="of:=STDEVP([.G401:.G450])" office:value-type="float" office:value="1937711.50217516" calcext:value-type="float">
            <text:p>1937711,50217516</text:p>
          </table:table-cell>
          <table:table-cell table:formula="of:=STDEVP([.H401:.H450])" office:value-type="float" office:value="1.25299640861417" calcext:value-type="float">
            <text:p>1,25299640861417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1432017.47537188" calcext:value-type="float">
            <text:p>1432017,47537188</text:p>
          </table:table-cell>
          <table:table-cell table:formula="of:=STDEVP([.M401:.M450])" office:value-type="float" office:value="4.87040409001142" calcext:value-type="float">
            <text:p>4,87040409001142</text:p>
          </table:table-cell>
          <table:table-cell table:formula="of:=STDEVP([.N401:.N450])" office:value-type="float" office:value="0.0324961536185437" calcext:value-type="float">
            <text:p>0,0324961536185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3401251.5" calcext:value-type="float">
            <text:p>3401251,5</text:p>
          </table:table-cell>
          <table:table-cell table:formula="of:=MEDIAN([.C351:.C400])" office:value-type="float" office:value="101" calcext:value-type="float">
            <text:p>101</text:p>
          </table:table-cell>
          <table:table-cell table:formula="of:=MEDIAN([.D351:.D400])" office:value-type="float" office:value="4.75" calcext:value-type="float">
            <text:p>4,75</text:p>
          </table:table-cell>
          <table:table-cell table:number-columns-repeated="2"/>
          <table:table-cell table:formula="of:=MEDIAN([.G351:.G400])" office:value-type="float" office:value="3867725" calcext:value-type="float">
            <text:p>3867725</text:p>
          </table:table-cell>
          <table:table-cell table:formula="of:=MEDIAN([.H351:.H400])" office:value-type="float" office:value="102" calcext:value-type="float">
            <text:p>102</text:p>
          </table:table-cell>
          <table:table-cell table:formula="of:=MEDIAN([.I351:.I400])" office:value-type="float" office:value="1.8" calcext:value-type="float">
            <text:p>1,8</text:p>
          </table:table-cell>
          <table:table-cell table:number-columns-repeated="2"/>
          <table:table-cell table:formula="of:=MEDIAN([.L351:.L400])" office:value-type="float" office:value="2626502.5" calcext:value-type="float">
            <text:p>2626502,5</text:p>
          </table:table-cell>
          <table:table-cell table:formula="of:=MEDIAN([.M351:.M400])" office:value-type="float" office:value="93" calcext:value-type="float">
            <text:p>93</text:p>
          </table:table-cell>
          <table:table-cell table:formula="of:=MEDIAN([.N351:.N400])" office:value-type="float" office:value="9.6" calcext:value-type="float">
            <text:p>9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3130475.5" calcext:value-type="float">
            <text:p>3130475,5</text:p>
          </table:table-cell>
          <table:table-cell table:formula="of:=MEDIAN([.C401:.C450])" office:value-type="float" office:value="98" calcext:value-type="float">
            <text:p>98</text:p>
          </table:table-cell>
          <table:table-cell table:formula="of:=MEDIAN([.D401:.D450])" office:value-type="float" office:value="6.3" calcext:value-type="float">
            <text:p>6,3</text:p>
          </table:table-cell>
          <table:table-cell table:number-columns-repeated="2"/>
          <table:table-cell table:formula="of:=MEDIAN([.G401:.G450])" office:value-type="float" office:value="4505927.5" calcext:value-type="float">
            <text:p>4505927,5</text:p>
          </table:table-cell>
          <table:table-cell table:formula="of:=MEDIAN([.H401:.H450])" office:value-type="float" office:value="102" calcext:value-type="float">
            <text:p>102</text:p>
          </table:table-cell>
          <table:table-cell table:formula="of:=MEDIAN([.I401:.I450])" office:value-type="float" office:value="1.8" calcext:value-type="float">
            <text:p>1,8</text:p>
          </table:table-cell>
          <table:table-cell table:number-columns-repeated="2"/>
          <table:table-cell table:formula="of:=MEDIAN([.L401:.L450])" office:value-type="float" office:value="3040377.5" calcext:value-type="float">
            <text:p>3040377,5</text:p>
          </table:table-cell>
          <table:table-cell table:formula="of:=MEDIAN([.M401:.M450])" office:value-type="float" office:value="81" calcext:value-type="float">
            <text:p>81</text:p>
          </table:table-cell>
          <table:table-cell table:formula="of:=MEDIAN([.N401:.N450])" office:value-type="float" office:value="10.4" calcext:value-type="float">
            <text:p>10,4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31974303" calcext:value-type="float">
            <text:p>31974303</text:p>
          </table:table-cell>
          <table:table-cell office:value-type="float" office:value="206.7" calcext:value-type="float">
            <text:p>206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3618126" calcext:value-type="float">
            <text:p>361812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26573417" calcext:value-type="float">
            <text:p>26573417</text:p>
          </table:table-cell>
          <table:table-cell office:value-type="float" office:value="120" calcext:value-type="float">
            <text:p>12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09658" calcext:value-type="float">
            <text:p>4409658</text:p>
          </table:table-cell>
          <table:table-cell office:value-type="float" office:value="179" calcext:value-type="float">
            <text:p>17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507992" calcext:value-type="float">
            <text:p>350799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838937" calcext:value-type="float">
            <text:p>8838937</text:p>
          </table:table-cell>
          <table:table-cell office:value-type="float" office:value="165" calcext:value-type="float">
            <text:p>165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1263" calcext:value-type="float">
            <text:p>2191263</text:p>
          </table:table-cell>
          <table:table-cell office:value-type="float" office:value="147" calcext:value-type="float">
            <text:p>14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3703019" calcext:value-type="float">
            <text:p>370301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16934" calcext:value-type="float">
            <text:p>11416934</text:p>
          </table:table-cell>
          <table:table-cell office:value-type="float" office:value="215" calcext:value-type="float">
            <text:p>215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45177" calcext:value-type="float">
            <text:p>7845177</text:p>
          </table:table-cell>
          <table:table-cell office:value-type="float" office:value="110" calcext:value-type="float">
            <text:p>11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794719" calcext:value-type="float">
            <text:p>679471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441566" calcext:value-type="float">
            <text:p>8441566</text:p>
          </table:table-cell>
          <table:table-cell office:value-type="float" office:value="134" calcext:value-type="float">
            <text:p>13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6835" calcext:value-type="float">
            <text:p>2786835</text:p>
          </table:table-cell>
          <table:table-cell office:value-type="float" office:value="164" calcext:value-type="float">
            <text:p>16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028669" calcext:value-type="float">
            <text:p>702866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34138" calcext:value-type="float">
            <text:p>3634138</text:p>
          </table:table-cell>
          <table:table-cell office:value-type="float" office:value="110.9" calcext:value-type="float">
            <text:p>110,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77032" calcext:value-type="float">
            <text:p>2077032</text:p>
          </table:table-cell>
          <table:table-cell office:value-type="float" office:value="139" calcext:value-type="float">
            <text:p>13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908867" calcext:value-type="float">
            <text:p>690886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18964" calcext:value-type="float">
            <text:p>4218964</text:p>
          </table:table-cell>
          <table:table-cell office:value-type="float" office:value="165" calcext:value-type="float">
            <text:p>165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7857" calcext:value-type="float">
            <text:p>2877857</text:p>
          </table:table-cell>
          <table:table-cell office:value-type="float" office:value="115" calcext:value-type="float">
            <text:p>11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5020804" calcext:value-type="float">
            <text:p>502080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03547" calcext:value-type="float">
            <text:p>2603547</text:p>
          </table:table-cell>
          <table:table-cell office:value-type="float" office:value="158" calcext:value-type="float">
            <text:p>15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5641" calcext:value-type="float">
            <text:p>2465641</text:p>
          </table:table-cell>
          <table:table-cell office:value-type="float" office:value="104" calcext:value-type="float">
            <text:p>10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658181" calcext:value-type="float">
            <text:p>365818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30344" calcext:value-type="float">
            <text:p>13930344</text:p>
          </table:table-cell>
          <table:table-cell office:value-type="float" office:value="123" calcext:value-type="float">
            <text:p>12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15182" calcext:value-type="float">
            <text:p>1915182</text:p>
          </table:table-cell>
          <table:table-cell office:value-type="float" office:value="116" calcext:value-type="float">
            <text:p>116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585765" calcext:value-type="float">
            <text:p>358576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972194" calcext:value-type="float">
            <text:p>5972194</text:p>
          </table:table-cell>
          <table:table-cell office:value-type="float" office:value="108.9" calcext:value-type="float">
            <text:p>108,9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2607" calcext:value-type="float">
            <text:p>2282607</text:p>
          </table:table-cell>
          <table:table-cell office:value-type="float" office:value="106.9" calcext:value-type="float">
            <text:p>106,9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888893" calcext:value-type="float">
            <text:p>388889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26250" calcext:value-type="float">
            <text:p>1826250</text:p>
          </table:table-cell>
          <table:table-cell office:value-type="float" office:value="128" calcext:value-type="float">
            <text:p>128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8254" calcext:value-type="float">
            <text:p>2738254</text:p>
          </table:table-cell>
          <table:table-cell office:value-type="float" office:value="107" calcext:value-type="float">
            <text:p>107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17045096" calcext:value-type="float">
            <text:p>1704509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4532" calcext:value-type="float">
            <text:p>1394532</text:p>
          </table:table-cell>
          <table:table-cell office:value-type="float" office:value="144" calcext:value-type="float">
            <text:p>144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0220" calcext:value-type="float">
            <text:p>2680220</text:p>
          </table:table-cell>
          <table:table-cell office:value-type="float" office:value="109" calcext:value-type="float">
            <text:p>109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4782033" calcext:value-type="float">
            <text:p>478203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6183" calcext:value-type="float">
            <text:p>2336183</text:p>
          </table:table-cell>
          <table:table-cell office:value-type="float" office:value="122" calcext:value-type="float">
            <text:p>122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6927" calcext:value-type="float">
            <text:p>3726927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31111" calcext:value-type="float">
            <text:p>503111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27910" calcext:value-type="float">
            <text:p>13827910</text:p>
          </table:table-cell>
          <table:table-cell office:value-type="float" office:value="115" calcext:value-type="float">
            <text:p>115</text:p>
          </table:table-cell>
          <table:table-cell office:value-type="float" office:value="10.3" calcext:value-type="float">
            <text:p>10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62997" calcext:value-type="float">
            <text:p>2762997</text:p>
          </table:table-cell>
          <table:table-cell office:value-type="float" office:value="119" calcext:value-type="float">
            <text:p>119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4771284" calcext:value-type="float">
            <text:p>477128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03623" calcext:value-type="float">
            <text:p>2703623</text:p>
          </table:table-cell>
          <table:table-cell office:value-type="float" office:value="121" calcext:value-type="float">
            <text:p>121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20641" calcext:value-type="float">
            <text:p>3320641</text:p>
          </table:table-cell>
          <table:table-cell office:value-type="float" office:value="118" calcext:value-type="float">
            <text:p>118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4593091" calcext:value-type="float">
            <text:p>459309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98393" calcext:value-type="float">
            <text:p>3198393</text:p>
          </table:table-cell>
          <table:table-cell office:value-type="float" office:value="114" calcext:value-type="float">
            <text:p>114</text:p>
          </table:table-cell>
          <table:table-cell office:value-type="float" office:value="10.5" calcext:value-type="float">
            <text:p>10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62254" calcext:value-type="float">
            <text:p>3262254</text:p>
          </table:table-cell>
          <table:table-cell office:value-type="float" office:value="102" calcext:value-type="float">
            <text:p>10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4269382" calcext:value-type="float">
            <text:p>426938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84232" calcext:value-type="float">
            <text:p>3184232</text:p>
          </table:table-cell>
          <table:table-cell office:value-type="float" office:value="111.9" calcext:value-type="float">
            <text:p>111,9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71325" calcext:value-type="float">
            <text:p>2671325</text:p>
          </table:table-cell>
          <table:table-cell office:value-type="float" office:value="117.8" calcext:value-type="float">
            <text:p>117,8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4032121" calcext:value-type="float">
            <text:p>403212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389811" calcext:value-type="float">
            <text:p>5389811</text:p>
          </table:table-cell>
          <table:table-cell office:value-type="float" office:value="116" calcext:value-type="float">
            <text:p>116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41837" calcext:value-type="float">
            <text:p>2041837</text:p>
          </table:table-cell>
          <table:table-cell office:value-type="float" office:value="105" calcext:value-type="float">
            <text:p>10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058733" calcext:value-type="float">
            <text:p>505873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24467" calcext:value-type="float">
            <text:p>3324467</text:p>
          </table:table-cell>
          <table:table-cell office:value-type="float" office:value="141" calcext:value-type="float">
            <text:p>141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96403" calcext:value-type="float">
            <text:p>2796403</text:p>
          </table:table-cell>
          <table:table-cell office:value-type="float" office:value="106" calcext:value-type="float">
            <text:p>106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311729" calcext:value-type="float">
            <text:p>531172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2845" calcext:value-type="float">
            <text:p>2542845</text:p>
          </table:table-cell>
          <table:table-cell office:value-type="float" office:value="106" calcext:value-type="float">
            <text:p>106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39667" calcext:value-type="float">
            <text:p>2539667</text:p>
          </table:table-cell>
          <table:table-cell office:value-type="float" office:value="102" calcext:value-type="float">
            <text:p>102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658446" calcext:value-type="float">
            <text:p>365844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57447" calcext:value-type="float">
            <text:p>2857447</text:p>
          </table:table-cell>
          <table:table-cell office:value-type="float" office:value="147" calcext:value-type="float">
            <text:p>147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0927" calcext:value-type="float">
            <text:p>1800927</text:p>
          </table:table-cell>
          <table:table-cell office:value-type="float" office:value="106" calcext:value-type="float">
            <text:p>106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494040" calcext:value-type="float">
            <text:p>349404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04860" calcext:value-type="float">
            <text:p>2704860</text:p>
          </table:table-cell>
          <table:table-cell office:value-type="float" office:value="102" calcext:value-type="float">
            <text:p>102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61155" calcext:value-type="float">
            <text:p>3361155</text:p>
          </table:table-cell>
          <table:table-cell office:value-type="float" office:value="104" calcext:value-type="float">
            <text:p>104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8945613" calcext:value-type="float">
            <text:p>894561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1981" calcext:value-type="float">
            <text:p>1421981</text:p>
          </table:table-cell>
          <table:table-cell office:value-type="float" office:value="122.8" calcext:value-type="float">
            <text:p>122,8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63466" calcext:value-type="float">
            <text:p>2763466</text:p>
          </table:table-cell>
          <table:table-cell office:value-type="float" office:value="104" calcext:value-type="float">
            <text:p>104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821885" calcext:value-type="float">
            <text:p>382188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0385" calcext:value-type="float">
            <text:p>2320385</text:p>
          </table:table-cell>
          <table:table-cell office:value-type="float" office:value="112" calcext:value-type="float">
            <text:p>112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81354" calcext:value-type="float">
            <text:p>3281354</text:p>
          </table:table-cell>
          <table:table-cell office:value-type="float" office:value="104" calcext:value-type="float">
            <text:p>10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547187" calcext:value-type="float">
            <text:p>354718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788363" calcext:value-type="float">
            <text:p>7788363</text:p>
          </table:table-cell>
          <table:table-cell office:value-type="float" office:value="123" calcext:value-type="float">
            <text:p>123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7669" calcext:value-type="float">
            <text:p>2297669</text:p>
          </table:table-cell>
          <table:table-cell office:value-type="float" office:value="104" calcext:value-type="float">
            <text:p>10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922938" calcext:value-type="float">
            <text:p>392293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91069" calcext:value-type="float">
            <text:p>4991069</text:p>
          </table:table-cell>
          <table:table-cell office:value-type="float" office:value="104" calcext:value-type="float">
            <text:p>104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84332" calcext:value-type="float">
            <text:p>2084332</text:p>
          </table:table-cell>
          <table:table-cell office:value-type="float" office:value="102" calcext:value-type="float">
            <text:p>10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5234770" calcext:value-type="float">
            <text:p>523477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040917" calcext:value-type="float">
            <text:p>8040917</text:p>
          </table:table-cell>
          <table:table-cell office:value-type="float" office:value="106" calcext:value-type="float">
            <text:p>106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81677" calcext:value-type="float">
            <text:p>3381677</text:p>
          </table:table-cell>
          <table:table-cell office:value-type="float" office:value="105" calcext:value-type="float">
            <text:p>10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3575683" calcext:value-type="float">
            <text:p>357568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919115" calcext:value-type="float">
            <text:p>8919115</text:p>
          </table:table-cell>
          <table:table-cell office:value-type="float" office:value="112" calcext:value-type="float">
            <text:p>112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48293" calcext:value-type="float">
            <text:p>3248293</text:p>
          </table:table-cell>
          <table:table-cell office:value-type="float" office:value="108" calcext:value-type="float">
            <text:p>10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3579018" calcext:value-type="float">
            <text:p>357901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10457" calcext:value-type="float">
            <text:p>3910457</text:p>
          </table:table-cell>
          <table:table-cell office:value-type="float" office:value="110" calcext:value-type="float">
            <text:p>110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1139" calcext:value-type="float">
            <text:p>2481139</text:p>
          </table:table-cell>
          <table:table-cell office:value-type="float" office:value="102" calcext:value-type="float">
            <text:p>102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357704" calcext:value-type="float">
            <text:p>335770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69182" calcext:value-type="float">
            <text:p>2669182</text:p>
          </table:table-cell>
          <table:table-cell office:value-type="float" office:value="108" calcext:value-type="float">
            <text:p>108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54915" calcext:value-type="float">
            <text:p>2754915</text:p>
          </table:table-cell>
          <table:table-cell office:value-type="float" office:value="102" calcext:value-type="float">
            <text:p>102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642062" calcext:value-type="float">
            <text:p>364206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543986" calcext:value-type="float">
            <text:p>10543986</text:p>
          </table:table-cell>
          <table:table-cell office:value-type="float" office:value="111" calcext:value-type="float">
            <text:p>111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26787" calcext:value-type="float">
            <text:p>3326787</text:p>
          </table:table-cell>
          <table:table-cell office:value-type="float" office:value="103" calcext:value-type="float">
            <text:p>10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4092009" calcext:value-type="float">
            <text:p>409200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26537" calcext:value-type="float">
            <text:p>3026537</text:p>
          </table:table-cell>
          <table:table-cell office:value-type="float" office:value="110.9" calcext:value-type="float">
            <text:p>110,9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60279" calcext:value-type="float">
            <text:p>1960279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614862" calcext:value-type="float">
            <text:p>361486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6547" calcext:value-type="float">
            <text:p>2526547</text:p>
          </table:table-cell>
          <table:table-cell office:value-type="float" office:value="113" calcext:value-type="float">
            <text:p>113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1395" calcext:value-type="float">
            <text:p>3451395</text:p>
          </table:table-cell>
          <table:table-cell office:value-type="float" office:value="102" calcext:value-type="float">
            <text:p>102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4277697" calcext:value-type="float">
            <text:p>427769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03399" calcext:value-type="float">
            <text:p>2903399</text:p>
          </table:table-cell>
          <table:table-cell office:value-type="float" office:value="112" calcext:value-type="float">
            <text:p>112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24567" calcext:value-type="float">
            <text:p>3024567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976781" calcext:value-type="float">
            <text:p>397678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63593" calcext:value-type="float">
            <text:p>2563593</text:p>
          </table:table-cell>
          <table:table-cell office:value-type="float" office:value="117" calcext:value-type="float">
            <text:p>117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22559" calcext:value-type="float">
            <text:p>3322559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103057" calcext:value-type="float">
            <text:p>510305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6499" calcext:value-type="float">
            <text:p>2436499</text:p>
          </table:table-cell>
          <table:table-cell office:value-type="float" office:value="116" calcext:value-type="float">
            <text:p>116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71846" calcext:value-type="float">
            <text:p>2771846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019218" calcext:value-type="float">
            <text:p>601921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61756" calcext:value-type="float">
            <text:p>2661756</text:p>
          </table:table-cell>
          <table:table-cell office:value-type="float" office:value="118" calcext:value-type="float">
            <text:p>118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0258" calcext:value-type="float">
            <text:p>3120258</text:p>
          </table:table-cell>
          <table:table-cell office:value-type="float" office:value="97" calcext:value-type="float">
            <text:p>9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835218" calcext:value-type="float">
            <text:p>383521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3780" calcext:value-type="float">
            <text:p>1443780</text:p>
          </table:table-cell>
          <table:table-cell office:value-type="float" office:value="129" calcext:value-type="float">
            <text:p>129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29856" calcext:value-type="float">
            <text:p>2729856</text:p>
          </table:table-cell>
          <table:table-cell office:value-type="float" office:value="96" calcext:value-type="float">
            <text:p>96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5549888" calcext:value-type="float">
            <text:p>554988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66752" calcext:value-type="float">
            <text:p>2666752</text:p>
          </table:table-cell>
          <table:table-cell office:value-type="float" office:value="115.8" calcext:value-type="float">
            <text:p>115,8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65939" calcext:value-type="float">
            <text:p>3365939</text:p>
          </table:table-cell>
          <table:table-cell office:value-type="float" office:value="100" calcext:value-type="float">
            <text:p>100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6953923" calcext:value-type="float">
            <text:p>695392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9035" calcext:value-type="float">
            <text:p>2319035</text:p>
          </table:table-cell>
          <table:table-cell office:value-type="float" office:value="96" calcext:value-type="float">
            <text:p>96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6573" calcext:value-type="float">
            <text:p>2366573</text:p>
          </table:table-cell>
          <table:table-cell office:value-type="float" office:value="116" calcext:value-type="float">
            <text:p>116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863215" calcext:value-type="float">
            <text:p>386321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8805" calcext:value-type="float">
            <text:p>2308805</text:p>
          </table:table-cell>
          <table:table-cell office:value-type="float" office:value="121" calcext:value-type="float">
            <text:p>121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65318" calcext:value-type="float">
            <text:p>3065318</text:p>
          </table:table-cell>
          <table:table-cell office:value-type="float" office:value="99" calcext:value-type="float">
            <text:p>99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7005462" calcext:value-type="float">
            <text:p>700546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04366" calcext:value-type="float">
            <text:p>2804366</text:p>
          </table:table-cell>
          <table:table-cell office:value-type="float" office:value="116" calcext:value-type="float">
            <text:p>116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8089" calcext:value-type="float">
            <text:p>7968089</text:p>
          </table:table-cell>
          <table:table-cell office:value-type="float" office:value="99" calcext:value-type="float">
            <text:p>99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7363996" calcext:value-type="float">
            <text:p>736399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22590" calcext:value-type="float">
            <text:p>14822590</text:p>
          </table:table-cell>
          <table:table-cell office:value-type="float" office:value="113" calcext:value-type="float">
            <text:p>113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519814" calcext:value-type="float">
            <text:p>19519814</text:p>
          </table:table-cell>
          <table:table-cell office:value-type="float" office:value="90" calcext:value-type="float">
            <text:p>90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387682" calcext:value-type="float">
            <text:p>638768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86245" calcext:value-type="float">
            <text:p>3586245</text:p>
          </table:table-cell>
          <table:table-cell office:value-type="float" office:value="111" calcext:value-type="float">
            <text:p>111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86585" calcext:value-type="float">
            <text:p>3086585</text:p>
          </table:table-cell>
          <table:table-cell office:value-type="float" office:value="97" calcext:value-type="float">
            <text:p>97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4349070" calcext:value-type="float">
            <text:p>434907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87713" calcext:value-type="float">
            <text:p>2787713</text:p>
          </table:table-cell>
          <table:table-cell office:value-type="float" office:value="106" calcext:value-type="float">
            <text:p>106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92689" calcext:value-type="float">
            <text:p>2892689</text:p>
          </table:table-cell>
          <table:table-cell office:value-type="float" office:value="99" calcext:value-type="float">
            <text:p>9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449091" calcext:value-type="float">
            <text:p>644909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78653" calcext:value-type="float">
            <text:p>2778653</text:p>
          </table:table-cell>
          <table:table-cell office:value-type="float" office:value="88" calcext:value-type="float">
            <text:p>88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80139" calcext:value-type="float">
            <text:p>7280139</text:p>
          </table:table-cell>
          <table:table-cell office:value-type="float" office:value="97" calcext:value-type="float">
            <text:p>97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661398" calcext:value-type="float">
            <text:p>366139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34859" calcext:value-type="float">
            <text:p>3634859</text:p>
          </table:table-cell>
          <table:table-cell office:value-type="float" office:value="106.9" calcext:value-type="float">
            <text:p>106,9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6450" calcext:value-type="float">
            <text:p>2906450</text:p>
          </table:table-cell>
          <table:table-cell office:value-type="float" office:value="90.1" calcext:value-type="float">
            <text:p>90,1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059345" calcext:value-type="float">
            <text:p>605934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018780" calcext:value-type="float">
            <text:p>8018780</text:p>
          </table:table-cell>
          <table:table-cell office:value-type="float" office:value="101" calcext:value-type="float">
            <text:p>101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38351" calcext:value-type="float">
            <text:p>4238351</text:p>
          </table:table-cell>
          <table:table-cell office:value-type="float" office:value="91" calcext:value-type="float">
            <text:p>9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5750883" calcext:value-type="float">
            <text:p>575088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12305" calcext:value-type="float">
            <text:p>4412305</text:p>
          </table:table-cell>
          <table:table-cell office:value-type="float" office:value="109" calcext:value-type="float">
            <text:p>109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58410" calcext:value-type="float">
            <text:p>3058410</text:p>
          </table:table-cell>
          <table:table-cell office:value-type="float" office:value="92" calcext:value-type="float">
            <text:p>92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473248" calcext:value-type="float">
            <text:p>947324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40068" calcext:value-type="float">
            <text:p>2940068</text:p>
          </table:table-cell>
          <table:table-cell office:value-type="float" office:value="114" calcext:value-type="float">
            <text:p>114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50585" calcext:value-type="float">
            <text:p>15450585</text:p>
          </table:table-cell>
          <table:table-cell office:value-type="float" office:value="90" calcext:value-type="float">
            <text:p>90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4244859" calcext:value-type="float">
            <text:p>424485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92184" calcext:value-type="float">
            <text:p>3092184</text:p>
          </table:table-cell>
          <table:table-cell office:value-type="float" office:value="94" calcext:value-type="float">
            <text:p>94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5977" calcext:value-type="float">
            <text:p>3795977</text:p>
          </table:table-cell>
          <table:table-cell office:value-type="float" office:value="87" calcext:value-type="float">
            <text:p>87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5049951" calcext:value-type="float">
            <text:p>504995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1985" calcext:value-type="float">
            <text:p>2541985</text:p>
          </table:table-cell>
          <table:table-cell office:value-type="float" office:value="103" calcext:value-type="float">
            <text:p>103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91864" calcext:value-type="float">
            <text:p>7891864</text:p>
          </table:table-cell>
          <table:table-cell office:value-type="float" office:value="98" calcext:value-type="float">
            <text:p>98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756843" calcext:value-type="float">
            <text:p>375684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706725" calcext:value-type="float">
            <text:p>12706725</text:p>
          </table:table-cell>
          <table:table-cell office:value-type="float" office:value="106.9" calcext:value-type="float">
            <text:p>106,9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49565" calcext:value-type="float">
            <text:p>3249565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7269374" calcext:value-type="float">
            <text:p>726937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07212" calcext:value-type="float">
            <text:p>2707212</text:p>
          </table:table-cell>
          <table:table-cell office:value-type="float" office:value="99" calcext:value-type="float">
            <text:p>99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78759" calcext:value-type="float">
            <text:p>3078759</text:p>
          </table:table-cell>
          <table:table-cell office:value-type="float" office:value="96" calcext:value-type="float">
            <text:p>96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3542569" calcext:value-type="float">
            <text:p>354256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1134" calcext:value-type="float">
            <text:p>1471134</text:p>
          </table:table-cell>
          <table:table-cell office:value-type="float" office:value="120" calcext:value-type="float">
            <text:p>120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48902" calcext:value-type="float">
            <text:p>3348902</text:p>
          </table:table-cell>
          <table:table-cell office:value-type="float" office:value="99" calcext:value-type="float">
            <text:p>99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3606906" calcext:value-type="float">
            <text:p>360690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50020" calcext:value-type="float">
            <text:p>2750020</text:p>
          </table:table-cell>
          <table:table-cell office:value-type="float" office:value="115" calcext:value-type="float">
            <text:p>115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61343" calcext:value-type="float">
            <text:p>5761343</text:p>
          </table:table-cell>
          <table:table-cell office:value-type="float" office:value="101" calcext:value-type="float">
            <text:p>101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7154581" calcext:value-type="float">
            <text:p>715458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02473" calcext:value-type="float">
            <text:p>2802473</text:p>
          </table:table-cell>
          <table:table-cell office:value-type="float" office:value="112" calcext:value-type="float">
            <text:p>112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05583" calcext:value-type="float">
            <text:p>3105583</text:p>
          </table:table-cell>
          <table:table-cell office:value-type="float" office:value="106" calcext:value-type="float">
            <text:p>106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7624742" calcext:value-type="float">
            <text:p>762474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4088" calcext:value-type="float">
            <text:p>2384088</text:p>
          </table:table-cell>
          <table:table-cell office:value-type="float" office:value="117" calcext:value-type="float">
            <text:p>117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32043" calcext:value-type="float">
            <text:p>3232043</text:p>
          </table:table-cell>
          <table:table-cell office:value-type="float" office:value="102" calcext:value-type="float">
            <text:p>102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5181419" calcext:value-type="float">
            <text:p>518141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05669" calcext:value-type="float">
            <text:p>3205669</text:p>
          </table:table-cell>
          <table:table-cell office:value-type="float" office:value="108.9" calcext:value-type="float">
            <text:p>108,9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22010" calcext:value-type="float">
            <text:p>3222010</text:p>
          </table:table-cell>
          <table:table-cell office:value-type="float" office:value="93" calcext:value-type="float">
            <text:p>93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759696" calcext:value-type="float">
            <text:p>375969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85570" calcext:value-type="float">
            <text:p>2585570</text:p>
          </table:table-cell>
          <table:table-cell office:value-type="float" office:value="114" calcext:value-type="float">
            <text:p>114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90280" calcext:value-type="float">
            <text:p>2890280</text:p>
          </table:table-cell>
          <table:table-cell office:value-type="float" office:value="94" calcext:value-type="float">
            <text:p>94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7492202" calcext:value-type="float">
            <text:p>749220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3039" calcext:value-type="float">
            <text:p>2503039</text:p>
          </table:table-cell>
          <table:table-cell office:value-type="float" office:value="111" calcext:value-type="float">
            <text:p>111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62155" calcext:value-type="float">
            <text:p>3162155</text:p>
          </table:table-cell>
          <table:table-cell office:value-type="float" office:value="102" calcext:value-type="float">
            <text:p>102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4677456" calcext:value-type="float">
            <text:p>467745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68436" calcext:value-type="float">
            <text:p>1768436</text:p>
          </table:table-cell>
          <table:table-cell office:value-type="float" office:value="122" calcext:value-type="float">
            <text:p>122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85575" calcext:value-type="float">
            <text:p>3485575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786320" calcext:value-type="float">
            <text:p>378632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37700" calcext:value-type="float">
            <text:p>2537700</text:p>
          </table:table-cell>
          <table:table-cell office:value-type="float" office:value="111" calcext:value-type="float">
            <text:p>111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20999" calcext:value-type="float">
            <text:p>3320999</text:p>
          </table:table-cell>
          <table:table-cell office:value-type="float" office:value="97" calcext:value-type="float">
            <text:p>97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6859403" calcext:value-type="float">
            <text:p>6859403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25109" calcext:value-type="float">
            <text:p>2625109</text:p>
          </table:table-cell>
          <table:table-cell office:value-type="float" office:value="114" calcext:value-type="float">
            <text:p>114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15212" calcext:value-type="float">
            <text:p>3315212</text:p>
          </table:table-cell>
          <table:table-cell office:value-type="float" office:value="95" calcext:value-type="float">
            <text:p>95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4569832" calcext:value-type="float">
            <text:p>456983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511830" calcext:value-type="float">
            <text:p>10511830</text:p>
          </table:table-cell>
          <table:table-cell office:value-type="float" office:value="110" calcext:value-type="float">
            <text:p>110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83808" calcext:value-type="float">
            <text:p>3283808</text:p>
          </table:table-cell>
          <table:table-cell office:value-type="float" office:value="93" calcext:value-type="float">
            <text:p>93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3791611" calcext:value-type="float">
            <text:p>379161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1790" calcext:value-type="float">
            <text:p>2381790</text:p>
          </table:table-cell>
          <table:table-cell office:value-type="float" office:value="105" calcext:value-type="float">
            <text:p>105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7246" calcext:value-type="float">
            <text:p>2607246</text:p>
          </table:table-cell>
          <table:table-cell office:value-type="float" office:value="101" calcext:value-type="float">
            <text:p>101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766151" calcext:value-type="float">
            <text:p>376615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417184" calcext:value-type="float">
            <text:p>7417184</text:p>
          </table:table-cell>
          <table:table-cell office:value-type="float" office:value="114" calcext:value-type="float">
            <text:p>114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34551" calcext:value-type="float">
            <text:p>1834551</text:p>
          </table:table-cell>
          <table:table-cell office:value-type="float" office:value="95" calcext:value-type="float">
            <text:p>95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5457063" calcext:value-type="float">
            <text:p>545706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56865" calcext:value-type="float">
            <text:p>2556865</text:p>
          </table:table-cell>
          <table:table-cell office:value-type="float" office:value="110.9" calcext:value-type="float">
            <text:p>110,9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38645" calcext:value-type="float">
            <text:p>2838645</text:p>
          </table:table-cell>
          <table:table-cell office:value-type="float" office:value="98" calcext:value-type="float">
            <text:p>98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856151" calcext:value-type="float">
            <text:p>385615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49149" calcext:value-type="float">
            <text:p>5149149</text:p>
          </table:table-cell>
          <table:table-cell office:value-type="float" office:value="113" calcext:value-type="float">
            <text:p>113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76778" calcext:value-type="float">
            <text:p>3176778</text:p>
          </table:table-cell>
          <table:table-cell office:value-type="float" office:value="92" calcext:value-type="float">
            <text:p>92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6229103" calcext:value-type="float">
            <text:p>622910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00695" calcext:value-type="float">
            <text:p>2900695</text:p>
          </table:table-cell>
          <table:table-cell office:value-type="float" office:value="111" calcext:value-type="float">
            <text:p>111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81264" calcext:value-type="float">
            <text:p>7081264</text:p>
          </table:table-cell>
          <table:table-cell office:value-type="float" office:value="98" calcext:value-type="float">
            <text:p>98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7015690" calcext:value-type="float">
            <text:p>701569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37812" calcext:value-type="float">
            <text:p>3437812</text:p>
          </table:table-cell>
          <table:table-cell office:value-type="float" office:value="112" calcext:value-type="float">
            <text:p>112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9180" calcext:value-type="float">
            <text:p>3799180</text:p>
          </table:table-cell>
          <table:table-cell office:value-type="float" office:value="97" calcext:value-type="float">
            <text:p>97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7445529" calcext:value-type="float">
            <text:p>744552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95441" calcext:value-type="float">
            <text:p>3195441</text:p>
          </table:table-cell>
          <table:table-cell office:value-type="float" office:value="108" calcext:value-type="float">
            <text:p>108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86147" calcext:value-type="float">
            <text:p>5486147</text:p>
          </table:table-cell>
          <table:table-cell office:value-type="float" office:value="98" calcext:value-type="float">
            <text:p>9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5040421" calcext:value-type="float">
            <text:p>504042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89319" calcext:value-type="float">
            <text:p>5289319</text:p>
          </table:table-cell>
          <table:table-cell office:value-type="float" office:value="109" calcext:value-type="float">
            <text:p>109</text:p>
          </table:table-cell>
          <table:table-cell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10900" calcext:value-type="float">
            <text:p>3310900</text:p>
          </table:table-cell>
          <table:table-cell office:value-type="float" office:value="86.1" calcext:value-type="float">
            <text:p>86,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054942" calcext:value-type="float">
            <text:p>605494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44147" calcext:value-type="float">
            <text:p>2844147</text:p>
          </table:table-cell>
          <table:table-cell office:value-type="float" office:value="103" calcext:value-type="float">
            <text:p>103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44392" calcext:value-type="float">
            <text:p>3544392</text:p>
          </table:table-cell>
          <table:table-cell office:value-type="float" office:value="97" calcext:value-type="float">
            <text:p>9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5356773" calcext:value-type="float">
            <text:p>535677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03701" calcext:value-type="float">
            <text:p>2603701</text:p>
          </table:table-cell>
          <table:table-cell office:value-type="float" office:value="108" calcext:value-type="float">
            <text:p>108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0351" calcext:value-type="float">
            <text:p>2340351</text:p>
          </table:table-cell>
          <table:table-cell office:value-type="float" office:value="99" calcext:value-type="float">
            <text:p>99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7257591" calcext:value-type="float">
            <text:p>1725759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18233" calcext:value-type="float">
            <text:p>3618233</text:p>
          </table:table-cell>
          <table:table-cell office:value-type="float" office:value="110" calcext:value-type="float">
            <text:p>110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55415" calcext:value-type="float">
            <text:p>23155415</text:p>
          </table:table-cell>
          <table:table-cell office:value-type="float" office:value="101" calcext:value-type="float">
            <text:p>10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4476959" calcext:value-type="float">
            <text:p>447695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82951" calcext:value-type="float">
            <text:p>1782951</text:p>
          </table:table-cell>
          <table:table-cell office:value-type="float" office:value="111.9" calcext:value-type="float">
            <text:p>111,9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87329" calcext:value-type="float">
            <text:p>3287329</text:p>
          </table:table-cell>
          <table:table-cell office:value-type="float" office:value="91" calcext:value-type="float">
            <text:p>9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4767809" calcext:value-type="float">
            <text:p>476780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12979" calcext:value-type="float">
            <text:p>2712979</text:p>
          </table:table-cell>
          <table:table-cell office:value-type="float" office:value="115" calcext:value-type="float">
            <text:p>115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33517" calcext:value-type="float">
            <text:p>3933517</text:p>
          </table:table-cell>
          <table:table-cell office:value-type="float" office:value="99" calcext:value-type="float">
            <text:p>9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683551" calcext:value-type="float">
            <text:p>668355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7437" calcext:value-type="float">
            <text:p>2427437</text:p>
          </table:table-cell>
          <table:table-cell office:value-type="float" office:value="112" calcext:value-type="float">
            <text:p>112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72043" calcext:value-type="float">
            <text:p>3272043</text:p>
          </table:table-cell>
          <table:table-cell office:value-type="float" office:value="96" calcext:value-type="float">
            <text:p>9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5615895" calcext:value-type="float">
            <text:p>561589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06764" calcext:value-type="float">
            <text:p>2806764</text:p>
          </table:table-cell>
          <table:table-cell office:value-type="float" office:value="109" calcext:value-type="float">
            <text:p>109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83695" calcext:value-type="float">
            <text:p>3483695</text:p>
          </table:table-cell>
          <table:table-cell office:value-type="float" office:value="100" calcext:value-type="float">
            <text:p>100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4852477" calcext:value-type="float">
            <text:p>485247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0285" calcext:value-type="float">
            <text:p>2370285</text:p>
          </table:table-cell>
          <table:table-cell office:value-type="float" office:value="111" calcext:value-type="float">
            <text:p>111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35402" calcext:value-type="float">
            <text:p>5935402</text:p>
          </table:table-cell>
          <table:table-cell office:value-type="float" office:value="100" calcext:value-type="float">
            <text:p>100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6078458" calcext:value-type="float">
            <text:p>607845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65214" calcext:value-type="float">
            <text:p>3265214</text:p>
          </table:table-cell>
          <table:table-cell office:value-type="float" office:value="115" calcext:value-type="float">
            <text:p>115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17109" calcext:value-type="float">
            <text:p>3117109</text:p>
          </table:table-cell>
          <table:table-cell office:value-type="float" office:value="90" calcext:value-type="float">
            <text:p>90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6239741" calcext:value-type="float">
            <text:p>623974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96594" calcext:value-type="float">
            <text:p>2596594</text:p>
          </table:table-cell>
          <table:table-cell office:value-type="float" office:value="110" calcext:value-type="float">
            <text:p>110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32456" calcext:value-type="float">
            <text:p>2832456</text:p>
          </table:table-cell>
          <table:table-cell office:value-type="float" office:value="97" calcext:value-type="float">
            <text:p>97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6659666" calcext:value-type="float">
            <text:p>665966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93067" calcext:value-type="float">
            <text:p>1793067</text:p>
          </table:table-cell>
          <table:table-cell office:value-type="float" office:value="105.9" calcext:value-type="float">
            <text:p>105,9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05834" calcext:value-type="float">
            <text:p>5105834</text:p>
          </table:table-cell>
          <table:table-cell office:value-type="float" office:value="97" calcext:value-type="float">
            <text:p>97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5295960" calcext:value-type="float">
            <text:p>529596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56021" calcext:value-type="float">
            <text:p>2156021</text:p>
          </table:table-cell>
          <table:table-cell office:value-type="float" office:value="137" calcext:value-type="float">
            <text:p>137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83867" calcext:value-type="float">
            <text:p>5183867</text:p>
          </table:table-cell>
          <table:table-cell office:value-type="float" office:value="99" calcext:value-type="float">
            <text:p>99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128039" calcext:value-type="float">
            <text:p>412803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82576" calcext:value-type="float">
            <text:p>1882576</text:p>
          </table:table-cell>
          <table:table-cell office:value-type="float" office:value="104" calcext:value-type="float">
            <text:p>104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84788" calcext:value-type="float">
            <text:p>3484788</text:p>
          </table:table-cell>
          <table:table-cell office:value-type="float" office:value="100" calcext:value-type="float">
            <text:p>100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429618" calcext:value-type="float">
            <text:p>442961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8013" calcext:value-type="float">
            <text:p>2408013</text:p>
          </table:table-cell>
          <table:table-cell office:value-type="float" office:value="124" calcext:value-type="float">
            <text:p>124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04962" calcext:value-type="float">
            <text:p>3204962</text:p>
          </table:table-cell>
          <table:table-cell office:value-type="float" office:value="98" calcext:value-type="float">
            <text:p>98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3655835" calcext:value-type="float">
            <text:p>365583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33453" calcext:value-type="float">
            <text:p>2733453</text:p>
          </table:table-cell>
          <table:table-cell office:value-type="float" office:value="114" calcext:value-type="float">
            <text:p>114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6910" calcext:value-type="float">
            <text:p>3796910</text:p>
          </table:table-cell>
          <table:table-cell office:value-type="float" office:value="101" calcext:value-type="float">
            <text:p>101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3990545" calcext:value-type="float">
            <text:p>399054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31518" calcext:value-type="float">
            <text:p>4931518</text:p>
          </table:table-cell>
          <table:table-cell office:value-type="float" office:value="107.9" calcext:value-type="float">
            <text:p>107,9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12821" calcext:value-type="float">
            <text:p>3412821</text:p>
          </table:table-cell>
          <table:table-cell office:value-type="float" office:value="102" calcext:value-type="float">
            <text:p>102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4320662" calcext:value-type="float">
            <text:p>432066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1024" calcext:value-type="float">
            <text:p>2491024</text:p>
          </table:table-cell>
          <table:table-cell office:value-type="float" office:value="118" calcext:value-type="float">
            <text:p>118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51322" calcext:value-type="float">
            <text:p>3151322</text:p>
          </table:table-cell>
          <table:table-cell office:value-type="float" office:value="102" calcext:value-type="float">
            <text:p>102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3835382" calcext:value-type="float">
            <text:p>383538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38169" calcext:value-type="float">
            <text:p>2638169</text:p>
          </table:table-cell>
          <table:table-cell office:value-type="float" office:value="111" calcext:value-type="float">
            <text:p>111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0946" calcext:value-type="float">
            <text:p>2500946</text:p>
          </table:table-cell>
          <table:table-cell office:value-type="float" office:value="102" calcext:value-type="float">
            <text:p>102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3636152" calcext:value-type="float">
            <text:p>363615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6059" calcext:value-type="float">
            <text:p>2426059</text:p>
          </table:table-cell>
          <table:table-cell office:value-type="float" office:value="110" calcext:value-type="float">
            <text:p>110</text:p>
          </table:table-cell>
          <table:table-cell office:value-type="float" office:value="10.7" calcext:value-type="float">
            <text:p>10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70828" calcext:value-type="float">
            <text:p>2970828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194950" calcext:value-type="float">
            <text:p>419495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58617" calcext:value-type="float">
            <text:p>2658617</text:p>
          </table:table-cell>
          <table:table-cell office:value-type="float" office:value="126" calcext:value-type="float">
            <text:p>126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28634" calcext:value-type="float">
            <text:p>3328634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113723" calcext:value-type="float">
            <text:p>411372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0654" calcext:value-type="float">
            <text:p>2380654</text:p>
          </table:table-cell>
          <table:table-cell office:value-type="float" office:value="117" calcext:value-type="float">
            <text:p>117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6185" calcext:value-type="float">
            <text:p>2646185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784090" calcext:value-type="float">
            <text:p>378409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37481" calcext:value-type="float">
            <text:p>2937481</text:p>
          </table:table-cell>
          <table:table-cell office:value-type="float" office:value="108" calcext:value-type="float">
            <text:p>108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97144" calcext:value-type="float">
            <text:p>2997144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785988" calcext:value-type="float">
            <text:p>3785988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73195" calcext:value-type="float">
            <text:p>2673195</text:p>
          </table:table-cell>
          <table:table-cell office:value-type="float" office:value="127" calcext:value-type="float">
            <text:p>127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27715" calcext:value-type="float">
            <text:p>3327715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460268" calcext:value-type="float">
            <text:p>646026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846867" calcext:value-type="float">
            <text:p>9846867</text:p>
          </table:table-cell>
          <table:table-cell office:value-type="float" office:value="114" calcext:value-type="float">
            <text:p>114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37813" calcext:value-type="float">
            <text:p>3037813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883223" calcext:value-type="float">
            <text:p>388322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3731" calcext:value-type="float">
            <text:p>2473731</text:p>
          </table:table-cell>
          <table:table-cell office:value-type="float" office:value="102" calcext:value-type="float">
            <text:p>102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71523" calcext:value-type="float">
            <text:p>2771523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827391" calcext:value-type="float">
            <text:p>482739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49221" calcext:value-type="float">
            <text:p>2049221</text:p>
          </table:table-cell>
          <table:table-cell office:value-type="float" office:value="130" calcext:value-type="float">
            <text:p>130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05055" calcext:value-type="float">
            <text:p>3705055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757794" calcext:value-type="float">
            <text:p>3757794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748148" calcext:value-type="float">
            <text:p>7748148</text:p>
          </table:table-cell>
          <table:table-cell office:value-type="float" office:value="121" calcext:value-type="float">
            <text:p>121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6909" calcext:value-type="float">
            <text:p>3096909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041687" calcext:value-type="float">
            <text:p>704168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64342" calcext:value-type="float">
            <text:p>2764342</text:p>
          </table:table-cell>
          <table:table-cell office:value-type="float" office:value="100" calcext:value-type="float">
            <text:p>100</text:p>
          </table:table-cell>
          <table:table-cell office:value-type="float" office:value="10.6" calcext:value-type="float">
            <text:p>10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4146312.47" calcext:value-type="float">
            <text:p>4146312,47</text:p>
          </table:table-cell>
          <table:table-cell table:formula="of:=AVERAGE([.C466:.C565])" office:value-type="float" office:value="104.086" calcext:value-type="float">
            <text:p>104,086</text:p>
          </table:table-cell>
          <table:table-cell table:formula="of:=AVERAGE([.D466:.D565])" office:value-type="float" office:value="4.441" calcext:value-type="float">
            <text:p>4,441</text:p>
          </table:table-cell>
          <table:table-cell table:number-columns-repeated="2"/>
          <table:table-cell table:formula="of:=AVERAGE([.G466:.G565])" office:value-type="float" office:value="5235380.45" calcext:value-type="float">
            <text:p>5235380,45</text:p>
          </table:table-cell>
          <table:table-cell table:formula="of:=AVERAGE([.H466:.H565])" office:value-type="float" office:value="101.61" calcext:value-type="float">
            <text:p>101,61</text:p>
          </table:table-cell>
          <table:table-cell table:formula="of:=AVERAGE([.I466:.I565])" office:value-type="float" office:value="1.8" calcext:value-type="float">
            <text:p>1,8</text:p>
          </table:table-cell>
          <table:table-cell table:number-columns-repeated="2"/>
          <table:table-cell table:formula="of:=AVERAGE([.L466:.L565])" office:value-type="float" office:value="4267102.21" calcext:value-type="float">
            <text:p>4267102,21</text:p>
          </table:table-cell>
          <table:table-cell table:formula="of:=AVERAGE([.M466:.M565])" office:value-type="float" office:value="116.125" calcext:value-type="float">
            <text:p>116,125</text:p>
          </table:table-cell>
          <table:table-cell table:formula="of:=AVERAGE([.N466:.N565])" office:value-type="float" office:value="10.173" calcext:value-type="float">
            <text:p>10,1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4128074.14400782" calcext:value-type="float">
            <text:p>4128074,14400782</text:p>
          </table:table-cell>
          <table:table-cell table:formula="of:=STDEVP([.C466:.C565])" office:value-type="float" office:value="16.6667394531744" calcext:value-type="float">
            <text:p>16,6667394531744</text:p>
          </table:table-cell>
          <table:table-cell table:formula="of:=STDEVP([.D466:.D565])" office:value-type="float" office:value="1.20731893052333" calcext:value-type="float">
            <text:p>1,20731893052333</text:p>
          </table:table-cell>
          <table:table-cell table:number-columns-repeated="2"/>
          <table:table-cell table:formula="of:=STDEVP([.G466:.G565])" office:value-type="float" office:value="2189619.55620721" calcext:value-type="float">
            <text:p>2189619,55620721</text:p>
          </table:table-cell>
          <table:table-cell table:formula="of:=STDEVP([.H466:.H565])" office:value-type="float" office:value="0.904378239455151" calcext:value-type="float">
            <text:p>0,904378239455151</text:p>
          </table:table-cell>
          <table:table-cell table:formula="of:=STDEVP([.I466:.I565])" office:value-type="float" office:value="0" calcext:value-type="float">
            <text:p>0</text:p>
          </table:table-cell>
          <table:table-cell table:number-columns-repeated="2"/>
          <table:table-cell table:formula="of:=STDEVP([.L466:.L565])" office:value-type="float" office:value="3711160.95364245" calcext:value-type="float">
            <text:p>3711160,95364245</text:p>
          </table:table-cell>
          <table:table-cell table:formula="of:=STDEVP([.M466:.M565])" office:value-type="float" office:value="16.1134811570933" calcext:value-type="float">
            <text:p>16,1134811570933</text:p>
          </table:table-cell>
          <table:table-cell table:formula="of:=STDEVP([.N466:.N565])" office:value-type="float" office:value="1.76419131615593" calcext:value-type="float">
            <text:p>1,764191316155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3190870" calcext:value-type="float">
            <text:p>3190870</text:p>
          </table:table-cell>
          <table:table-cell table:formula="of:=MEDIAN([.C466:.C565])" office:value-type="float" office:value="101" calcext:value-type="float">
            <text:p>101</text:p>
          </table:table-cell>
          <table:table-cell table:formula="of:=MEDIAN([.D466:.D565])" office:value-type="float" office:value="4.5" calcext:value-type="float">
            <text:p>4,5</text:p>
          </table:table-cell>
          <table:table-cell table:number-columns-repeated="2"/>
          <table:table-cell table:formula="of:=MEDIAN([.G466:.G565])" office:value-type="float" office:value="4635273.5" calcext:value-type="float">
            <text:p>4635273,5</text:p>
          </table:table-cell>
          <table:table-cell table:formula="of:=MEDIAN([.H466:.H565])" office:value-type="float" office:value="102" calcext:value-type="float">
            <text:p>102</text:p>
          </table:table-cell>
          <table:table-cell table:formula="of:=MEDIAN([.I466:.I565])" office:value-type="float" office:value="1.8" calcext:value-type="float">
            <text:p>1,8</text:p>
          </table:table-cell>
          <table:table-cell table:number-columns-repeated="2"/>
          <table:table-cell table:formula="of:=MEDIAN([.L466:.L565])" office:value-type="float" office:value="2771497.5" calcext:value-type="float">
            <text:p>2771497,5</text:p>
          </table:table-cell>
          <table:table-cell table:formula="of:=MEDIAN([.M466:.M565])" office:value-type="float" office:value="112" calcext:value-type="float">
            <text:p>112</text:p>
          </table:table-cell>
          <table:table-cell table:formula="of:=MEDIAN([.N466:.N565])"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4314549.92" calcext:value-type="float">
            <text:p>4314549,92</text:p>
          </table:table-cell>
          <table:table-cell table:formula="of:=AVERAGE([.C466:.C515])" office:value-type="float" office:value="109.59" calcext:value-type="float">
            <text:p>109,59</text:p>
          </table:table-cell>
          <table:table-cell table:formula="of:=AVERAGE([.D466:.D515])" office:value-type="float" office:value="3.446" calcext:value-type="float">
            <text:p>3,446</text:p>
          </table:table-cell>
          <table:table-cell table:number-columns-repeated="2"/>
          <table:table-cell table:formula="of:=AVERAGE([.G466:.G515])" office:value-type="float" office:value="5148397.26" calcext:value-type="float">
            <text:p>5148397,26</text:p>
          </table:table-cell>
          <table:table-cell table:formula="of:=AVERAGE([.H466:.H515])" office:value-type="float" office:value="101.6" calcext:value-type="float">
            <text:p>101,6</text:p>
          </table:table-cell>
          <table:table-cell table:formula="of:=AVERAGE([.I466:.I515])" office:value-type="float" office:value="1.8" calcext:value-type="float">
            <text:p>1,8</text:p>
          </table:table-cell>
          <table:table-cell table:number-columns-repeated="2"/>
          <table:table-cell table:formula="of:=AVERAGE([.L466:.L515])" office:value-type="float" office:value="5105210.3" calcext:value-type="float">
            <text:p>5105210,3</text:p>
          </table:table-cell>
          <table:table-cell table:formula="of:=AVERAGE([.M466:.M515])" office:value-type="float" office:value="119.682" calcext:value-type="float">
            <text:p>119,682</text:p>
          </table:table-cell>
          <table:table-cell table:formula="of:=AVERAGE([.N466:.N515])" office:value-type="float" office:value="9.62000000000001" calcext:value-type="float">
            <text:p>9,620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3978075.02" calcext:value-type="float">
            <text:p>3978075,02</text:p>
          </table:table-cell>
          <table:table-cell table:formula="of:=AVERAGE([.C516:.C565])" office:value-type="float" office:value="98.582" calcext:value-type="float">
            <text:p>98,582</text:p>
          </table:table-cell>
          <table:table-cell table:formula="of:=AVERAGE([.D516:.D565])" office:value-type="float" office:value="5.436" calcext:value-type="float">
            <text:p>5,436</text:p>
          </table:table-cell>
          <table:table-cell table:number-columns-repeated="2"/>
          <table:table-cell table:formula="of:=AVERAGE([.G516:.G565])" office:value-type="float" office:value="5322363.64" calcext:value-type="float">
            <text:p>5322363,64</text:p>
          </table:table-cell>
          <table:table-cell table:formula="of:=AVERAGE([.H516:.H565])" office:value-type="float" office:value="101.62" calcext:value-type="float">
            <text:p>101,62</text:p>
          </table:table-cell>
          <table:table-cell table:formula="of:=AVERAGE([.I516:.I565])" office:value-type="float" office:value="1.8" calcext:value-type="float">
            <text:p>1,8</text:p>
          </table:table-cell>
          <table:table-cell table:number-columns-repeated="2"/>
          <table:table-cell table:formula="of:=AVERAGE([.L516:.L565])" office:value-type="float" office:value="3428994.12" calcext:value-type="float">
            <text:p>3428994,12</text:p>
          </table:table-cell>
          <table:table-cell table:formula="of:=AVERAGE([.M516:.M565])" office:value-type="float" office:value="112.568" calcext:value-type="float">
            <text:p>112,568</text:p>
          </table:table-cell>
          <table:table-cell table:formula="of:=AVERAGE([.N516:.N565])" office:value-type="float" office:value="10.726" calcext:value-type="float">
            <text:p>10,7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2962141.81221909" calcext:value-type="float">
            <text:p>2962141,81221909</text:p>
          </table:table-cell>
          <table:table-cell table:formula="of:=STDEVP([.C516:.C565])" office:value-type="float" office:value="4.39015671702048" calcext:value-type="float">
            <text:p>4,39015671702048</text:p>
          </table:table-cell>
          <table:table-cell table:formula="of:=STDEVP([.D516:.D565])" office:value-type="float" office:value="0.458152812934724" calcext:value-type="float">
            <text:p>0,458152812934724</text:p>
          </table:table-cell>
          <table:table-cell table:number-columns-repeated="2"/>
          <table:table-cell table:formula="of:=STDEVP([.G516:.G565])" office:value-type="float" office:value="2134693.97185709" calcext:value-type="float">
            <text:p>2134693,97185709</text:p>
          </table:table-cell>
          <table:table-cell table:formula="of:=STDEVP([.H516:.H565])" office:value-type="float" office:value="0.956869897112455" calcext:value-type="float">
            <text:p>0,956869897112455</text:p>
          </table:table-cell>
          <table:table-cell table:formula="of:=STDEVP([.I516:.I565])" office:value-type="float" office:value="0" calcext:value-type="float">
            <text:p>0</text:p>
          </table:table-cell>
          <table:table-cell table:number-columns-repeated="2"/>
          <table:table-cell table:formula="of:=STDEVP([.L516:.L565])" office:value-type="float" office:value="2279319.04657503" calcext:value-type="float">
            <text:p>2279319,04657503</text:p>
          </table:table-cell>
          <table:table-cell table:formula="of:=STDEVP([.M516:.M565])" office:value-type="float" office:value="7.40638751349131" calcext:value-type="float">
            <text:p>7,40638751349131</text:p>
          </table:table-cell>
          <table:table-cell table:formula="of:=STDEVP([.N516:.N565])" office:value-type="float" office:value="0.0743236167042487" calcext:value-type="float">
            <text:p>0,0743236167042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2899569.5" calcext:value-type="float">
            <text:p>2899569,5</text:p>
          </table:table-cell>
          <table:table-cell table:formula="of:=MEDIAN([.C466:.C515])" office:value-type="float" office:value="104" calcext:value-type="float">
            <text:p>104</text:p>
          </table:table-cell>
          <table:table-cell table:formula="of:=MEDIAN([.D466:.D515])" office:value-type="float" office:value="3.6" calcext:value-type="float">
            <text:p>3,6</text:p>
          </table:table-cell>
          <table:table-cell table:number-columns-repeated="2"/>
          <table:table-cell table:formula="of:=MEDIAN([.G466:.G515])" office:value-type="float" office:value="4313383.5" calcext:value-type="float">
            <text:p>4313383,5</text:p>
          </table:table-cell>
          <table:table-cell table:formula="of:=MEDIAN([.H466:.H515])" office:value-type="float" office:value="102" calcext:value-type="float">
            <text:p>102</text:p>
          </table:table-cell>
          <table:table-cell table:formula="of:=MEDIAN([.I466:.I515])" office:value-type="float" office:value="1.8" calcext:value-type="float">
            <text:p>1,8</text:p>
          </table:table-cell>
          <table:table-cell table:number-columns-repeated="2"/>
          <table:table-cell table:formula="of:=MEDIAN([.L466:.L515])" office:value-type="float" office:value="3059360.5" calcext:value-type="float">
            <text:p>3059360,5</text:p>
          </table:table-cell>
          <table:table-cell table:formula="of:=MEDIAN([.M466:.M515])" office:value-type="float" office:value="114" calcext:value-type="float">
            <text:p>114</text:p>
          </table:table-cell>
          <table:table-cell table:formula="of:=MEDIAN([.N466:.N515])" office:value-type="float" office:value="10.8" calcext:value-type="float">
            <text:p>10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3285568.5" calcext:value-type="float">
            <text:p>3285568,5</text:p>
          </table:table-cell>
          <table:table-cell table:formula="of:=MEDIAN([.C516:.C565])" office:value-type="float" office:value="99" calcext:value-type="float">
            <text:p>99</text:p>
          </table:table-cell>
          <table:table-cell table:formula="of:=MEDIAN([.D516:.D565])" office:value-type="float" office:value="5.55" calcext:value-type="float">
            <text:p>5,55</text:p>
          </table:table-cell>
          <table:table-cell table:number-columns-repeated="2"/>
          <table:table-cell table:formula="of:=MEDIAN([.G516:.G565])" office:value-type="float" office:value="4797600" calcext:value-type="float">
            <text:p>4797600</text:p>
          </table:table-cell>
          <table:table-cell table:formula="of:=MEDIAN([.H516:.H565])" office:value-type="float" office:value="102" calcext:value-type="float">
            <text:p>102</text:p>
          </table:table-cell>
          <table:table-cell table:formula="of:=MEDIAN([.I516:.I565])" office:value-type="float" office:value="1.8" calcext:value-type="float">
            <text:p>1,8</text:p>
          </table:table-cell>
          <table:table-cell table:number-columns-repeated="2"/>
          <table:table-cell table:formula="of:=MEDIAN([.L516:.L565])" office:value-type="float" office:value="2648393" calcext:value-type="float">
            <text:p>2648393</text:p>
          </table:table-cell>
          <table:table-cell table:formula="of:=MEDIAN([.M516:.M565])" office:value-type="float" office:value="111" calcext:value-type="float">
            <text:p>111</text:p>
          </table:table-cell>
          <table:table-cell table:formula="of:=MEDIAN([.N516:.N565])" office:value-type="float" office:value="10.7" calcext:value-type="float">
            <text:p>10,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14:22:32.5771992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47M13S</meta:editing-duration>
    <meta:editing-cycles>23</meta:editing-cycles>
    <meta:generator>LibreOffice/6.0.7.3$Linux_X86_64 LibreOffice_project/00m0$Build-3</meta:generator>
    <dc:date>2020-10-20T14:30:07.764085830</dc:date>
    <meta:document-statistic meta:table-count="1" meta:cell-count="5126" meta:object-count="0"/>
  </office:meta>
</office:document-meta>
</file>